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SI_BASMALAH" svg:font-family="MSI_BASMALAH"/>
    <style:font-face style:name="MSI_Z142" svg:font-family="MSI_Z142" style:font-pitch="variable"/>
    <style:font-face style:name="MSI_Z143" svg:font-family="MSI_Z143" style:font-pitch="variable"/>
    <style:font-face style:name="MSI_Z144" svg:font-family="MSI_Z144" style:font-pitch="variable"/>
    <style:font-face style:name="MSI_Z145" svg:font-family="MSI_Z145" style:font-pitch="variable"/>
    <style:font-face style:name="MSI_Z146" svg:font-family="MSI_Z146" style:font-pitch="variable"/>
    <style:font-face style:name="MSI_Z147" svg:font-family="MSI_Z147" style:font-pitch="variable"/>
    <style:font-face style:name="MSI_Z148" svg:font-family="MSI_Z148" style:font-pitch="variable"/>
    <style:font-face style:name="MSI_Z149" svg:font-family="MSI_Z149" style:font-pitch="variable"/>
    <style:font-face style:name="MSI_Z150" svg:font-family="MSI_Z150" style:font-pitch="variable"/>
    <style:font-face style:name="MSI_Z151" svg:font-family="MSI_Z151" style:font-pitch="variable"/>
    <style:font-face style:name="MSI_Z152" svg:font-family="MSI_Z152" style:font-pitch="variable"/>
    <style:font-face style:name="MSI_Z153" svg:font-family="MSI_Z153" style:font-pitch="variable"/>
    <style:font-face style:name="MSI_Z154" svg:font-family="MSI_Z154" style:font-pitch="variable"/>
    <style:font-face style:name="MSI_Z155" svg:font-family="MSI_Z155" style:font-pitch="variable"/>
    <style:font-face style:name="MSI_Z156" svg:font-family="MSI_Z156" style:font-pitch="variable"/>
    <style:font-face style:name="MSI_Z157" svg:font-family="MSI_Z157" style:font-pitch="variable"/>
    <style:font-face style:name="MSI_Z158" svg:font-family="MSI_Z158" style:font-pitch="variable"/>
    <style:font-face style:name="MSI_Z159" svg:font-family="MSI_Z159" style:font-pitch="variable"/>
    <style:font-face style:name="MSI_Z160" svg:font-family="MSI_Z160" style:font-pitch="variable"/>
    <style:font-face style:name="MSI_Z161" svg:font-family="MSI_Z161" style:font-pitch="variable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QCF_P142" svg:font-family="QCF_P142" style:font-family-generic="roman" style:font-pitch="variable"/>
    <style:font-face style:name="QCF_P143" svg:font-family="QCF_P143" style:font-family-generic="roman" style:font-pitch="variable"/>
    <style:font-face style:name="QCF_P144" svg:font-family="QCF_P144" style:font-family-generic="roman" style:font-pitch="variable"/>
    <style:font-face style:name="QCF_P145" svg:font-family="QCF_P145" style:font-family-generic="roman" style:font-pitch="variable"/>
    <style:font-face style:name="QCF_P146" svg:font-family="QCF_P146" style:font-family-generic="roman" style:font-pitch="variable"/>
    <style:font-face style:name="QCF_P147" svg:font-family="QCF_P147" style:font-family-generic="roman" style:font-pitch="variable"/>
    <style:font-face style:name="QCF_P148" svg:font-family="QCF_P148" style:font-family-generic="roman" style:font-pitch="variable"/>
    <style:font-face style:name="QCF_P149" svg:font-family="QCF_P149" style:font-family-generic="roman" style:font-pitch="variable"/>
    <style:font-face style:name="QCF_P150" svg:font-family="QCF_P150" style:font-family-generic="roman" style:font-pitch="variable"/>
    <style:font-face style:name="QCF_P151" svg:font-family="QCF_P151" style:font-family-generic="roman" style:font-pitch="variable"/>
    <style:font-face style:name="QCF_P152" svg:font-family="QCF_P152" style:font-family-generic="roman" style:font-pitch="variable"/>
    <style:font-face style:name="QCF_P153" svg:font-family="QCF_P153" style:font-family-generic="roman" style:font-pitch="variable"/>
    <style:font-face style:name="QCF_P154" svg:font-family="QCF_P154" style:font-family-generic="roman" style:font-pitch="variable"/>
    <style:font-face style:name="QCF_P155" svg:font-family="QCF_P155" style:font-family-generic="roman" style:font-pitch="variable"/>
    <style:font-face style:name="QCF_P156" svg:font-family="QCF_P156" style:font-family-generic="roman" style:font-pitch="variable"/>
    <style:font-face style:name="QCF_P157" svg:font-family="QCF_P157" style:font-family-generic="roman" style:font-pitch="variable"/>
    <style:font-face style:name="QCF_P158" svg:font-family="QCF_P158" style:font-family-generic="roman" style:font-pitch="variable"/>
    <style:font-face style:name="QCF_P159" svg:font-family="QCF_P159" style:font-family-generic="roman" style:font-pitch="variable"/>
    <style:font-face style:name="QCF_P160" svg:font-family="QCF_P160" style:font-family-generic="roman" style:font-pitch="variable"/>
    <style:font-face style:name="QCF_P161" svg:font-family="QCF_P16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P3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9ebc94" style:font-name-complex="MSI_Z147"/>
    </style:style>
    <style:style style:name="P4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a09eb8" style:font-name-complex="MSI_Z148"/>
    </style:style>
    <style:style style:name="P5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a28fd5" style:font-name-complex="MSI_Z150"/>
    </style:style>
    <style:style style:name="P6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a28fd5" style:font-name-complex="MSI_Z151"/>
    </style:style>
    <style:style style:name="P7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a42f80" style:font-name-complex="MSI_Z151"/>
    </style:style>
    <style:style style:name="P8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a7a9e7" style:font-name-complex="MSI_Z151"/>
    </style:style>
    <style:style style:name="P9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a28fd5" style:font-name-complex="MSI_Z152"/>
    </style:style>
    <style:style style:name="P10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a7a9e7" style:font-name-complex="MSI_Z152"/>
    </style:style>
    <style:style style:name="P11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a28fd5" style:font-name-complex="MSI_Z155"/>
    </style:style>
    <style:style style:name="P12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a7a9e7" style:font-name-complex="MSI_Z155"/>
    </style:style>
    <style:style style:name="P13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a28fd5" style:font-name-complex="MSI_Z156"/>
    </style:style>
    <style:style style:name="P14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a7a9e7" style:font-name-complex="MSI_Z156"/>
    </style:style>
    <style:style style:name="P15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a306ad" style:font-name-complex="MSI_Z157"/>
    </style:style>
    <style:style style:name="P16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a7a9e7" style:font-name-complex="MSI_Z157"/>
    </style:style>
    <style:style style:name="P17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a306ad" style:font-name-complex="MSI_Z158"/>
    </style:style>
    <style:style style:name="P18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a7a9e7" style:font-name-complex="MSI_Z158"/>
    </style:style>
    <style:style style:name="P19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a306ad" style:font-name-complex="MSI_Z159"/>
    </style:style>
    <style:style style:name="P20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a7a9e7" style:font-name-complex="MSI_Z159"/>
    </style:style>
    <style:style style:name="P21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a306ad" style:font-name-complex="MSI_Z160"/>
    </style:style>
    <style:style style:name="P22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a7a9e7" style:font-name-complex="MSI_Z160"/>
    </style:style>
    <style:style style:name="P23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a306ad" style:font-name-complex="MSI_Z161"/>
    </style:style>
    <style:style style:name="P24" style:family="paragraph" style:parent-style-name="Standard">
      <style:paragraph-properties fo:text-align="center" style:justify-single-word="false" style:writing-mode="rl-tb"/>
      <style:text-properties style:use-window-font-color="true" style:font-name="QCF_P151" fo:font-size="23.5pt" officeooo:rsid="00a42f80" officeooo:paragraph-rsid="00a42f80" style:font-size-asian="23.5pt" style:font-name-complex="MSI_BASMALAH" style:font-size-complex="23.5pt"/>
    </style:style>
    <style:style style:name="P25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a7a9e7" style:font-name-complex="MSI_Z154"/>
    </style:style>
    <style:style style:name="P26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officeooo:paragraph-rsid="00a7a9e7" style:font-name-complex="MSI_Z151"/>
    </style:style>
    <style:style style:name="P27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officeooo:paragraph-rsid="00a7a9e7" style:font-name-complex="MSI_Z152"/>
    </style:style>
    <style:style style:name="P28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officeooo:paragraph-rsid="00a7a9e7" style:font-name-complex="MSI_Z154"/>
    </style:style>
    <style:style style:name="P29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officeooo:paragraph-rsid="00a7a9e7" style:font-name-complex="MSI_Z155"/>
    </style:style>
    <style:style style:name="P30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officeooo:paragraph-rsid="00a7a9e7" style:font-name-complex="MSI_Z156"/>
    </style:style>
    <style:style style:name="P31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officeooo:paragraph-rsid="00a7a9e7" style:font-name-complex="MSI_Z157"/>
    </style:style>
    <style:style style:name="P32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officeooo:paragraph-rsid="00a7a9e7" style:font-name-complex="MSI_Z158"/>
    </style:style>
    <style:style style:name="P33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officeooo:paragraph-rsid="00a7a9e7" style:font-name-complex="MSI_Z159"/>
    </style:style>
    <style:style style:name="P34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officeooo:paragraph-rsid="00a7a9e7" style:font-name-complex="MSI_Z160"/>
    </style:style>
    <style:style style:name="P35" style:family="paragraph" style:parent-style-name="Standard" style:master-page-name="Standard">
      <style:paragraph-properties fo:text-align="justify" fo:text-align-last="justify" style:justify-single-word="true" style:page-number="142" fo:break-before="auto" fo:break-after="auto" style:writing-mode="rl-tb"/>
      <style:text-properties style:use-window-font-color="true" officeooo:paragraph-rsid="009a1632" style:font-name-complex="MSI_Z142"/>
    </style:style>
    <style:style style:name="P36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/>
      <style:text-properties style:use-window-font-color="true" officeooo:paragraph-rsid="00988d42" style:font-name-complex="MSI_Z143"/>
    </style:style>
    <style:style style:name="P37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/>
      <style:text-properties style:use-window-font-color="true" officeooo:paragraph-rsid="00988d42" style:font-name-complex="MSI_Z144"/>
    </style:style>
    <style:style style:name="P38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/>
      <style:text-properties style:use-window-font-color="true" officeooo:paragraph-rsid="00988d42" style:font-name-complex="MSI_Z146"/>
    </style:style>
    <style:style style:name="P39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/>
      <style:text-properties style:use-window-font-color="true" officeooo:paragraph-rsid="009ebc94" style:font-name-complex="MSI_Z147"/>
    </style:style>
    <style:style style:name="P40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/>
      <style:text-properties style:use-window-font-color="true" officeooo:paragraph-rsid="00a09eb8" style:font-name-complex="MSI_Z148"/>
    </style:style>
    <style:style style:name="P41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/>
      <style:text-properties style:use-window-font-color="true" officeooo:paragraph-rsid="00988d42" style:font-name-complex="MSI_Z149"/>
    </style:style>
    <style:style style:name="P42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/>
      <style:text-properties style:use-window-font-color="true" officeooo:paragraph-rsid="00a28fd5" style:font-name-complex="MSI_Z150"/>
    </style:style>
    <style:style style:name="P43" style:family="paragraph" style:parent-style-name="Standard" style:master-page-name="ganti_20_surat">
      <style:paragraph-properties fo:text-align="center" style:justify-single-word="false" style:page-number="auto" fo:break-before="page" style:writing-mode="rl-tb"/>
      <style:text-properties style:use-window-font-color="true" style:font-name="QCF_P151" fo:font-size="23.5pt" officeooo:rsid="00a42f80" officeooo:paragraph-rsid="00a42f80" style:font-size-asian="23.5pt" style:font-name-complex="MSI_BASMALAH" style:font-size-complex="23.5pt"/>
    </style:style>
    <style:style style:name="T1" style:family="text">
      <style:text-properties officeooo:rsid="008c75b2"/>
    </style:style>
    <style:style style:name="T2" style:family="text">
      <style:text-properties officeooo:rsid="00976b8d"/>
    </style:style>
    <style:style style:name="T3" style:family="text">
      <style:text-properties officeooo:rsid="008a35e6"/>
    </style:style>
    <style:style style:name="T4" style:family="text">
      <style:text-properties officeooo:rsid="00a5ecb7"/>
    </style:style>
    <style:style style:name="T5" style:family="text">
      <style:text-properties style:font-name="QCF_P143" fo:font-size="23.5pt" style:font-size-asian="23.5pt" style:font-size-complex="23.5pt"/>
    </style:style>
    <style:style style:name="T6" style:family="text">
      <style:text-properties style:font-name="QCF_P143" fo:font-size="23.5pt" style:font-size-asian="23.5pt" style:font-name-complex="MSI_Z154" style:font-size-complex="23.5pt"/>
    </style:style>
    <style:style style:name="T7" style:family="text">
      <style:text-properties style:font-name="QCF_P143" fo:font-size="23.5pt" style:font-size-asian="23.5pt" style:font-name-complex="Liberation Sans Narrow" style:font-size-complex="23.5pt"/>
    </style:style>
    <style:style style:name="T8" style:family="text">
      <style:text-properties style:font-name="QCF_P142" fo:font-size="23.5pt" style:font-size-asian="23.5pt" style:font-size-complex="23.5pt"/>
    </style:style>
    <style:style style:name="T9" style:family="text">
      <style:text-properties style:font-name="QCF_P144" fo:font-size="23.5pt" style:font-size-asian="23.5pt" style:font-size-complex="23.5pt"/>
    </style:style>
    <style:style style:name="T10" style:family="text">
      <style:text-properties style:font-name="QCF_P144" fo:font-size="23.5pt" style:font-size-asian="23.5pt" style:font-name-complex="Liberation Sans Narrow" style:font-size-complex="23.5pt"/>
    </style:style>
    <style:style style:name="T11" style:family="text">
      <style:text-properties style:font-name="QCF_P145" fo:font-size="23.5pt" style:font-size-asian="23.5pt" style:font-name-complex="MSI_Z145" style:font-size-complex="23.5pt"/>
    </style:style>
    <style:style style:name="T12" style:family="text">
      <style:text-properties style:font-name="QCF_P146" fo:font-size="23.5pt" style:font-size-asian="23.5pt" style:font-size-complex="23.5pt"/>
    </style:style>
    <style:style style:name="T13" style:family="text">
      <style:text-properties style:font-name="QCF_P147" fo:font-size="23.5pt" style:font-size-asian="23.5pt" style:font-size-complex="23.5pt"/>
    </style:style>
    <style:style style:name="T14" style:family="text">
      <style:text-properties style:font-name="QCF_P148" fo:font-size="23.5pt" style:font-size-asian="23.5pt" style:font-size-complex="23.5pt"/>
    </style:style>
    <style:style style:name="T15" style:family="text">
      <style:text-properties style:font-name="QCF_P149" fo:font-size="23.5pt" style:font-size-asian="23.5pt" style:font-size-complex="23.5pt"/>
    </style:style>
    <style:style style:name="T16" style:family="text">
      <style:text-properties style:font-name="QCF_P150" fo:font-size="23.5pt" style:font-size-asian="23.5pt" style:font-size-complex="23.5pt"/>
    </style:style>
    <style:style style:name="T17" style:family="text">
      <style:text-properties style:font-name="QCF_P151" fo:font-size="23.5pt" style:font-size-asian="23.5pt" style:font-size-complex="23.5pt"/>
    </style:style>
    <style:style style:name="T18" style:family="text">
      <style:text-properties style:font-name="QCF_P152" fo:font-size="23.5pt" style:font-size-asian="23.5pt" style:font-size-complex="23.5pt"/>
    </style:style>
    <style:style style:name="T19" style:family="text">
      <style:text-properties style:font-name="QCF_P152" fo:font-size="23.5pt" style:font-size-asian="23.5pt" style:font-name-complex="MSI_Z152" style:font-size-complex="23.5pt"/>
    </style:style>
    <style:style style:name="T20" style:family="text">
      <style:text-properties style:font-name="QCF_P153" fo:font-size="23.5pt" style:font-size-asian="23.5pt" style:font-name-complex="MSI_Z153" style:font-size-complex="23.5pt"/>
    </style:style>
    <style:style style:name="T21" style:family="text">
      <style:text-properties style:font-name="QCF_P154" fo:font-size="23.5pt" style:font-size-asian="23.5pt" style:font-size-complex="23.5pt"/>
    </style:style>
    <style:style style:name="T22" style:family="text">
      <style:text-properties style:font-name="QCF_P154" fo:font-size="23.5pt" style:font-size-asian="23.5pt" style:font-name-complex="MSI_Z154" style:font-size-complex="23.5pt"/>
    </style:style>
    <style:style style:name="T23" style:family="text">
      <style:text-properties style:font-name="QCF_P155" fo:font-size="23.5pt" style:font-size-asian="23.5pt" style:font-size-complex="23.5pt"/>
    </style:style>
    <style:style style:name="T24" style:family="text">
      <style:text-properties style:font-name="QCF_P155" fo:font-size="23.5pt" style:font-size-asian="23.5pt" style:font-name-complex="MSI_Z155" style:font-size-complex="23.5pt"/>
    </style:style>
    <style:style style:name="T25" style:family="text">
      <style:text-properties style:font-name="QCF_P156" fo:font-size="23.5pt" style:font-size-asian="23.5pt" style:font-size-complex="23.5pt"/>
    </style:style>
    <style:style style:name="T26" style:family="text">
      <style:text-properties style:font-name="QCF_P156" fo:font-size="23.5pt" style:font-size-asian="23.5pt" style:font-name-complex="MSI_Z156" style:font-size-complex="23.5pt"/>
    </style:style>
    <style:style style:name="T27" style:family="text">
      <style:text-properties style:font-name="QCF_P157" fo:font-size="23.5pt" style:font-size-asian="23.5pt" style:font-size-complex="23.5pt"/>
    </style:style>
    <style:style style:name="T28" style:family="text">
      <style:text-properties style:font-name="QCF_P157" fo:font-size="23.5pt" style:font-size-asian="23.5pt" style:font-name-complex="MSI_Z157" style:font-size-complex="23.5pt"/>
    </style:style>
    <style:style style:name="T29" style:family="text">
      <style:text-properties style:font-name="QCF_P158" fo:font-size="23.5pt" style:font-size-asian="23.5pt" style:font-size-complex="23.5pt"/>
    </style:style>
    <style:style style:name="T30" style:family="text">
      <style:text-properties style:font-name="QCF_P158" fo:font-size="23.5pt" style:font-size-asian="23.5pt" style:font-name-complex="MSI_Z158" style:font-size-complex="23.5pt"/>
    </style:style>
    <style:style style:name="T31" style:family="text">
      <style:text-properties style:font-name="QCF_P159" fo:font-size="23.5pt" style:font-size-asian="23.5pt" style:font-size-complex="23.5pt"/>
    </style:style>
    <style:style style:name="T32" style:family="text">
      <style:text-properties style:font-name="QCF_P159" fo:font-size="23.5pt" style:font-size-asian="23.5pt" style:font-name-complex="MSI_Z159" style:font-size-complex="23.5pt"/>
    </style:style>
    <style:style style:name="T33" style:family="text">
      <style:text-properties style:font-name="QCF_P160" fo:font-size="23.5pt" style:font-size-asian="23.5pt" style:font-size-complex="23.5pt"/>
    </style:style>
    <style:style style:name="T34" style:family="text">
      <style:text-properties style:font-name="QCF_P160" fo:font-size="23.5pt" style:font-size-asian="23.5pt" style:font-name-complex="MSI_Z160" style:font-size-complex="23.5pt"/>
    </style:style>
    <style:style style:name="T35" style:family="text">
      <style:text-properties style:font-name="QCF_P161" fo:font-size="23.5pt" style:font-size-asian="23.5pt" style:font-size-complex="23.5pt"/>
    </style:style>
    <style:style style:name="T36" style:family="text">
      <style:text-properties style:font-name="QCF_P161" fo:font-size="23.5pt" style:font-size-asian="23.5pt" style:font-name-complex="MSI_Z161" style:font-size-complex="23.5pt"/>
    </style:style>
    <style:style style:name="T37" style:family="text">
      <style:text-properties style:font-name="Roboto Condensed" fo:font-size="23.5pt" style:font-size-asian="23.5pt" style:font-size-complex="23.5pt"/>
    </style:style>
    <style:style style:name="T38" style:family="text">
      <style:text-properties style:font-name="Roboto Condensed" fo:font-size="23.5pt" style:font-size-asian="23.5pt" style:font-name-complex="MSI_Z145" style:font-size-complex="23.5pt"/>
    </style:style>
    <style:style style:name="T39" style:family="text">
      <style:text-properties style:font-name="Roboto Condensed" fo:font-size="23.5pt" style:font-size-asian="23.5pt" style:font-name-complex="MSI_Z152" style:font-size-complex="23.5pt"/>
    </style:style>
    <style:style style:name="T40" style:family="text">
      <style:text-properties style:font-name="Roboto Condensed" fo:font-size="23.5pt" style:font-size-asian="23.5pt" style:font-name-complex="MSI_Z153" style:font-size-complex="23.5pt"/>
    </style:style>
    <style:style style:name="T41" style:family="text">
      <style:text-properties style:font-name="Roboto Condensed" fo:font-size="23.5pt" style:font-size-asian="23.5pt" style:font-name-complex="MSI_Z154" style:font-size-complex="23.5pt"/>
    </style:style>
    <style:style style:name="T42" style:family="text">
      <style:text-properties style:font-name="Roboto Condensed" fo:font-size="23.5pt" style:font-size-asian="23.5pt" style:font-name-complex="MSI_Z155" style:font-size-complex="23.5pt"/>
    </style:style>
    <style:style style:name="T43" style:family="text">
      <style:text-properties style:font-name="Roboto Condensed" fo:font-size="23.5pt" style:font-size-asian="23.5pt" style:font-name-complex="MSI_Z156" style:font-size-complex="23.5pt"/>
    </style:style>
    <style:style style:name="T44" style:family="text">
      <style:text-properties style:font-name="Roboto Condensed" fo:font-size="23.5pt" style:font-size-asian="23.5pt" style:font-name-complex="MSI_Z157" style:font-size-complex="23.5pt"/>
    </style:style>
    <style:style style:name="T45" style:family="text">
      <style:text-properties style:font-name="Roboto Condensed" fo:font-size="23.5pt" style:font-size-asian="23.5pt" style:font-name-complex="MSI_Z158" style:font-size-complex="23.5pt"/>
    </style:style>
    <style:style style:name="T46" style:family="text">
      <style:text-properties style:font-name="Roboto Condensed" fo:font-size="23.5pt" style:font-size-asian="23.5pt" style:font-name-complex="MSI_Z159" style:font-size-complex="23.5pt"/>
    </style:style>
    <style:style style:name="T47" style:family="text">
      <style:text-properties style:font-name="Roboto Condensed" fo:font-size="23.5pt" style:font-size-asian="23.5pt" style:font-name-complex="MSI_Z160" style:font-size-complex="23.5pt"/>
    </style:style>
    <style:style style:name="T48" style:family="text">
      <style:text-properties style:font-name="Roboto Condensed" fo:font-size="23.5pt" style:font-size-asian="23.5pt" style:font-name-complex="MSI_Z161" style:font-size-complex="23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oft-page-break/><text:span text:style-name="T5">ﭑ</text:span><text:span text:style-name="T37"> </text:span><text:span text:style-name="T8">ﭒ</text:span><text:span text:style-name="T37"> </text:span><text:span text:style-name="T8">ﭓ</text:span><text:span text:style-name="T37"> </text:span><text:span text:style-name="T8">ﭔ</text:span><text:span text:style-name="T37"> </text:span><text:span text:style-name="T8">ﭕ</text:span><text:span text:style-name="T37"> </text:span><text:span text:style-name="T8">ﭖ</text:span><text:span text:style-name="T37"> </text:span><text:span text:style-name="T8">ﭗ</text:span><text:span text:style-name="T37"> </text:span><text:span text:style-name="T8">ﭘ</text:span><text:span text:style-name="T37"> </text:span><text:span text:style-name="T8">ﭙ</text:span><text:span text:style-name="T37"> </text:span><text:span text:style-name="T8">ﭚ</text:span><text:span text:style-name="T37"> </text:span><text:span text:style-name="T8">ﭛ</text:span><text:span text:style-name="T37"> </text:span><text:span text:style-name="T8">ﭜ</text:span><text:span text:style-name="T37"> </text:span><text:span text:style-name="T8">ﭝ</text:span><text:span text:style-name="T37"> </text:span><text:span text:style-name="T8">ﭞ</text:span><text:span text:style-name="T37"> </text:span><text:span text:style-name="T8">ﭟ</text:span><text:span text:style-name="T37"> </text:span><text:span text:style-name="T8">ﭠ</text:span><text:span text:style-name="T37"> </text:span><text:span text:style-name="T8">ﭡ</text:span><text:span text:style-name="T37"> </text:span><text:span text:style-name="T8">ﭢ</text:span><text:span text:style-name="T37"> </text:span><text:span text:style-name="T8">ﭣ</text:span><text:span text:style-name="T37"> </text:span><text:span text:style-name="T8">ﭤ</text:span><text:span text:style-name="T37"> </text:span><text:span text:style-name="T8">ﭥ</text:span><text:span text:style-name="T37"> </text:span><text:span text:style-name="T8">ﭦ</text:span><text:span text:style-name="T37"> </text:span><text:span text:style-name="T8">ﭧ</text:span><text:span text:style-name="T37"> </text:span><text:span text:style-name="T8">ﭨ</text:span><text:span text:style-name="T37"> </text:span><text:span text:style-name="T8">ﭩ</text:span><text:span text:style-name="T37"> </text:span><text:span text:style-name="T8">ﭪ</text:span><text:span text:style-name="T37"> </text:span><text:span text:style-name="T8">ﭫ</text:span><text:span text:style-name="T37"> </text:span><text:span text:style-name="T8">ﭬ</text:span><text:span text:style-name="T37"> </text:span><text:span text:style-name="T8">ﭭ</text:span><text:span text:style-name="T37"> </text:span><text:span text:style-name="T8">ﭮ</text:span><text:span text:style-name="T37"> </text:span><text:span text:style-name="T8">ﭯ</text:span><text:span text:style-name="T37"> </text:span><text:span text:style-name="T8">ﭰ</text:span><text:span text:style-name="T37"> </text:span><text:span text:style-name="T8">ﭱ</text:span><text:span text:style-name="T37"> </text:span><text:span text:style-name="T8">ﭲ</text:span><text:span text:style-name="T37"> </text:span><text:span text:style-name="T8">ﭳ</text:span><text:span text:style-name="T37"> </text:span><text:span text:style-name="T8">ﭴ</text:span><text:span text:style-name="T37"> </text:span><text:span text:style-name="T8">ﭵ</text:span><text:span text:style-name="T37"> </text:span><text:span text:style-name="T8">ﭶ</text:span><text:span text:style-name="T37"> </text:span><text:span text:style-name="T8">ﭷﭸ</text:span><text:span text:style-name="T37"> </text:span><text:span text:style-name="T8">ﭹ</text:span><text:span text:style-name="T37"> </text:span><text:span text:style-name="T8">ﭺ</text:span><text:span text:style-name="T37"> </text:span><text:span text:style-name="T8">ﭻ</text:span><text:span text:style-name="T37"> </text:span><text:span text:style-name="T8">ﭼ</text:span><text:span text:style-name="T37"> </text:span><text:span text:style-name="T8">ﭽﭾ</text:span><text:span text:style-name="T37"> </text:span><text:span text:style-name="T8">ﭿ</text:span><text:span text:style-name="T37"> </text:span><text:span text:style-name="T8">ﮀ</text:span><text:span text:style-name="T37"> </text:span><text:span text:style-name="T8">ﮁ</text:span><text:span text:style-name="T37"> </text:span><text:span text:style-name="T8">ﮂ</text:span><text:span text:style-name="T37"> </text:span><text:span text:style-name="T8">ﮃ</text:span><text:span text:style-name="T37"> </text:span><text:span text:style-name="T8">ﮄ</text:span><text:span text:style-name="T37"> </text:span><text:span text:style-name="T8">ﮅ</text:span><text:span text:style-name="T37"> </text:span><text:span text:style-name="T8">ﮆ</text:span><text:span text:style-name="T37"> </text:span><text:span text:style-name="T8">ﮇ</text:span><text:span text:style-name="T37"> </text:span><text:span text:style-name="T8">ﮈ</text:span><text:span text:style-name="T37"> </text:span><text:span text:style-name="T8">ﮉ</text:span><text:span text:style-name="T37"> </text:span><text:span text:style-name="T8">ﮊ</text:span><text:span text:style-name="T37"> </text:span><text:span text:style-name="T8">ﮋ</text:span><text:span text:style-name="T37"> </text:span><text:span text:style-name="T8">ﮌ</text:span><text:span text:style-name="T37"> </text:span><text:span text:style-name="T8">ﮍ</text:span><text:span text:style-name="T37"> </text:span><text:span text:style-name="T8">ﮎ</text:span><text:span text:style-name="T37"> </text:span><text:span text:style-name="T8">ﮏ</text:span><text:span text:style-name="T37"> </text:span><text:span text:style-name="T8">ﮐ</text:span><text:span text:style-name="T37"> </text:span><text:span text:style-name="T8">ﮑ</text:span><text:span text:style-name="T37"> </text:span><text:span text:style-name="T8">ﮒ</text:span><text:span text:style-name="T37"> </text:span><text:span text:style-name="T8">ﮓ</text:span><text:span text:style-name="T37"> </text:span><text:span text:style-name="T8">ﮔ</text:span><text:span text:style-name="T37"> </text:span><text:span text:style-name="T8">ﮕ</text:span><text:span text:style-name="T37"> </text:span><text:span text:style-name="T8">ﮖ</text:span><text:span text:style-name="T37"> </text:span><text:span text:style-name="T8">ﮗ</text:span><text:span text:style-name="T37"> </text:span><text:span text:style-name="T8">ﮘ</text:span><text:span text:style-name="T37"> </text:span><text:span text:style-name="T8">ﮙﮚ</text:span><text:span text:style-name="T37"> </text:span><text:span text:style-name="T8">ﮛ</text:span><text:span text:style-name="T37"> </text:span><text:span text:style-name="T8">ﮜ</text:span><text:span text:style-name="T37"> </text:span><text:span text:style-name="T8">ﮝ</text:span><text:span text:style-name="T37"> </text:span><text:span text:style-name="T8">ﮞ</text:span><text:span text:style-name="T37"> </text:span><text:span text:style-name="T8">ﮟ</text:span><text:span text:style-name="T37"> </text:span><text:span text:style-name="T8">ﮠ</text:span><text:span text:style-name="T37"> </text:span><text:span text:style-name="T8">ﮡ</text:span><text:span text:style-name="T37"> </text:span><text:span text:style-name="T8">ﮢ</text:span><text:span text:style-name="T37"> </text:span><text:span text:style-name="T8">ﮣﮤ</text:span><text:span text:style-name="T37"> </text:span><text:span text:style-name="T8">ﮥ</text:span><text:span text:style-name="T37"> </text:span><text:span text:style-name="T8">ﮦ</text:span><text:span text:style-name="T37"> </text:span><text:span text:style-name="T8">ﮧ</text:span><text:span text:style-name="T37"> </text:span><text:span text:style-name="T8">ﮨ</text:span><text:span text:style-name="T37"> </text:span><text:span text:style-name="T8">ﮩ</text:span><text:span text:style-name="T37"> </text:span><text:span text:style-name="T8">ﮪ</text:span><text:span text:style-name="T37"> </text:span><text:span text:style-name="T8">ﮫ</text:span><text:span text:style-name="T37"> </text:span><text:span text:style-name="T8">ﮬ</text:span><text:span text:style-name="T37"> </text:span><text:span text:style-name="T8">ﮭ</text:span><text:span text:style-name="T37"> </text:span><text:span text:style-name="T8">ﮮﮯ</text:span><text:span text:style-name="T37"> </text:span><text:span text:style-name="T8">ﮰ</text:span><text:span text:style-name="T37"> </text:span><text:span text:style-name="T8">ﮱ</text:span><text:span text:style-name="T37"> </text:span><text:span text:style-name="T8">ﯓﯔ</text:span><text:span text:style-name="T37"> </text:span><text:span text:style-name="T8">ﯕ</text:span><text:span text:style-name="T37"> </text:span><text:span text:style-name="T8">ﯖ</text:span><text:span text:style-name="T37"> </text:span><text:span text:style-name="T8">ﯗ</text:span><text:span text:style-name="T37"> </text:span><text:span text:style-name="T8">ﯘ</text:span><text:span text:style-name="T37"> </text:span><text:span text:style-name="T8">ﯙ</text:span><text:span text:style-name="T37"> </text:span><text:span text:style-name="T8">ﯚ</text:span><text:span text:style-name="T37"> </text:span><text:span text:style-name="T8">ﯛ</text:span><text:span text:style-name="T37"> </text:span><text:span text:style-name="T8">ﯜ</text:span><text:span text:style-name="T37"> </text:span><text:span text:style-name="T8">ﯝ</text:span><text:span text:style-name="T37"> </text:span><text:span text:style-name="T8">ﯞ</text:span><text:span text:style-name="T37"> </text:span><text:span text:style-name="T8">ﯟ</text:span><text:span text:style-name="T37"> </text:span><text:span text:style-name="T8">ﯠ</text:span><text:span text:style-name="T37"> </text:span><text:span text:style-name="T8">ﯡ</text:span><text:span text:style-name="T37"> </text:span><text:span text:style-name="T8">ﯢﯣ</text:span><text:span text:style-name="T37"> </text:span><text:span text:style-name="T8">ﯤ</text:span><text:span text:style-name="T37"> </text:span><text:span text:style-name="T8">ﯥ</text:span><text:span text:style-name="T37"> </text:span><text:span text:style-name="T8">ﯦ</text:span><text:span text:style-name="T37"> </text:span><text:span text:style-name="T8">ﯧ</text:span><text:span text:style-name="T37"> </text:span><text:span text:style-name="T8">ﯨ</text:span><text:span text:style-name="T37"> </text:span><text:span text:style-name="T8">ﯩ</text:span><text:span text:style-name="T37"> </text:span><text:span text:style-name="T8">ﯪ</text:span><text:span text:style-name="T37"> </text:span><text:span text:style-name="T8">ﯫ</text:span><text:span text:style-name="T37"> </text:span><text:span text:style-name="T8">ﯬ</text:span><text:span text:style-name="T37"> </text:span><text:span text:style-name="T8">ﯭ</text:span><text:span text:style-name="T37"> </text:span><text:span text:style-name="T8">ﯮ</text:span><text:span text:style-name="T37"> </text:span><text:span text:style-name="T8">ﯯ</text:span><text:span text:style-name="T37"> </text:span><text:span text:style-name="T8">ﯰ</text:span><text:span text:style-name="T37"> </text:span><text:span text:style-name="T8">ﯱ</text:span><text:span text:style-name="T37"> </text:span><text:span text:style-name="T8">ﯲ</text:span><text:span text:style-name="T37"> </text:span><text:span text:style-name="T8">ﯳ</text:span><text:span text:style-name="T37"> </text:span><text:span text:style-name="T8">ﯴﯵ</text:span><text:span text:style-name="T37"> </text:span><text:span text:style-name="T8">ﯶ</text:span><text:span text:style-name="T37"> </text:span><text:span text:style-name="T8">ﯷ</text:span><text:span text:style-name="T37"> </text:span><text:span text:style-name="T8">ﯸ</text:span><text:span text:style-name="T37"> </text:span><text:span text:style-name="T8">ﯹ</text:span><text:span text:style-name="T37"> </text:span><text:span text:style-name="T8">ﯺ</text:span><text:span text:style-name="T37"> </text:span><text:span text:style-name="T8">ﯻ</text:span><text:span text:style-name="T37"> </text:span><text:span text:style-name="T8">ﯼ</text:span><text:span text:style-name="T37"> </text:span><text:span text:style-name="T8">ﯽ</text:span><text:span text:style-name="T37"> </text:span><text:span text:style-name="T8">ﯾ</text:span><text:span text:style-name="T37"> </text:span><text:span text:style-name="T8">ﯿ</text:span><text:span text:style-name="T37"> </text:span><text:span text:style-name="T8">ﰀ</text:span><text:span text:style-name="T37"> </text:span><text:span text:style-name="T8">ﰁ</text:span><text:span text:style-name="T37"> </text:span><text:span text:style-name="T8">ﰂ</text:span><text:span text:style-name="T37"> </text:span><text:span text:style-name="T8">ﰃ</text:span><text:span text:style-name="T37"> </text:span><text:span text:style-name="T8">ﰄ</text:span></text:p>
      <text:p text:style-name="P36"><text:span text:style-name="T5">ﭑ</text:span><text:span text:style-name="T37"> </text:span><text:span text:style-name="T5">ﭒ</text:span><text:span text:style-name="T37"> </text:span><text:span text:style-name="T5">ﭓ</text:span><text:span text:style-name="T37"> </text:span><text:span text:style-name="T5">ﭔ</text:span><text:span text:style-name="T37"> </text:span><text:span text:style-name="T5">ﭕ</text:span><text:span text:style-name="T37"> </text:span><text:span text:style-name="T5">ﭖ</text:span><text:span text:style-name="T37"> </text:span><text:span text:style-name="T5">ﭗ</text:span><text:span text:style-name="T37"> </text:span><text:span text:style-name="T5">ﭘ</text:span><text:span text:style-name="T37"> </text:span><text:span text:style-name="T5">ﭙ</text:span><text:span text:style-name="T37"> </text:span><text:span text:style-name="T5">ﭚ</text:span><text:span text:style-name="T37"> </text:span><text:span text:style-name="T5">ﭛ</text:span><text:span text:style-name="T37"> </text:span><text:span text:style-name="T5">ﭜ</text:span><text:span text:style-name="T37"> </text:span><text:span text:style-name="T5">ﭝ</text:span><text:span text:style-name="T37"> </text:span><text:span text:style-name="T5">ﭞ</text:span><text:span text:style-name="T37"> </text:span><text:span text:style-name="T5">ﭟ</text:span><text:span text:style-name="T37"> </text:span><text:span text:style-name="T5">ﭠ</text:span><text:span text:style-name="T37"> </text:span><text:span text:style-name="T5">ﭡ</text:span><text:span text:style-name="T37"> </text:span><text:span text:style-name="T5">ﭢ</text:span><text:span text:style-name="T37"> </text:span><text:span text:style-name="T5">ﭣﭤ</text:span><text:span text:style-name="T37"> </text:span><text:span text:style-name="T5">ﭥ</text:span><text:span text:style-name="T37"> </text:span><text:span text:style-name="T5">ﭦ</text:span><text:span text:style-name="T37"> </text:span><text:span text:style-name="T5">ﭧ</text:span><text:span text:style-name="T37"> </text:span><text:span text:style-name="T5">ﭨ</text:span><text:span text:style-name="T37"> </text:span><text:span text:style-name="T5">ﭩ</text:span><text:span text:style-name="T37"> </text:span><text:span text:style-name="T5">ﭪﭫ</text:span><text:span text:style-name="T37"> </text:span><text:span text:style-name="T5">ﭬ</text:span><text:span text:style-name="T37"> </text:span><text:span text:style-name="T5">ﭭ</text:span><text:span text:style-name="T37"> </text:span><text:span text:style-name="T5">ﭮ</text:span><text:span text:style-name="T37"> </text:span><text:span text:style-name="T5">ﭯ</text:span><text:span text:style-name="T37"> </text:span><text:span text:style-name="T5">ﭰ</text:span><text:span text:style-name="T37"> </text:span><text:span text:style-name="T5">ﭱ</text:span><text:span text:style-name="T37"> </text:span><text:span text:style-name="T5">ﭲ</text:span><text:span text:style-name="T37"> </text:span><text:span text:style-name="T5">ﭳ</text:span><text:span text:style-name="T37"> </text:span><text:span text:style-name="T5">ﭴ</text:span><text:span text:style-name="T37"> </text:span><text:span text:style-name="T5">ﭵﭶ</text:span><text:span text:style-name="T37"> </text:span><text:span text:style-name="T5">ﭷ</text:span><text:span text:style-name="T37"> </text:span><text:span text:style-name="T5">ﭸ</text:span><text:span text:style-name="T37"> </text:span><text:span text:style-name="T5">ﭹ</text:span><text:span text:style-name="T37"> </text:span><text:span text:style-name="T5">ﭺ</text:span><text:span text:style-name="T37"> </text:span><text:span text:style-name="T5">ﭻ</text:span><text:span text:style-name="T37"> </text:span><text:span text:style-name="T5">ﭼ</text:span><text:span text:style-name="T37"> </text:span><text:span text:style-name="T5">ﭽ</text:span><text:span text:style-name="T37"> </text:span><text:span text:style-name="T5">ﭾ</text:span><text:span text:style-name="T37"> </text:span><text:span text:style-name="T5">ﭿ</text:span><text:span text:style-name="T37"> </text:span><text:span text:style-name="T5">ﮀ</text:span><text:span text:style-name="T37"> </text:span><text:span text:style-name="T5">ﮁ</text:span><text:span text:style-name="T37"> </text:span><text:span text:style-name="T5">ﮂ</text:span><text:span text:style-name="T37"> </text:span><text:span text:style-name="T5">ﮃ</text:span><text:span text:style-name="T37"> </text:span><text:span text:style-name="T5">ﮄ</text:span><text:span text:style-name="T37"> </text:span><text:span text:style-name="T5">ﮅ</text:span><text:span text:style-name="T37"> </text:span><text:span text:style-name="T5">ﮆ</text:span><text:span text:style-name="T37"> </text:span><text:span text:style-name="T5">ﮇ</text:span><text:span text:style-name="T37"> </text:span><text:span text:style-name="T5">ﮈ</text:span><text:span text:style-name="T37"> </text:span><text:span text:style-name="T5">ﮉﮊ</text:span><text:span text:style-name="T37"> </text:span><text:span text:style-name="T5">ﮋ</text:span><text:span text:style-name="T37"> </text:span><text:span text:style-name="T5">ﮌ</text:span><text:span text:style-name="T37"> </text:span><text:span text:style-name="T5">ﮍ</text:span><text:span text:style-name="T37"> </text:span><text:span text:style-name="T5">ﮎ</text:span><text:span text:style-name="T37"> </text:span><text:span text:style-name="T5">ﮏ</text:span><text:span text:style-name="T37"> </text:span><text:span text:style-name="T5">ﮐﮑ</text:span><text:span text:style-name="T37"> </text:span><text:span text:style-name="T5">ﮒ</text:span><text:span text:style-name="T37"> </text:span><text:span text:style-name="T5">ﮓ</text:span><text:span text:style-name="T37"> </text:span><text:span text:style-name="T5">ﮔ</text:span><text:span text:style-name="T37"> </text:span><text:span text:style-name="T5">ﮕ</text:span><text:span text:style-name="T37"> </text:span><text:span text:style-name="T5">ﮖ</text:span><text:span text:style-name="T37"> </text:span><text:span text:style-name="T5">ﮗ</text:span><text:span text:style-name="T37"> </text:span><text:span text:style-name="T5">ﮘ</text:span><text:span text:style-name="T37"> </text:span><text:span text:style-name="T5">ﮙ</text:span><text:span text:style-name="T37"> </text:span><text:span text:style-name="T5">ﮚ</text:span><text:span text:style-name="T37"> </text:span><text:span text:style-name="T5">ﮛ</text:span><text:span text:style-name="T37"> </text:span><text:span text:style-name="T5">ﮜ</text:span><text:span text:style-name="T37"> </text:span><text:span text:style-name="T5">ﮝ</text:span><text:span text:style-name="T37"> </text:span><text:span text:style-name="T5">ﮞ</text:span><text:span text:style-name="T37"> </text:span><text:span text:style-name="T5">ﮟ</text:span><text:span text:style-name="T37"> </text:span><text:span text:style-name="T5">ﮠ</text:span><text:span text:style-name="T37"> </text:span><text:span text:style-name="T5">ﮡ</text:span><text:span text:style-name="T37"> </text:span><text:span text:style-name="T5">ﮢ</text:span><text:span text:style-name="T37"> </text:span><text:span text:style-name="T5">ﮣ</text:span><text:span text:style-name="T37"> </text:span><text:span text:style-name="T5">ﮤ</text:span><text:span text:style-name="T37"> </text:span><text:span text:style-name="T5">ﮥ</text:span><text:span text:style-name="T37"> </text:span><text:span text:style-name="T5">ﮦ</text:span><text:span text:style-name="T37"> </text:span><text:span text:style-name="T5">ﮧ</text:span><text:span text:style-name="T37"> </text:span><text:span text:style-name="T5">ﮨﮩ</text:span><text:span text:style-name="T37"> </text:span><text:span text:style-name="T5">ﮪ</text:span><text:span text:style-name="T37"> </text:span><text:span text:style-name="T5">ﮫ</text:span><text:span text:style-name="T37"> </text:span><text:span text:style-name="T5">ﮬ</text:span><text:span text:style-name="T37"> </text:span><text:span text:style-name="T5">ﮭ</text:span><text:span text:style-name="T37"> </text:span><text:span text:style-name="T5">ﮮ</text:span><text:span text:style-name="T37"> </text:span><text:span text:style-name="T5">ﮯ</text:span><text:span text:style-name="T37"> </text:span><text:span text:style-name="T5">ﮰ</text:span><text:span text:style-name="T37"> </text:span><text:span text:style-name="T5">ﮱ</text:span><text:span text:style-name="T37"> </text:span><text:span text:style-name="T5">ﯓ</text:span><text:span text:style-name="T37"> </text:span><text:span text:style-name="T5">ﯔ</text:span><text:span text:style-name="T37"> </text:span><text:span text:style-name="T5">ﯕ</text:span><text:span text:style-name="T37"> </text:span><text:span text:style-name="T5">ﯖ</text:span><text:span text:style-name="T37"> </text:span><text:span text:style-name="T5">ﯗ</text:span><text:span text:style-name="T37"> </text:span><text:span text:style-name="T5">ﯘ</text:span><text:span text:style-name="T37"> </text:span><text:span text:style-name="T5">ﯙ</text:span><text:span text:style-name="T37"> </text:span><text:span text:style-name="T5">ﯚﯛ</text:span><text:span text:style-name="T37"> </text:span><text:span text:style-name="T5">ﯜ</text:span><text:span text:style-name="T37"> </text:span><text:span text:style-name="T5">ﯝ</text:span><text:span text:style-name="T37"> </text:span><text:span text:style-name="T5">ﯞ</text:span><text:span text:style-name="T37"> </text:span><text:span text:style-name="T5">ﯟ</text:span><text:span text:style-name="T37"> </text:span><text:span text:style-name="T5">ﯠ</text:span><text:span text:style-name="T37"> </text:span><text:span text:style-name="T5">ﯡ</text:span><text:span text:style-name="T37"> </text:span><text:span text:style-name="T5">ﯢ</text:span><text:span text:style-name="T37"> </text:span><text:span text:style-name="T5">ﯣ</text:span><text:span text:style-name="T37"> </text:span><text:span text:style-name="T5">ﯤ</text:span><text:span text:style-name="T37"> </text:span><text:span text:style-name="T5">ﯥ</text:span><text:span text:style-name="T37"> </text:span><text:span text:style-name="T5">ﯦ</text:span><text:span text:style-name="T37"> </text:span><text:span text:style-name="T5">ﯧ</text:span><text:span text:style-name="T37"> </text:span><text:span text:style-name="T5">ﯨ</text:span><text:span text:style-name="T37"> </text:span><text:span text:style-name="T5">ﯩ</text:span><text:span text:style-name="T37"> </text:span><text:span text:style-name="T5">ﯪ</text:span><text:span text:style-name="T37"> </text:span><text:span text:style-name="T5">ﯫ</text:span><text:span text:style-name="T37"> </text:span><text:span text:style-name="T5">ﯬ</text:span><text:span text:style-name="T37"> </text:span><text:span text:style-name="T5">ﯭ</text:span><text:span text:style-name="T37"> </text:span><text:span text:style-name="T5">ﯮ</text:span><text:span text:style-name="T37"> </text:span><text:span text:style-name="T5">ﯯﯰ</text:span><text:span text:style-name="T37"> </text:span><text:span text:style-name="T5">ﯱ</text:span><text:span text:style-name="T37"> </text:span><text:span text:style-name="T5">ﯲ</text:span><text:span text:style-name="T37"> </text:span><text:span text:style-name="T5">ﯳ</text:span><text:span text:style-name="T37"> </text:span><text:span text:style-name="T5">ﯴ</text:span><text:span text:style-name="T37"> </text:span><text:span text:style-name="T5">ﯵﯶ</text:span><text:span text:style-name="T37"> </text:span><text:span text:style-name="T5">ﯷ</text:span><text:span text:style-name="T37"> </text:span><text:span text:style-name="T5">ﯸ</text:span><text:span text:style-name="T37"> </text:span><text:span text:style-name="T5">ﯹ</text:span><text:span text:style-name="T37"> </text:span><text:span text:style-name="T5">ﯺ</text:span><text:span text:style-name="T37"> </text:span><text:span text:style-name="T5">ﯻ</text:span><text:span text:style-name="T37"> </text:span><text:span text:style-name="T5">ﯼ</text:span><text:span text:style-name="T37"> </text:span><text:span text:style-name="T5">ﯽ</text:span><text:span text:style-name="T37"> </text:span><text:span text:style-name="T5">ﯾ</text:span><text:span text:style-name="T37"> </text:span><text:span text:style-name="T5">ﯿ</text:span><text:span text:style-name="T37"> </text:span><text:span text:style-name="T5">ﰀ</text:span><text:span text:style-name="T37"> </text:span><text:span text:style-name="T5">ﰁ</text:span><text:span text:style-name="T37"> </text:span><text:span text:style-name="T5">ﰂ</text:span></text:p>
      <text:p text:style-name="P37"><text:span text:style-name="T9">ﭑ</text:span><text:span text:style-name="T37"> </text:span><text:span text:style-name="T9">ﭒ</text:span><text:span text:style-name="T37"> </text:span><text:span text:style-name="T9">ﭓ</text:span><text:span text:style-name="T37"> </text:span><text:span text:style-name="T9">ﭔ</text:span><text:span text:style-name="T37"> </text:span><text:span text:style-name="T9">ﭕ</text:span><text:span text:style-name="T37"> </text:span><text:span text:style-name="T9">ﭖ</text:span><text:span text:style-name="T37"> </text:span><text:span text:style-name="T9">ﭗ</text:span><text:span text:style-name="T37"> </text:span><text:span text:style-name="T9">ﭘﭙ</text:span><text:span text:style-name="T37"> </text:span><text:span text:style-name="T9">ﭚ</text:span><text:span text:style-name="T37"> </text:span><text:span text:style-name="T9">ﭛ</text:span><text:span text:style-name="T37"> </text:span><text:span text:style-name="T9">ﭜ</text:span><text:span text:style-name="T37"> </text:span><text:span text:style-name="T9">ﭝ</text:span><text:span text:style-name="T37"> </text:span><text:span text:style-name="T9">ﭞ</text:span><text:span text:style-name="T37"> </text:span><text:span text:style-name="T9">ﭟ</text:span><text:span text:style-name="T37"> </text:span><text:span text:style-name="T9">ﭠ</text:span><text:span text:style-name="T37"> </text:span><text:span text:style-name="T9">ﭡ</text:span><text:span text:style-name="T37"> </text:span><text:span text:style-name="T9">ﭢ</text:span><text:span text:style-name="T37"> </text:span><text:span text:style-name="T9">ﭣ</text:span><text:span text:style-name="T37"> </text:span><text:span text:style-name="T9">ﭤ</text:span><text:span text:style-name="T37"> </text:span><text:span text:style-name="T9">ﭥﭦ</text:span><text:span text:style-name="T37"> </text:span><text:span text:style-name="T9">ﭧ</text:span><text:span text:style-name="T37"> </text:span><text:span text:style-name="T9">ﭨ</text:span><text:span text:style-name="T37"> </text:span><text:span text:style-name="T9">ﭩ</text:span><text:span text:style-name="T37"> </text:span><text:span text:style-name="T9">ﭪ</text:span><text:span text:style-name="T37"> </text:span><text:span text:style-name="T9">ﭫ</text:span><text:span text:style-name="T37"> </text:span><text:span text:style-name="T9">ﭬ</text:span><text:span text:style-name="T37"> </text:span><text:span text:style-name="T9">ﭭ</text:span><text:span text:style-name="T37"> </text:span><text:span text:style-name="T9">ﭮ</text:span><text:span text:style-name="T37"> </text:span><text:span text:style-name="T9">ﭯ</text:span><text:span text:style-name="T37"> </text:span><text:span text:style-name="T9">ﭰ</text:span><text:span text:style-name="T37"> </text:span><text:span text:style-name="T9">ﭱ</text:span><text:span text:style-name="T37"> </text:span><text:span text:style-name="T9">ﭲ</text:span><text:span text:style-name="T37"> </text:span><text:span text:style-name="T9">ﭳﭴ</text:span><text:span text:style-name="T37"> </text:span><text:span text:style-name="T9">ﭵ</text:span><text:span text:style-name="T37"> </text:span><text:span text:style-name="T9">ﭶ</text:span><text:span text:style-name="T37"> </text:span><text:span text:style-name="T9">ﭷ</text:span><text:span text:style-name="T37"> </text:span><text:span text:style-name="T9">ﭸ</text:span><text:span text:style-name="T37"> </text:span><text:span text:style-name="T9">ﭹ</text:span><text:span text:style-name="T37"> </text:span><text:span text:style-name="T9">ﭺ</text:span><text:span text:style-name="T37"> </text:span><text:span text:style-name="T9">ﭻ</text:span><text:span text:style-name="T37"> </text:span><text:span text:style-name="T9">ﭼ</text:span><text:span text:style-name="T37"> </text:span><text:span text:style-name="T9">ﭽ</text:span><text:span text:style-name="T37"> </text:span><text:span text:style-name="T9">ﭾ</text:span><text:span text:style-name="T37"> </text:span><text:span text:style-name="T9">ﭿ</text:span><text:span text:style-name="T37"> </text:span><text:span text:style-name="T9">ﮀﮁ</text:span><text:span text:style-name="T37"> </text:span><text:span text:style-name="T9">ﮂ</text:span><text:span text:style-name="T37"> </text:span><text:span text:style-name="T9">ﮃ</text:span><text:span text:style-name="T37"> </text:span><text:span text:style-name="T9">ﮄ</text:span><text:span text:style-name="T37"> </text:span><text:span text:style-name="T9">ﮅ</text:span><text:span text:style-name="T37"> </text:span><text:span text:style-name="T9">ﮆ</text:span><text:span text:style-name="T37"> </text:span><text:span text:style-name="T9">ﮇ</text:span><text:span text:style-name="T37"> </text:span><text:span text:style-name="T9">ﮈ</text:span><text:span text:style-name="T37"> </text:span><text:span text:style-name="T9">ﮉ</text:span><text:span text:style-name="T37"> </text:span><text:span text:style-name="T9">ﮊ</text:span><text:span text:style-name="T37"> </text:span><text:span text:style-name="T9">ﮋ</text:span><text:span text:style-name="T37"> </text:span><text:span text:style-name="T9">ﮌ</text:span><text:span text:style-name="T37"> </text:span><text:span text:style-name="T9">ﮍ</text:span><text:span text:style-name="T37"> </text:span><text:span text:style-name="T9">ﮎ</text:span><text:span text:style-name="T37"> </text:span><text:span text:style-name="T9">ﮏ</text:span><text:span text:style-name="T37"> </text:span><text:span text:style-name="T9">ﮐﮑ</text:span><text:span text:style-name="T37"> </text:span><text:span text:style-name="T9">ﮒ</text:span><text:span text:style-name="T37"> </text:span><text:span text:style-name="T9">ﮓ</text:span><text:span text:style-name="T37"> </text:span><text:span text:style-name="T9">ﮔ</text:span><text:span text:style-name="T37"> </text:span><text:span text:style-name="T9">ﮕ</text:span><text:span text:style-name="T37"> </text:span><text:span text:style-name="T9">ﮖ</text:span><text:span text:style-name="T37"> </text:span><text:span text:style-name="T9">ﮗ</text:span><text:span text:style-name="T37"> </text:span><text:span text:style-name="T9">ﮘ</text:span><text:span text:style-name="T37"> </text:span><text:span text:style-name="T9">ﮙ</text:span><text:span text:style-name="T37"> </text:span><text:span text:style-name="T9">ﮚ</text:span><text:span text:style-name="T37"> </text:span><text:span text:style-name="T9">ﮛ</text:span><text:span text:style-name="T37"> </text:span><text:span text:style-name="T9">ﮜ</text:span><text:span text:style-name="T37"> </text:span><text:span text:style-name="T9">ﮝ</text:span><text:span text:style-name="T37"> </text:span><text:span text:style-name="T9">ﮞﮟ</text:span><text:span text:style-name="T37"> </text:span><text:span text:style-name="T9">ﮠ</text:span><text:span text:style-name="T37"> </text:span><text:span text:style-name="T9">ﮡ</text:span><text:span text:style-name="T37"> </text:span><text:span text:style-name="T9">ﮢ</text:span><text:span text:style-name="T37"> </text:span><text:span text:style-name="T9">ﮣ</text:span><text:span text:style-name="T37"> </text:span><text:span text:style-name="T9">ﮤ</text:span><text:span text:style-name="T37"> </text:span><text:span text:style-name="T9">ﮥ</text:span><text:span text:style-name="T37"> </text:span><text:span text:style-name="T9">ﮦ</text:span><text:span text:style-name="T37"> </text:span><text:span text:style-name="T9">ﮧ</text:span><text:span text:style-name="T37"> </text:span><text:span text:style-name="T9">ﮨﮩ</text:span><text:span text:style-name="T37"> </text:span><text:span text:style-name="T9">ﮪ</text:span><text:span text:style-name="T37"> </text:span><text:span text:style-name="T9">ﮫ</text:span><text:span text:style-name="T37"> </text:span><text:span text:style-name="T9">ﮬ</text:span><text:span text:style-name="T37"> </text:span><text:span text:style-name="T9">ﮭ</text:span><text:span text:style-name="T37"> </text:span><text:span text:style-name="T9">ﮮ</text:span><text:span text:style-name="T37"> </text:span><text:span text:style-name="T9">ﮯ</text:span><text:span text:style-name="T37"> </text:span><text:span text:style-name="T9">ﮰ</text:span><text:span text:style-name="T37"> </text:span><text:span text:style-name="T9">ﮱ</text:span><text:span text:style-name="T37"> </text:span><text:span text:style-name="T9">ﯓ</text:span><text:span text:style-name="T37"> </text:span><text:span text:style-name="T9">ﯔ</text:span><text:span text:style-name="T37"> </text:span><text:span text:style-name="T9">ﯕ</text:span><text:span text:style-name="T37"> </text:span><text:span text:style-name="T9">ﯖ</text:span><text:span text:style-name="T37"> </text:span><text:span text:style-name="T9">ﯗ</text:span><text:span text:style-name="T37"> </text:span><text:span text:style-name="T9">ﯘ</text:span><text:span text:style-name="T37"> </text:span><text:span text:style-name="T9">ﯙ</text:span><text:span text:style-name="T37"> </text:span><text:span text:style-name="T9">ﯚ</text:span><text:span text:style-name="T37"> </text:span><text:span text:style-name="T9">ﯛ</text:span><text:span text:style-name="T37"> </text:span><text:span text:style-name="T9">ﯜ</text:span><text:span text:style-name="T37"> </text:span><text:span text:style-name="T9">ﯝ</text:span><text:span text:style-name="T37"> </text:span><text:span text:style-name="T9">ﯞ</text:span><text:span text:style-name="T37"> </text:span><text:span text:style-name="T9">ﯟ</text:span><text:span text:style-name="T37"> </text:span><text:span text:style-name="T9">ﯠ</text:span><text:span text:style-name="T37"> </text:span><text:span text:style-name="T9">ﯡ</text:span><text:span text:style-name="T37"> </text:span><text:span text:style-name="T9">ﯢ</text:span><text:span text:style-name="T37"> </text:span><text:span text:style-name="T9">ﯣ</text:span><text:span text:style-name="T37"> </text:span><text:span text:style-name="T9">ﯤ</text:span><text:span text:style-name="T37"> </text:span><text:span text:style-name="T9">ﯥ</text:span><text:span text:style-name="T37"> </text:span><text:span text:style-name="T9">ﯦﯧ</text:span><text:span text:style-name="T37"> </text:span><text:span text:style-name="T9">ﯨ</text:span><text:span text:style-name="T37"> </text:span><text:span text:style-name="T9">ﯩ</text:span><text:span text:style-name="T37"> </text:span><text:span text:style-name="T9">ﯪ</text:span><text:span text:style-name="T37"> </text:span><text:span text:style-name="T9">ﯫﯬ</text:span><text:span text:style-name="T37"> </text:span><text:span text:style-name="T9">ﯭ</text:span><text:span text:style-name="T37"> </text:span><text:span text:style-name="T9">ﯮ</text:span><text:span text:style-name="T37"> </text:span><text:span text:style-name="T9">ﯯ</text:span><text:span text:style-name="T37"> </text:span><text:span text:style-name="T9">ﯰ</text:span><text:span text:style-name="T37"> </text:span><text:span text:style-name="T9">ﯱ</text:span><text:span text:style-name="T37"> </text:span><text:span text:style-name="T9">ﯲ</text:span><text:span text:style-name="T37"> </text:span><text:span text:style-name="T9">ﯳ</text:span><text:span text:style-name="T37"> </text:span><text:span text:style-name="T9">ﯴ</text:span><text:span text:style-name="T37"> </text:span><text:span text:style-name="T9">ﯵ</text:span><text:span text:style-name="T37"> </text:span><text:span text:style-name="T9">ﯶ</text:span><text:span text:style-name="T37"> </text:span><text:soft-page-break/><text:span text:style-name="T9">ﯷ</text:span><text:span text:style-name="T37"> </text:span><text:span text:style-name="T9">ﯸ</text:span><text:span text:style-name="T37"> </text:span><text:span text:style-name="T9">ﯹ</text:span><text:span text:style-name="T37"> </text:span><text:span text:style-name="T9">ﯺ</text:span><text:span text:style-name="T37"> </text:span><text:span text:style-name="T9">ﯻ</text:span><text:span text:style-name="T37"> </text:span><text:span text:style-name="T9">ﯼ</text:span><text:span text:style-name="T37"> </text:span><text:span text:style-name="T9">ﯽ</text:span><text:span text:style-name="T37"> </text:span><text:span text:style-name="T9">ﯾ</text:span><text:span text:style-name="T37"> </text:span><text:span text:style-name="T9">ﯿ</text:span><text:span text:style-name="T37"> </text:span><text:span text:style-name="T9">ﰀ</text:span><text:span text:style-name="T37"> </text:span><text:span text:style-name="T9">ﰁ</text:span><text:span text:style-name="T10"> </text:span><text:span text:style-name="T11">ﭑ</text:span><text:span text:style-name="T38"> </text:span><text:span text:style-name="T11">ﭒ</text:span><text:span text:style-name="T38"> </text:span><text:span text:style-name="T11">ﭓ</text:span><text:span text:style-name="T38"> </text:span><text:span text:style-name="T11">ﭔﭕ</text:span><text:span text:style-name="T38"> </text:span><text:span text:style-name="T11">ﭖ</text:span><text:span text:style-name="T38"> </text:span><text:span text:style-name="T11">ﭗ</text:span><text:span text:style-name="T38"> </text:span><text:span text:style-name="T11">ﭘ</text:span><text:span text:style-name="T38"> </text:span><text:span text:style-name="T11">ﭙ</text:span><text:span text:style-name="T38"> </text:span><text:span text:style-name="T11">ﭚ</text:span><text:span text:style-name="T38"> </text:span><text:span text:style-name="T11">ﭛ</text:span><text:span text:style-name="T38"> </text:span><text:span text:style-name="T11">ﭜ</text:span><text:span text:style-name="T38"> </text:span><text:span text:style-name="T11">ﭝ</text:span><text:span text:style-name="T38"> </text:span><text:span text:style-name="T11">ﭞ</text:span><text:span text:style-name="T38"> </text:span><text:span text:style-name="T11">ﭟﭠ</text:span><text:span text:style-name="T38"> </text:span><text:span text:style-name="T11">ﭡ</text:span><text:span text:style-name="T38"> </text:span><text:span text:style-name="T11">ﭢ</text:span><text:span text:style-name="T38"> </text:span><text:span text:style-name="T11">ﭣ</text:span><text:span text:style-name="T38"> </text:span><text:span text:style-name="T11">ﭤ</text:span><text:span text:style-name="T38"> </text:span><text:span text:style-name="T11">ﭥ</text:span><text:span text:style-name="T38"> </text:span><text:span text:style-name="T11">ﭦ</text:span><text:span text:style-name="T38"> </text:span><text:span text:style-name="T11">ﭧ</text:span><text:span text:style-name="T38"> </text:span><text:span text:style-name="T11">ﭨ</text:span><text:span text:style-name="T38"> </text:span><text:span text:style-name="T11">ﭩ</text:span><text:span text:style-name="T38"> </text:span><text:span text:style-name="T11">ﭪ</text:span><text:span text:style-name="T38"> </text:span><text:span text:style-name="T11">ﭫ</text:span><text:span text:style-name="T38"> </text:span><text:span text:style-name="T11">ﭬ</text:span><text:span text:style-name="T38"> </text:span><text:span text:style-name="T11">ﭭ</text:span><text:span text:style-name="T38"> </text:span><text:span text:style-name="T11">ﭮ</text:span><text:span text:style-name="T38"> </text:span><text:span text:style-name="T11">ﭯ</text:span><text:span text:style-name="T38"> </text:span><text:span text:style-name="T11">ﭰ</text:span><text:span text:style-name="T38"> </text:span><text:span text:style-name="T11">ﭱ</text:span><text:span text:style-name="T38"> </text:span><text:span text:style-name="T11">ﭲ</text:span><text:span text:style-name="T38"> </text:span><text:span text:style-name="T11">ﭳﭴ</text:span><text:span text:style-name="T38"> </text:span><text:span text:style-name="T11">ﭵ</text:span><text:span text:style-name="T38"> </text:span><text:span text:style-name="T11">ﭶ</text:span><text:span text:style-name="T38"> </text:span><text:span text:style-name="T11">ﭷ</text:span><text:span text:style-name="T38"> </text:span><text:span text:style-name="T11">ﭸ</text:span><text:span text:style-name="T38"> </text:span><text:span text:style-name="T11">ﭹ</text:span><text:span text:style-name="T38"> </text:span><text:span text:style-name="T11">ﭺ</text:span><text:span text:style-name="T38"> </text:span><text:span text:style-name="T11">ﭻ</text:span><text:span text:style-name="T38"> </text:span><text:span text:style-name="T11">ﭼ</text:span><text:span text:style-name="T38"> </text:span><text:span text:style-name="T11">ﭽ</text:span><text:span text:style-name="T38"> </text:span><text:span text:style-name="T11">ﭾ</text:span><text:span text:style-name="T38"> </text:span><text:span text:style-name="T11">ﭿﮀ</text:span><text:span text:style-name="T38"> </text:span><text:span text:style-name="T11">ﮁ</text:span><text:span text:style-name="T38"> </text:span><text:span text:style-name="T11">ﮂ</text:span><text:span text:style-name="T38"> </text:span><text:span text:style-name="T11">ﮃ</text:span><text:span text:style-name="T38"> </text:span><text:span text:style-name="T11">ﮄ</text:span><text:span text:style-name="T38"> </text:span><text:span text:style-name="T11">ﮅ</text:span><text:span text:style-name="T38"> </text:span><text:span text:style-name="T11">ﮆ</text:span><text:span text:style-name="T38"> </text:span><text:span text:style-name="T11">ﮇﮈ</text:span><text:span text:style-name="T38"> </text:span><text:span text:style-name="T11">ﮉ</text:span><text:span text:style-name="T38"> </text:span><text:span text:style-name="T11">ﮊ</text:span><text:span text:style-name="T38"> </text:span><text:span text:style-name="T11">ﮋ</text:span><text:span text:style-name="T38"> </text:span><text:span text:style-name="T11">ﮌ</text:span><text:span text:style-name="T38"> </text:span><text:span text:style-name="T11">ﮍ</text:span><text:span text:style-name="T38"> </text:span><text:span text:style-name="T11">ﮎ</text:span><text:span text:style-name="T38"> </text:span><text:span text:style-name="T11">ﮏ</text:span><text:span text:style-name="T38"> </text:span><text:span text:style-name="T11">ﮐ</text:span><text:span text:style-name="T38"> </text:span><text:span text:style-name="T11">ﮑ</text:span><text:span text:style-name="T38"> </text:span><text:span text:style-name="T11">ﮒ</text:span><text:span text:style-name="T38"> </text:span><text:span text:style-name="T11">ﮓ</text:span><text:span text:style-name="T38"> </text:span><text:span text:style-name="T11">ﮔ</text:span><text:span text:style-name="T38"> </text:span><text:span text:style-name="T11">ﮕ</text:span><text:span text:style-name="T38"> </text:span><text:span text:style-name="T11">ﮖ</text:span><text:span text:style-name="T38"> </text:span><text:span text:style-name="T11">ﮗ</text:span><text:span text:style-name="T38"> </text:span><text:span text:style-name="T11">ﮘ</text:span><text:span text:style-name="T38"> </text:span><text:span text:style-name="T11">ﮙ</text:span><text:span text:style-name="T38"> </text:span><text:span text:style-name="T11">ﮚ</text:span><text:span text:style-name="T38"> </text:span><text:span text:style-name="T11">ﮛﮜ</text:span><text:span text:style-name="T38"> </text:span><text:span text:style-name="T11">ﮝ</text:span><text:span text:style-name="T38"> </text:span><text:span text:style-name="T11">ﮞ</text:span><text:span text:style-name="T38"> </text:span><text:span text:style-name="T11">ﮟ</text:span><text:span text:style-name="T38"> </text:span><text:span text:style-name="T11">ﮠ</text:span><text:span text:style-name="T38"> </text:span><text:span text:style-name="T11">ﮡ</text:span><text:span text:style-name="T38"> </text:span><text:span text:style-name="T11">ﮢ</text:span><text:span text:style-name="T38"> </text:span><text:span text:style-name="T11">ﮣﮤ</text:span><text:span text:style-name="T38"> </text:span><text:span text:style-name="T11">ﮥ</text:span><text:span text:style-name="T38"> </text:span><text:span text:style-name="T11">ﮦ</text:span><text:span text:style-name="T38"> </text:span><text:span text:style-name="T11">ﮧ</text:span><text:span text:style-name="T38"> </text:span><text:span text:style-name="T11">ﮨ</text:span><text:span text:style-name="T38"> </text:span><text:span text:style-name="T11">ﮩ</text:span><text:span text:style-name="T38"> </text:span><text:span text:style-name="T11">ﮪ</text:span><text:span text:style-name="T38"> </text:span><text:span text:style-name="T11">ﮫﮬ</text:span><text:span text:style-name="T38"> </text:span><text:span text:style-name="T11">ﮭ</text:span><text:span text:style-name="T38"> </text:span><text:span text:style-name="T11">ﮮ</text:span><text:span text:style-name="T38"> </text:span><text:span text:style-name="T11">ﮯ</text:span><text:span text:style-name="T38"> </text:span><text:span text:style-name="T11">ﮰ</text:span><text:span text:style-name="T38"> </text:span><text:span text:style-name="T11">ﮱ</text:span><text:span text:style-name="T38"> </text:span><text:span text:style-name="T11">ﯓ</text:span><text:span text:style-name="T38"> </text:span><text:span text:style-name="T11">ﯔ</text:span><text:span text:style-name="T38"> </text:span><text:span text:style-name="T11">ﯕ</text:span><text:span text:style-name="T38"> </text:span><text:span text:style-name="T11">ﯖ</text:span><text:span text:style-name="T38"> </text:span><text:span text:style-name="T11">ﯗ</text:span><text:span text:style-name="T38"> </text:span><text:span text:style-name="T11">ﯘ</text:span><text:span text:style-name="T38"> </text:span><text:span text:style-name="T11">ﯙ</text:span><text:span text:style-name="T38"> </text:span><text:span text:style-name="T11">ﯚ</text:span><text:span text:style-name="T38"> </text:span><text:span text:style-name="T11">ﯛ</text:span><text:span text:style-name="T38"> </text:span><text:span text:style-name="T11">ﯜ</text:span><text:span text:style-name="T38"> </text:span><text:span text:style-name="T11">ﯝﯞ</text:span><text:span text:style-name="T38"> </text:span><text:span text:style-name="T11">ﯟ</text:span><text:span text:style-name="T38"> </text:span><text:span text:style-name="T11">ﯠ</text:span><text:span text:style-name="T38"> </text:span><text:span text:style-name="T11">ﯡ</text:span><text:span text:style-name="T38"> </text:span><text:span text:style-name="T11">ﯢ</text:span><text:span text:style-name="T38"> </text:span><text:span text:style-name="T11">ﯣﯤ</text:span><text:span text:style-name="T38"> </text:span><text:span text:style-name="T11">ﯥ</text:span><text:span text:style-name="T38"> </text:span><text:span text:style-name="T11">ﯦ</text:span><text:span text:style-name="T38"> </text:span><text:span text:style-name="T11">ﯧ</text:span><text:span text:style-name="T38"> </text:span><text:span text:style-name="T11">ﯨ</text:span></text:p>
      <text:p text:style-name="P38"><text:span text:style-name="T12">ﭑ</text:span><text:span text:style-name="T37"> </text:span><text:span text:style-name="T12">ﭒ</text:span><text:span text:style-name="T37"> </text:span><text:span text:style-name="T12">ﭓ</text:span><text:span text:style-name="T37"> </text:span><text:span text:style-name="T12">ﭔ</text:span><text:span text:style-name="T37"> </text:span><text:span text:style-name="T12">ﭕ</text:span><text:span text:style-name="T37"> </text:span><text:span text:style-name="T12">ﭖ</text:span><text:span text:style-name="T37"> </text:span><text:span text:style-name="T12">ﭗ</text:span><text:span text:style-name="T37"> </text:span><text:span text:style-name="T12">ﭘ</text:span><text:span text:style-name="T37"> </text:span><text:span text:style-name="T12">ﭙ</text:span><text:span text:style-name="T37"> </text:span><text:span text:style-name="T12">ﭚ</text:span><text:span text:style-name="T37"> </text:span><text:span text:style-name="T12">ﭛ</text:span><text:span text:style-name="T37"> </text:span><text:span text:style-name="T12">ﭜ</text:span><text:span text:style-name="T37"> </text:span><text:span text:style-name="T12">ﭝ</text:span><text:span text:style-name="T37"> </text:span><text:span text:style-name="T12">ﭞ</text:span><text:span text:style-name="T37"> </text:span><text:span text:style-name="T12">ﭟ</text:span><text:span text:style-name="T37"> </text:span><text:span text:style-name="T12">ﭠ</text:span><text:span text:style-name="T37"> </text:span><text:span text:style-name="T12">ﭡ</text:span><text:span text:style-name="T37"> </text:span><text:span text:style-name="T12">ﭢ</text:span><text:span text:style-name="T37"> </text:span><text:span text:style-name="T12">ﭣ</text:span><text:span text:style-name="T37"> </text:span><text:span text:style-name="T12">ﭤ</text:span><text:span text:style-name="T37"> </text:span><text:span text:style-name="T12">ﭥ</text:span><text:span text:style-name="T37"> </text:span><text:span text:style-name="T12">ﭦﭧ</text:span><text:span text:style-name="T37"> </text:span><text:span text:style-name="T12">ﭨ</text:span><text:span text:style-name="T37"> </text:span><text:span text:style-name="T12">ﭩ</text:span><text:span text:style-name="T37"> </text:span><text:span text:style-name="T12">ﭪ</text:span><text:span text:style-name="T37"> </text:span><text:span text:style-name="T12">ﭫ</text:span><text:span text:style-name="T37"> </text:span><text:span text:style-name="T12">ﭬ</text:span><text:span text:style-name="T37"> </text:span><text:span text:style-name="T12">ﭭ</text:span><text:span text:style-name="T37"> </text:span><text:span text:style-name="T12">ﭮ</text:span><text:span text:style-name="T37"> </text:span><text:span text:style-name="T12">ﭯ</text:span><text:span text:style-name="T37"> </text:span><text:span text:style-name="T12">ﭰ</text:span><text:span text:style-name="T37"> </text:span><text:span text:style-name="T12">ﭱ</text:span><text:span text:style-name="T37"> </text:span><text:span text:style-name="T12">ﭲ</text:span><text:span text:style-name="T37"> </text:span><text:span text:style-name="T12">ﭳ</text:span><text:span text:style-name="T37"> </text:span><text:span text:style-name="T12">ﭴ</text:span><text:span text:style-name="T37"> </text:span><text:span text:style-name="T12">ﭵ</text:span><text:span text:style-name="T37"> </text:span><text:span text:style-name="T12">ﭶ</text:span><text:span text:style-name="T37"> </text:span><text:span text:style-name="T12">ﭷﭸ</text:span><text:span text:style-name="T37"> </text:span><text:span text:style-name="T12">ﭹ</text:span><text:span text:style-name="T37"> </text:span><text:span text:style-name="T12">ﭺ</text:span><text:span text:style-name="T37"> </text:span><text:span text:style-name="T12">ﭻ</text:span><text:span text:style-name="T37"> </text:span><text:span text:style-name="T12">ﭼ</text:span><text:span text:style-name="T37"> </text:span><text:span text:style-name="T12">ﭽ</text:span><text:span text:style-name="T37"> </text:span><text:span text:style-name="T12">ﭾﭿ</text:span><text:span text:style-name="T37"> </text:span><text:span text:style-name="T12">ﮀ</text:span><text:span text:style-name="T37"> </text:span><text:span text:style-name="T12">ﮁﮂ</text:span><text:span text:style-name="T37"> </text:span><text:span text:style-name="T12">ﮃ</text:span><text:span text:style-name="T37"> </text:span><text:span text:style-name="T12">ﮄ</text:span><text:span text:style-name="T37"> </text:span><text:span text:style-name="T12">ﮅ</text:span><text:span text:style-name="T37"> </text:span><text:span text:style-name="T12">ﮆ</text:span><text:span text:style-name="T37"> </text:span><text:span text:style-name="T12">ﮇ</text:span><text:span text:style-name="T37"> </text:span><text:span text:style-name="T12">ﮈ</text:span><text:span text:style-name="T37"> </text:span><text:span text:style-name="T12">ﮉ</text:span><text:span text:style-name="T37"> </text:span><text:span text:style-name="T12">ﮊ</text:span><text:span text:style-name="T37"> </text:span><text:span text:style-name="T12">ﮋ</text:span><text:span text:style-name="T37"> </text:span><text:span text:style-name="T12">ﮌ</text:span><text:span text:style-name="T37"> </text:span><text:span text:style-name="T12">ﮍ</text:span><text:span text:style-name="T37"> </text:span><text:span text:style-name="T12">ﮎ</text:span><text:span text:style-name="T37"> </text:span><text:span text:style-name="T12">ﮏ</text:span><text:span text:style-name="T37"> </text:span><text:span text:style-name="T12">ﮐ</text:span><text:span text:style-name="T37"> </text:span><text:span text:style-name="T12">ﮑ</text:span><text:span text:style-name="T37"> </text:span><text:span text:style-name="T12">ﮒ</text:span><text:span text:style-name="T37"> </text:span><text:span text:style-name="T12">ﮓ</text:span><text:span text:style-name="T37"> </text:span><text:span text:style-name="T12">ﮔ</text:span><text:span text:style-name="T37"> </text:span><text:span text:style-name="T12">ﮕﮖ</text:span><text:span text:style-name="T37"> </text:span><text:span text:style-name="T12">ﮗ</text:span><text:span text:style-name="T37"> </text:span><text:span text:style-name="T12">ﮘ</text:span><text:span text:style-name="T37"> </text:span><text:span text:style-name="T12">ﮙ</text:span><text:span text:style-name="T37"> </text:span><text:span text:style-name="T12">ﮚ</text:span><text:span text:style-name="T37"> </text:span><text:span text:style-name="T12">ﮛ</text:span><text:span text:style-name="T37"> </text:span><text:span text:style-name="T12">ﮜ</text:span><text:span text:style-name="T37"> </text:span><text:span text:style-name="T12">ﮝ</text:span><text:span text:style-name="T37"> </text:span><text:span text:style-name="T12">ﮞ</text:span><text:span text:style-name="T37"> </text:span><text:span text:style-name="T12">ﮟ</text:span><text:span text:style-name="T37"> </text:span><text:span text:style-name="T12">ﮠ</text:span><text:span text:style-name="T37"> </text:span><text:span text:style-name="T12">ﮡ</text:span><text:span text:style-name="T37"> </text:span><text:span text:style-name="T12">ﮢ</text:span><text:span text:style-name="T37"> </text:span><text:span text:style-name="T12">ﮣ</text:span><text:span text:style-name="T37"> </text:span><text:span text:style-name="T12">ﮤ</text:span><text:span text:style-name="T37"> </text:span><text:span text:style-name="T12">ﮥ</text:span><text:span text:style-name="T37"> </text:span><text:span text:style-name="T12">ﮦ</text:span><text:span text:style-name="T37"> </text:span><text:span text:style-name="T12">ﮧ</text:span><text:span text:style-name="T37"> </text:span><text:span text:style-name="T12">ﮨ</text:span><text:span text:style-name="T37"> </text:span><text:span text:style-name="T12">ﮩ</text:span><text:span text:style-name="T37"> </text:span><text:span text:style-name="T12">ﮪ</text:span><text:span text:style-name="T37"> </text:span><text:span text:style-name="T12">ﮫ</text:span><text:span text:style-name="T37"> </text:span><text:span text:style-name="T12">ﮬ</text:span><text:span text:style-name="T37"> </text:span><text:span text:style-name="T12">ﮭﮮ</text:span><text:span text:style-name="T37"> </text:span><text:span text:style-name="T12">ﮯ</text:span><text:span text:style-name="T37"> </text:span><text:span text:style-name="T12">ﮰ</text:span><text:span text:style-name="T37"> </text:span><text:span text:style-name="T12">ﮱ</text:span><text:span text:style-name="T37"> </text:span><text:span text:style-name="T12">ﯓ</text:span><text:span text:style-name="T37"> </text:span><text:span text:style-name="T12">ﯔ</text:span><text:span text:style-name="T37"> </text:span><text:span text:style-name="T12">ﯕ</text:span><text:span text:style-name="T37"> </text:span><text:span text:style-name="T12">ﯖ</text:span><text:span text:style-name="T37"> </text:span><text:span text:style-name="T12">ﯗ</text:span><text:span text:style-name="T37"> </text:span><text:span text:style-name="T12">ﯘﯙ</text:span><text:span text:style-name="T37"> </text:span><text:span text:style-name="T12">ﯚ</text:span><text:span text:style-name="T37"> </text:span><text:span text:style-name="T12">ﯛﯜ</text:span><text:span text:style-name="T37"> </text:span><text:span text:style-name="T12">ﯝ</text:span><text:span text:style-name="T37"> </text:span><text:span text:style-name="T12">ﯞ</text:span><text:span text:style-name="T37"> </text:span><text:span text:style-name="T12">ﯟ</text:span><text:span text:style-name="T37"> </text:span><text:span text:style-name="T12">ﯠ</text:span><text:span text:style-name="T37"> </text:span><text:span text:style-name="T12">ﯡ</text:span><text:span text:style-name="T37"> </text:span><text:span text:style-name="T12">ﯢ</text:span><text:span text:style-name="T37"> </text:span><text:span text:style-name="T12">ﯣ</text:span><text:span text:style-name="T37"> </text:span><text:span text:style-name="T12">ﯤ</text:span><text:span text:style-name="T37"> </text:span><text:span text:style-name="T12">ﯥﯦ</text:span><text:span text:style-name="T37"> </text:span><text:span text:style-name="T12">ﯧ</text:span><text:span text:style-name="T37"> </text:span><text:span text:style-name="T12">ﯨ</text:span><text:span text:style-name="T37"> </text:span><text:span text:style-name="T12">ﯩ</text:span><text:span text:style-name="T37"> </text:span><text:span text:style-name="T12">ﯪ</text:span><text:span text:style-name="T37"> </text:span><text:span text:style-name="T12">ﯫ</text:span><text:span text:style-name="T37"> </text:span><text:span text:style-name="T12">ﯬ</text:span><text:span text:style-name="T37"> </text:span><text:span text:style-name="T12">ﯭ</text:span><text:span text:style-name="T37"> </text:span><text:span text:style-name="T12">ﯮﯯ</text:span><text:span text:style-name="T37"> </text:span><text:span text:style-name="T12">ﯰ</text:span><text:span text:style-name="T37"> </text:span><text:span text:style-name="T12">ﯱ</text:span><text:span text:style-name="T37"> </text:span><text:span text:style-name="T12">ﯲ</text:span><text:span text:style-name="T37"> </text:span><text:span text:style-name="T12">ﯳ</text:span><text:span text:style-name="T37"> </text:span><text:span text:style-name="T12">ﯴ</text:span></text:p>
      <text:p text:style-name="P39"><text:span text:style-name="T13">ﭑ</text:span><text:span text:style-name="T37"> </text:span><text:span text:style-name="T13">ﭒﭓ</text:span><text:span text:style-name="T37"> </text:span><text:span text:style-name="T13">ﭔ</text:span><text:span text:style-name="T37"> </text:span><text:span text:style-name="T13">ﭕ</text:span><text:span text:style-name="T37"> </text:span><text:span text:style-name="T13">ﭖ</text:span><text:span text:style-name="T37"> </text:span><text:span text:style-name="T13">ﭗ</text:span><text:span text:style-name="T37"> </text:span><text:span text:style-name="T13">ﭘ</text:span><text:span text:style-name="T37"> </text:span><text:span text:style-name="T13">ﭙﭚ</text:span><text:span text:style-name="T37"> </text:span><text:span text:style-name="T13">ﭛ</text:span><text:span text:style-name="T37"> </text:span><text:span text:style-name="T13">ﭜ</text:span><text:span text:style-name="T37"> </text:span><text:span text:style-name="T13">ﭝ</text:span><text:span text:style-name="T37"> </text:span><text:span text:style-name="T13">ﭞ</text:span><text:span text:style-name="T37"> </text:span><text:span text:style-name="T13">ﭟ</text:span><text:span text:style-name="T37"> </text:span><text:span text:style-name="T13">ﭠ</text:span><text:span text:style-name="T37"> </text:span><text:span text:style-name="T13">ﭡ</text:span><text:span text:style-name="T37"> </text:span><text:span text:style-name="T13">ﭢ</text:span><text:span text:style-name="T37"> </text:span><text:span text:style-name="T13">ﭣ</text:span><text:span text:style-name="T37"> </text:span><text:span text:style-name="T13">ﭤﭥ</text:span><text:span text:style-name="T37"> </text:span><text:span text:style-name="T13">ﭦ</text:span><text:span text:style-name="T37"> </text:span><text:span text:style-name="T13">ﭧ</text:span><text:span text:style-name="T37"> </text:span><text:span text:style-name="T13">ﭨ</text:span><text:span text:style-name="T37"> </text:span><text:span text:style-name="T13">ﭩ</text:span><text:span text:style-name="T37"> </text:span><text:span text:style-name="T13">ﭪ</text:span><text:span text:style-name="T37"> </text:span><text:span text:style-name="T13">ﭫ</text:span><text:span text:style-name="T37"> </text:span><text:span text:style-name="T13">ﭬ</text:span><text:span text:style-name="T37"> </text:span><text:span text:style-name="T13">ﭭ</text:span><text:span text:style-name="T37"> </text:span><text:span text:style-name="T13">ﭮ</text:span><text:span text:style-name="T37"> </text:span><text:span text:style-name="T13">ﭯ</text:span><text:span text:style-name="T37"> </text:span><text:span text:style-name="T13">ﭰ</text:span><text:span text:style-name="T37"> </text:span><text:span text:style-name="T13">ﭱﭲ</text:span><text:span text:style-name="T37"> </text:span><text:span text:style-name="T13">ﭳ</text:span><text:span text:style-name="T37"> </text:span><text:span text:style-name="T13">ﭴ</text:span><text:span text:style-name="T37"> </text:span><text:span text:style-name="T13">ﭵ</text:span><text:span text:style-name="T37"> </text:span><text:span text:style-name="T13">ﭶ</text:span><text:span text:style-name="T37"> </text:span><text:span text:style-name="T13">ﭷ</text:span><text:span text:style-name="T37"> </text:span><text:span text:style-name="T13">ﭸ</text:span><text:span text:style-name="T37"> </text:span><text:span text:style-name="T13">ﭹ</text:span><text:span text:style-name="T37"> </text:span><text:span text:style-name="T13">ﭺ</text:span><text:span text:style-name="T37"> </text:span><text:span text:style-name="T13">ﭻ</text:span><text:span text:style-name="T37"> </text:span><text:span text:style-name="T13">ﭼﭽ</text:span><text:span text:style-name="T37"> </text:span><text:span text:style-name="T13">ﭾ</text:span><text:span text:style-name="T37"> </text:span><text:span text:style-name="T13">ﭿ</text:span><text:span text:style-name="T37"> </text:span><text:span text:style-name="T13">ﮀ</text:span><text:span text:style-name="T37"> </text:span><text:span text:style-name="T13">ﮁ</text:span><text:span text:style-name="T37"> </text:span><text:span text:style-name="T13">ﮂ</text:span><text:span text:style-name="T37"> </text:span><text:span text:style-name="T13">ﮃ</text:span><text:span text:style-name="T37"> </text:span><text:span text:style-name="T13">ﮄﮅ</text:span><text:span text:style-name="T37"> </text:span><text:span text:style-name="T13">ﮆ</text:span><text:span text:style-name="T37"> </text:span><text:span text:style-name="T13">ﮇ</text:span><text:span text:style-name="T37"> </text:span><text:span text:style-name="T13">ﮈ</text:span><text:span text:style-name="T37"> </text:span><text:span text:style-name="T13">ﮉ</text:span><text:span text:style-name="T37"> </text:span><text:span text:style-name="T13">ﮊ</text:span><text:span text:style-name="T37"> </text:span><text:span text:style-name="T13">ﮋ</text:span><text:span text:style-name="T37"> </text:span><text:span text:style-name="T13">ﮌ</text:span><text:span text:style-name="T37"> </text:span><text:span text:style-name="T13">ﮍ</text:span><text:span text:style-name="T37"> </text:span><text:span text:style-name="T13">ﮎ</text:span><text:span text:style-name="T37"> </text:span><text:span text:style-name="T13">ﮏ</text:span><text:span text:style-name="T37"> </text:span><text:span text:style-name="T13">ﮐﮑ</text:span><text:span text:style-name="T37"> </text:span><text:span text:style-name="T13">ﮒ</text:span><text:span text:style-name="T37"> </text:span><text:span text:style-name="T13">ﮓ</text:span><text:span text:style-name="T37"> </text:span><text:span text:style-name="T13">ﮔ</text:span><text:span text:style-name="T37"> </text:span><text:span text:style-name="T13">ﮕ</text:span><text:span text:style-name="T37"> </text:span><text:span text:style-name="T13">ﮖ</text:span><text:span text:style-name="T37"> </text:span><text:span text:style-name="T13">ﮗ</text:span><text:span text:style-name="T37"> </text:span><text:span text:style-name="T13">ﮘ</text:span><text:span text:style-name="T37"> </text:span><text:span text:style-name="T13">ﮙ</text:span><text:span text:style-name="T37"> </text:span><text:span text:style-name="T13">ﮚ</text:span><text:span text:style-name="T37"> </text:span><text:span text:style-name="T13">ﮛ</text:span></text:p>
      <text:p text:style-name="P3"><text:span text:style-name="T13">ﮜ</text:span><text:span text:style-name="T37"> </text:span><text:span text:style-name="T13">ﮝ</text:span><text:span text:style-name="T37"> </text:span><text:span text:style-name="T13">ﮞ</text:span><text:span text:style-name="T37"> </text:span><text:span text:style-name="T13">ﮟ</text:span><text:span text:style-name="T37"> </text:span><text:span text:style-name="T13">ﮠ</text:span><text:span text:style-name="T37"> </text:span><text:span text:style-name="T13">ﮡ</text:span><text:span text:style-name="T37"> </text:span><text:span text:style-name="T13">ﮢ</text:span><text:span text:style-name="T37"> </text:span><text:span text:style-name="T13">ﮣ</text:span><text:span text:style-name="T37"> </text:span><text:span text:style-name="T13">ﮤ</text:span><text:span text:style-name="T37"> </text:span><text:span text:style-name="T13">ﮥ</text:span><text:span text:style-name="T37"> </text:span><text:span text:style-name="T13">ﮦ</text:span><text:span text:style-name="T37"> </text:span><text:span text:style-name="T13">ﮧ</text:span><text:span text:style-name="T37"> </text:span><text:span text:style-name="T13">ﮨ</text:span><text:span text:style-name="T37"> </text:span><text:span text:style-name="T13">ﮩ</text:span><text:span text:style-name="T37"> </text:span><text:span text:style-name="T13">ﮪ</text:span><text:span text:style-name="T37"> </text:span><text:span text:style-name="T13">ﮫ</text:span><text:span text:style-name="T37"> </text:span><text:span text:style-name="T13">ﮬ</text:span><text:span text:style-name="T37"> </text:span><text:span text:style-name="T13">ﮭ</text:span><text:span text:style-name="T37"> </text:span><text:span text:style-name="T13">ﮮ</text:span><text:span text:style-name="T37"> </text:span><text:span text:style-name="T13">ﮯ</text:span><text:span text:style-name="T37"> </text:span><text:span text:style-name="T13">ﮰ</text:span><text:span text:style-name="T37"> </text:span><text:span text:style-name="T13">ﮱ</text:span><text:span text:style-name="T37"> </text:span><text:span text:style-name="T13">ﯓ</text:span><text:span text:style-name="T37"> </text:span><text:span text:style-name="T13">ﯔ</text:span><text:span text:style-name="T37"> </text:span><text:span text:style-name="T13">ﯕ</text:span><text:span text:style-name="T37"> </text:span><text:span text:style-name="T13">ﯖﯗ</text:span><text:span text:style-name="T37"> </text:span><text:span text:style-name="T13">ﯘ</text:span><text:span text:style-name="T37"> </text:span><text:span text:style-name="T13">ﯙ</text:span><text:span text:style-name="T37"> </text:span><text:span text:style-name="T13">ﯚ</text:span><text:span text:style-name="T37"> </text:span><text:span text:style-name="T13">ﯛ</text:span><text:span text:style-name="T37"> </text:span><text:span text:style-name="T13">ﯜ</text:span><text:span text:style-name="T37"> </text:span><text:span text:style-name="T13">ﯝ</text:span><text:span text:style-name="T37"> </text:span><text:span text:style-name="T13">ﯞ</text:span><text:span text:style-name="T37"> </text:span><text:span text:style-name="T13">ﯟ</text:span><text:span text:style-name="T37"> </text:span><text:span text:style-name="T13">ﯠ</text:span><text:span text:style-name="T37"> </text:span><text:span text:style-name="T13">ﯡ</text:span><text:span text:style-name="T37"> </text:span><text:span text:style-name="T13">ﯢ</text:span><text:span text:style-name="T37"> </text:span><text:span text:style-name="T13">ﯣ</text:span><text:span text:style-name="T37"> </text:span><text:span text:style-name="T13">ﯤ</text:span><text:span text:style-name="T37"> </text:span><text:span text:style-name="T13">ﯥ</text:span><text:span text:style-name="T37"> </text:span><text:span text:style-name="T13">ﯦ</text:span><text:span text:style-name="T37"> </text:span><text:span text:style-name="T13">ﯧ</text:span><text:span text:style-name="T37"> </text:span><text:span text:style-name="T13">ﯨ</text:span><text:span text:style-name="T37"> </text:span><text:span text:style-name="T13">ﯩﯪ</text:span><text:span text:style-name="T37"> </text:span><text:span text:style-name="T13">ﯫ</text:span><text:span text:style-name="T37"> </text:span><text:span text:style-name="T13">ﯬ</text:span><text:span text:style-name="T37"> </text:span><text:span text:style-name="T13">ﯭ</text:span><text:span text:style-name="T37"> </text:span><text:span text:style-name="T13">ﯮ</text:span><text:span text:style-name="T37"> </text:span><text:span text:style-name="T13">ﯯ</text:span><text:span text:style-name="T37"> </text:span><text:span text:style-name="T13">ﯰ</text:span><text:span text:style-name="T37"> </text:span><text:span text:style-name="T13">ﯱ</text:span><text:span text:style-name="T37"> </text:span><text:span text:style-name="T13">ﯲ</text:span><text:span text:style-name="T37"> </text:span><text:span text:style-name="T13">ﯳ</text:span><text:span text:style-name="T37"> </text:span><text:span text:style-name="T13">ﯴ</text:span><text:span text:style-name="T37"> </text:span><text:span text:style-name="T13">ﯵ</text:span><text:span text:style-name="T37"> </text:span><text:span text:style-name="T13">ﯶ</text:span><text:span text:style-name="T37"> </text:span><text:span text:style-name="T13">ﯷ</text:span><text:span text:style-name="T37"> </text:span><text:span text:style-name="T13">ﯸ</text:span><text:span text:style-name="T37"> </text:span><text:span text:style-name="T13">ﯹ</text:span><text:span text:style-name="T37"> </text:span><text:span text:style-name="T13">ﯺﯻ</text:span><text:span text:style-name="T37"> </text:span><text:span text:style-name="T13">ﯼ</text:span><text:span text:style-name="T37"> </text:span><text:span text:style-name="T13">ﯽ</text:span><text:span text:style-name="T37"> </text:span><text:span text:style-name="T13">ﯾﯿ</text:span><text:span text:style-name="T37"> </text:span><text:span text:style-name="T13">ﰀ</text:span><text:span text:style-name="T37"> </text:span><text:span text:style-name="T13">ﰁ</text:span><text:span text:style-name="T37"> </text:span><text:span text:style-name="T13">ﰂ</text:span></text:p>
      <text:p text:style-name="P40"><text:span text:style-name="T14">ﭑ</text:span><text:span text:style-name="T37"> </text:span><text:span text:style-name="T14">ﭒ</text:span><text:span text:style-name="T37"> </text:span><text:span text:style-name="T14">ﭓ</text:span><text:span text:style-name="T37"> </text:span><text:span text:style-name="T14">ﭔ</text:span><text:span text:style-name="T37"> </text:span><text:span text:style-name="T14">ﭕ</text:span><text:span text:style-name="T37"> </text:span><text:span text:style-name="T14">ﭖ</text:span><text:span text:style-name="T37"> </text:span><text:span text:style-name="T14">ﭗ</text:span><text:span text:style-name="T37"> </text:span><text:span text:style-name="T14">ﭘ</text:span><text:span text:style-name="T37"> </text:span><text:span text:style-name="T14">ﭙ</text:span><text:span text:style-name="T37"> </text:span><text:span text:style-name="T14">ﭚ</text:span><text:span text:style-name="T37"> </text:span><text:span text:style-name="T14">ﭛ</text:span><text:span text:style-name="T37"> </text:span><text:span text:style-name="T14">ﭜ</text:span><text:span text:style-name="T37"> </text:span><text:span text:style-name="T14">ﭝ</text:span><text:span text:style-name="T37"> </text:span><text:span text:style-name="T14">ﭞ</text:span><text:span text:style-name="T37"> </text:span><text:span text:style-name="T14">ﭟ</text:span><text:span text:style-name="T37"> </text:span><text:span text:style-name="T14">ﭠ</text:span><text:span text:style-name="T37"> </text:span><text:span text:style-name="T14">ﭡ</text:span></text:p>
      <text:p text:style-name="P4"><text:span text:style-name="T14">ﭢ</text:span><text:span text:style-name="T37"> </text:span><text:span text:style-name="T14">ﭣ</text:span><text:span text:style-name="T37"> </text:span><text:span text:style-name="T14">ﭤ</text:span><text:span text:style-name="T37"> </text:span><text:span text:style-name="T14">ﭥ</text:span><text:span text:style-name="T37"> </text:span><text:span text:style-name="T14">ﭦ</text:span><text:span text:style-name="T37"> </text:span><text:span text:style-name="T14">ﭧ</text:span><text:span text:style-name="T37"> </text:span><text:span text:style-name="T14">ﭨ</text:span><text:span text:style-name="T37"> </text:span><text:span text:style-name="T14">ﭩ</text:span><text:span text:style-name="T37"> </text:span><text:span text:style-name="T14">ﭪ</text:span><text:span text:style-name="T37"> </text:span><text:span text:style-name="T14">ﭫ</text:span><text:span text:style-name="T37"> </text:span><text:span text:style-name="T14">ﭬﭭ</text:span><text:span text:style-name="T37"> </text:span><text:span text:style-name="T14">ﭮ</text:span><text:span text:style-name="T37"> </text:span><text:span text:style-name="T14">ﭯ</text:span><text:span text:style-name="T37"> </text:span><text:span text:style-name="T14">ﭰ</text:span><text:span text:style-name="T37"> </text:span><text:span text:style-name="T14">ﭱ</text:span><text:span text:style-name="T37"> </text:span><text:span text:style-name="T14">ﭲ</text:span><text:span text:style-name="T37"> </text:span><text:span text:style-name="T14">ﭳ</text:span><text:span text:style-name="T37"> </text:span><text:span text:style-name="T14">ﭴ</text:span><text:span text:style-name="T37"> </text:span><text:span text:style-name="T14">ﭵﭶ</text:span><text:span text:style-name="T37"> </text:span><text:span text:style-name="T14">ﭷ</text:span><text:span text:style-name="T37"> </text:span><text:span text:style-name="T14">ﭸ</text:span><text:span text:style-name="T37"> </text:span><text:span text:style-name="T14">ﭹ</text:span><text:span text:style-name="T37"> </text:span><text:span text:style-name="T14">ﭺ</text:span><text:span text:style-name="T37"> </text:span><text:span text:style-name="T14">ﭻ</text:span><text:span text:style-name="T37"> </text:span><text:span text:style-name="T14">ﭼ</text:span><text:span text:style-name="T37"> </text:span><text:span text:style-name="T14">ﭽﭾ</text:span><text:span text:style-name="T37"> </text:span><text:span text:style-name="T14">ﭿ</text:span><text:span text:style-name="T37"> </text:span><text:span text:style-name="T14">ﮀ</text:span><text:span text:style-name="T37"> </text:span><text:span text:style-name="T14">ﮁ</text:span><text:span text:style-name="T37"> </text:span><text:span text:style-name="T14">ﮂ</text:span><text:span text:style-name="T37"> </text:span><text:span text:style-name="T14">ﮃ</text:span><text:span text:style-name="T37"> </text:span><text:span text:style-name="T14">ﮄ</text:span><text:span text:style-name="T37"> </text:span><text:span text:style-name="T14">ﮅ</text:span><text:span text:style-name="T37"> </text:span><text:span text:style-name="T14">ﮆ</text:span><text:span text:style-name="T37"> </text:span><text:span text:style-name="T14">ﮇ</text:span><text:span text:style-name="T37"> </text:span><text:span text:style-name="T14">ﮈ</text:span><text:span text:style-name="T37"> </text:span><text:span text:style-name="T14">ﮉ</text:span><text:span text:style-name="T37"> </text:span><text:span text:style-name="T14">ﮊ</text:span><text:span text:style-name="T37"> </text:span><text:span text:style-name="T14">ﮋﮌ</text:span><text:span text:style-name="T37"> </text:span><text:span text:style-name="T14">ﮍ</text:span><text:span text:style-name="T37"> </text:span><text:span text:style-name="T14">ﮎ</text:span><text:span text:style-name="T37"> </text:span><text:span text:style-name="T14">ﮏ</text:span><text:span text:style-name="T37"> </text:span><text:span text:style-name="T14">ﮐ</text:span><text:span text:style-name="T37"> </text:span><text:span text:style-name="T14">ﮑ</text:span><text:span text:style-name="T37"> </text:span><text:span text:style-name="T14">ﮒ</text:span><text:span text:style-name="T37"> </text:span><text:span text:style-name="T14">ﮓ</text:span><text:span text:style-name="T37"> </text:span><text:span text:style-name="T14">ﮔ</text:span><text:span text:style-name="T37"> </text:span><text:span text:style-name="T14">ﮕ</text:span><text:span text:style-name="T37"> </text:span><text:span text:style-name="T14">ﮖ</text:span><text:span text:style-name="T37"> </text:span><text:span text:style-name="T14">ﮗ</text:span><text:span text:style-name="T37"> </text:span><text:span text:style-name="T14">ﮘ</text:span><text:span text:style-name="T37"> </text:span><text:span text:style-name="T14">ﮙ</text:span><text:span text:style-name="T37"> </text:span><text:span text:style-name="T14">ﮚﮛ</text:span><text:span text:style-name="T37"> </text:span><text:span text:style-name="T14">ﮜ</text:span><text:span text:style-name="T37"> </text:span><text:span text:style-name="T14">ﮝ</text:span><text:span text:style-name="T37"> </text:span><text:span text:style-name="T14">ﮞ</text:span><text:span text:style-name="T37"> </text:span><text:span text:style-name="T14">ﮟ</text:span><text:span text:style-name="T37"> </text:span><text:span text:style-name="T14">ﮠﮡ</text:span><text:span text:style-name="T37"> </text:span><text:span text:style-name="T14">ﮢ</text:span><text:span text:style-name="T37"> </text:span><text:span text:style-name="T14">ﮣ</text:span><text:span text:style-name="T37"> </text:span><text:span text:style-name="T14">ﮤ</text:span><text:span text:style-name="T37"> </text:span><text:span text:style-name="T14">ﮥ</text:span><text:span text:style-name="T37"> </text:span><text:span text:style-name="T14">ﮦ</text:span><text:span text:style-name="T37"> </text:span><text:span text:style-name="T14">ﮧ</text:span><text:span text:style-name="T37"> </text:span><text:span text:style-name="T14">ﮨ</text:span></text:p>
      <text:p text:style-name="P4"><text:span text:style-name="T14">ﮩ</text:span><text:span text:style-name="T37"> </text:span><text:span text:style-name="T14">ﮪ</text:span><text:span text:style-name="T37"> </text:span><text:span text:style-name="T14">ﮫ</text:span><text:span text:style-name="T37"> </text:span><text:span text:style-name="T14">ﮬ</text:span><text:span text:style-name="T37"> </text:span><text:span text:style-name="T14">ﮭ</text:span><text:span text:style-name="T37"> </text:span><text:span text:style-name="T14">ﮮ</text:span><text:span text:style-name="T37"> </text:span><text:span text:style-name="T14">ﮯ</text:span><text:span text:style-name="T37"> </text:span><text:span text:style-name="T14">ﮰ</text:span><text:span text:style-name="T37"> </text:span><text:span text:style-name="T14">ﮱ</text:span><text:span text:style-name="T37"> </text:span><text:span text:style-name="T14">ﯓ</text:span><text:span text:style-name="T37"> </text:span><text:span text:style-name="T14">ﯔ</text:span><text:span text:style-name="T37"> </text:span><text:span text:style-name="T14">ﯕ</text:span><text:span text:style-name="T37"> </text:span><text:span text:style-name="T14">ﯖ</text:span><text:span text:style-name="T37"> </text:span><text:span text:style-name="T14">ﯗ</text:span><text:span text:style-name="T37"> </text:span><text:span text:style-name="T14">ﯘﯙ</text:span><text:span text:style-name="T37"> </text:span><text:span text:style-name="T14">ﯚ</text:span><text:span text:style-name="T37"> </text:span><text:span text:style-name="T14">ﯛ</text:span></text:p>
      <text:p text:style-name="P4"><text:span text:style-name="T14">ﯜ</text:span><text:span text:style-name="T37"> </text:span><text:span text:style-name="T14">ﯝﯞ</text:span><text:span text:style-name="T37"> </text:span><text:span text:style-name="T14">ﯟ</text:span><text:span text:style-name="T37"> </text:span><text:span text:style-name="T14">ﯠﯡ</text:span><text:span text:style-name="T37"> </text:span><text:span text:style-name="T14">ﯢ</text:span><text:span text:style-name="T37"> </text:span><text:span text:style-name="T14">ﯣ</text:span><text:span text:style-name="T37"> </text:span><text:span text:style-name="T14">ﯤ</text:span></text:p>
      <text:p text:style-name="P4"><text:span text:style-name="T14">ﯥ</text:span><text:span text:style-name="T37"> </text:span><text:span text:style-name="T14">ﯦﯧ</text:span><text:span text:style-name="T37"> </text:span><text:span text:style-name="T14">ﯨ</text:span><text:span text:style-name="T37"> </text:span><text:span text:style-name="T14">ﯩ</text:span><text:span text:style-name="T37"> </text:span><text:span text:style-name="T14">ﯪﯫ</text:span><text:span text:style-name="T37"> </text:span><text:span text:style-name="T14">ﯬ</text:span><text:span text:style-name="T37"> </text:span><text:span text:style-name="T14">ﯭ</text:span><text:span text:style-name="T37"> </text:span><text:span text:style-name="T14">ﯮ</text:span></text:p>
      <text:p text:style-name="P4"><text:span text:style-name="T14">ﯯ</text:span><text:span text:style-name="T37"> </text:span><text:span text:style-name="T14">ﯰ</text:span><text:span text:style-name="T37"> </text:span><text:span text:style-name="T14">ﯱ</text:span><text:span text:style-name="T37"> </text:span><text:span text:style-name="T14">ﯲ</text:span><text:span text:style-name="T37"> </text:span><text:span text:style-name="T14">ﯳﯴ</text:span><text:span text:style-name="T37"> </text:span><text:span text:style-name="T14">ﯵ</text:span><text:span text:style-name="T37"> </text:span><text:span text:style-name="T14">ﯶ</text:span><text:span text:style-name="T37"> </text:span><text:span text:style-name="T14">ﯷ</text:span><text:span text:style-name="T37"> </text:span><text:span text:style-name="T14">ﯸ</text:span><text:span text:style-name="T37"> </text:span><text:span text:style-name="T14">ﯹ</text:span><text:span text:style-name="T37"> </text:span><text:span text:style-name="T14">ﯺ</text:span><text:span text:style-name="T37"> </text:span><text:span text:style-name="T14">ﯻ</text:span><text:span text:style-name="T37"> </text:span><text:span text:style-name="T14">ﯼﯽ</text:span><text:span text:style-name="T37"> </text:span><text:span text:style-name="T14">ﯾ</text:span><text:span text:style-name="T37"> </text:span><text:span text:style-name="T14">ﯿ</text:span><text:span text:style-name="T37"> </text:span><text:span text:style-name="T14">ﰀ</text:span><text:span text:style-name="T37"> </text:span><text:span text:style-name="T14">ﰁ</text:span><text:span text:style-name="T37"> </text:span><text:span text:style-name="T14">ﰂ</text:span><text:span text:style-name="T37"> </text:span><text:span text:style-name="T14">ﰃ</text:span></text:p>
      <text:p text:style-name="P41"><text:span text:style-name="T15">ﭑ</text:span><text:span text:style-name="T37"> </text:span><text:span text:style-name="T15">ﭒ</text:span><text:span text:style-name="T37"> </text:span><text:span text:style-name="T15">ﭓ</text:span><text:span text:style-name="T37"> </text:span><text:span text:style-name="T15">ﭔ</text:span><text:span text:style-name="T37"> </text:span><text:span text:style-name="T15">ﭕ</text:span><text:span text:style-name="T37"> </text:span><text:span text:style-name="T15">ﭖ</text:span><text:span text:style-name="T37"> </text:span><text:span text:style-name="T15">ﭗ</text:span><text:span text:style-name="T37"> </text:span><text:span text:style-name="T15">ﭘ</text:span><text:span text:style-name="T37"> </text:span><text:span text:style-name="T15">ﭙ</text:span><text:span text:style-name="T37"> </text:span><text:span text:style-name="T15">ﭚ</text:span><text:span text:style-name="T37"> </text:span><text:span text:style-name="T15">ﭛﭜ</text:span><text:span text:style-name="T37"> </text:span><text:span text:style-name="T15">ﭝ</text:span><text:span text:style-name="T37"> </text:span><text:span text:style-name="T15">ﭞ</text:span><text:span text:style-name="T37"> </text:span><text:span text:style-name="T15">ﭟ</text:span><text:span text:style-name="T37"> </text:span><text:span text:style-name="T15">ﭠﭡ</text:span><text:span text:style-name="T37"> </text:span><text:span text:style-name="T15">ﭢ</text:span><text:span text:style-name="T37"> </text:span><text:span text:style-name="T15">ﭣ</text:span><text:span text:style-name="T37"> </text:span><text:span text:style-name="T15">ﭤ</text:span><text:span text:style-name="T37"> </text:span><text:span text:style-name="T15">ﭥ</text:span><text:span text:style-name="T37"> </text:span><text:span text:style-name="T15">ﭦﭧ</text:span><text:span text:style-name="T37"> </text:span><text:span text:style-name="T15">ﭨ</text:span><text:span text:style-name="T37"> </text:span><text:span text:style-name="T15">ﭩ</text:span><text:span text:style-name="T37"> </text:span><text:span text:style-name="T15">ﭪ</text:span><text:span text:style-name="T37"> </text:span><text:span text:style-name="T15">ﭫ</text:span><text:span text:style-name="T37"> </text:span><text:span text:style-name="T15">ﭬ</text:span><text:span text:style-name="T37"> </text:span><text:span text:style-name="T15">ﭭ</text:span><text:span text:style-name="T37"> </text:span><text:span text:style-name="T15">ﭮﭯ</text:span><text:span text:style-name="T37"> </text:span><text:span text:style-name="T15">ﭰ</text:span><text:span text:style-name="T37"> </text:span><text:span text:style-name="T15">ﭱ</text:span><text:span text:style-name="T37"> </text:span><text:span text:style-name="T15">ﭲﭳ</text:span><text:span text:style-name="T37"> </text:span><text:span text:style-name="T15">ﭴ</text:span><text:span text:style-name="T37"> </text:span><text:span text:style-name="T15">ﭵ</text:span><text:span text:style-name="T37"> </text:span><text:span text:style-name="T15">ﭶ</text:span><text:span text:style-name="T37"> </text:span><text:span text:style-name="T15">ﭷ</text:span><text:span text:style-name="T37"> </text:span><text:span text:style-name="T15">ﭸ</text:span><text:span text:style-name="T37"> </text:span><text:span text:style-name="T15">ﭹ</text:span><text:span text:style-name="T37"> </text:span><text:span text:style-name="T15">ﭺ</text:span><text:span text:style-name="T37"> </text:span><text:span text:style-name="T15">ﭻ</text:span><text:span text:style-name="T37"> </text:span><text:span text:style-name="T15">ﭼ</text:span><text:span text:style-name="T37"> </text:span><text:span text:style-name="T15">ﭽ</text:span><text:span text:style-name="T37"> </text:span><text:span text:style-name="T15">ﭾﭿ</text:span><text:span text:style-name="T37"> </text:span><text:span text:style-name="T15">ﮀ</text:span><text:span text:style-name="T37"> </text:span><text:span text:style-name="T15">ﮁ</text:span><text:span text:style-name="T37"> </text:span><text:span text:style-name="T15">ﮂ</text:span><text:span text:style-name="T37"> </text:span><text:span text:style-name="T15">ﮃ</text:span><text:span text:style-name="T37"> </text:span><text:span text:style-name="T15">ﮄ</text:span><text:span text:style-name="T37"> </text:span><text:span text:style-name="T15">ﮅ</text:span><text:span text:style-name="T37"> </text:span><text:span text:style-name="T15">ﮆﮇ</text:span><text:span text:style-name="T37"> </text:span><text:span text:style-name="T15">ﮈ</text:span><text:span text:style-name="T37"> </text:span><text:span text:style-name="T15">ﮉ</text:span><text:span text:style-name="T37"> </text:span><text:span text:style-name="T15">ﮊ</text:span><text:span text:style-name="T37"> </text:span><text:span text:style-name="T15">ﮋ</text:span><text:span text:style-name="T37"> </text:span><text:span text:style-name="T15">ﮌ</text:span><text:span text:style-name="T37"> </text:span><text:span text:style-name="T15">ﮍ</text:span><text:span text:style-name="T37"> </text:span><text:span text:style-name="T15">ﮎ</text:span><text:span text:style-name="T37"> </text:span><text:span text:style-name="T15">ﮏ</text:span><text:span text:style-name="T37"> </text:span><text:span text:style-name="T15">ﮐ</text:span><text:span text:style-name="T37"> </text:span><text:span text:style-name="T15">ﮑ</text:span><text:span text:style-name="T37"> </text:span><text:span text:style-name="T15">ﮒ</text:span><text:span text:style-name="T37"> </text:span><text:span text:style-name="T15">ﮓ</text:span><text:span text:style-name="T37"> </text:span><text:span text:style-name="T15">ﮔ</text:span><text:span text:style-name="T37"> </text:span><text:span text:style-name="T15">ﮕ</text:span><text:span text:style-name="T37"> </text:span><text:span text:style-name="T15">ﮖ</text:span><text:span text:style-name="T37"> </text:span><text:span text:style-name="T15">ﮗ</text:span><text:span text:style-name="T37"> </text:span><text:span text:style-name="T15">ﮘ</text:span><text:span text:style-name="T37"> </text:span><text:span text:style-name="T15">ﮙ</text:span><text:span text:style-name="T37"> </text:span><text:span text:style-name="T15">ﮚ</text:span><text:span text:style-name="T37"> </text:span><text:span text:style-name="T15">ﮛ</text:span><text:span text:style-name="T37"> </text:span><text:span text:style-name="T15">ﮜ</text:span><text:span text:style-name="T37"> </text:span><text:span text:style-name="T15">ﮝ</text:span><text:span text:style-name="T37"> </text:span><text:span text:style-name="T15">ﮞ</text:span><text:span text:style-name="T37"> </text:span><text:span text:style-name="T15">ﮟ</text:span><text:span text:style-name="T37"> </text:span><text:span text:style-name="T15">ﮠ</text:span><text:span text:style-name="T37"> </text:span><text:span text:style-name="T15">ﮡ</text:span><text:span text:style-name="T37"> </text:span><text:span text:style-name="T15">ﮢ</text:span><text:span text:style-name="T37"> </text:span><text:span text:style-name="T15">ﮣ</text:span><text:span text:style-name="T37"> </text:span><text:span text:style-name="T15">ﮤ</text:span><text:span text:style-name="T37"> </text:span><text:span text:style-name="T15">ﮥ</text:span><text:span text:style-name="T37"> </text:span><text:span text:style-name="T15">ﮦ</text:span><text:span text:style-name="T37"> </text:span><text:span text:style-name="T15">ﮧ</text:span><text:span text:style-name="T37"> </text:span><text:span text:style-name="T15">ﮨ</text:span><text:span text:style-name="T37"> </text:span><text:span text:style-name="T15">ﮩ</text:span><text:span text:style-name="T37"> </text:span><text:span text:style-name="T15">ﮪ</text:span><text:span text:style-name="T37"> </text:span><text:span text:style-name="T15">ﮫ</text:span><text:span text:style-name="T37"> </text:span><text:span text:style-name="T15">ﮬ</text:span><text:span text:style-name="T37"> </text:span><text:span text:style-name="T15">ﮭ</text:span><text:span text:style-name="T37"> </text:span><text:span text:style-name="T15">ﮮ</text:span><text:span text:style-name="T37"> </text:span><text:span text:style-name="T15">ﮯ</text:span><text:span text:style-name="T37"> </text:span><text:span text:style-name="T15">ﮰ</text:span><text:span text:style-name="T37"> </text:span><text:span text:style-name="T15">ﮱ</text:span><text:span text:style-name="T37"> </text:span><text:span text:style-name="T15">ﯓ</text:span><text:span text:style-name="T37"> </text:span><text:span text:style-name="T15">ﯔ</text:span><text:span text:style-name="T37"> </text:span><text:span text:style-name="T15">ﯕ</text:span><text:span text:style-name="T37"> </text:span><text:span text:style-name="T15">ﯖ</text:span><text:span text:style-name="T37"> </text:span><text:span text:style-name="T15">ﯗ</text:span><text:span text:style-name="T37"> </text:span><text:span text:style-name="T15">ﯘ</text:span><text:span text:style-name="T37"> </text:span><text:span text:style-name="T15">ﯙ</text:span><text:span text:style-name="T37"> </text:span><text:span text:style-name="T15">ﯚ</text:span><text:span text:style-name="T37"> </text:span><text:span text:style-name="T15">ﯛ</text:span><text:span text:style-name="T37"> </text:span><text:span text:style-name="T15">ﯜ</text:span><text:span text:style-name="T37"> </text:span><text:span text:style-name="T15">ﯝ</text:span><text:span text:style-name="T37"> </text:span><text:span text:style-name="T15">ﯞ</text:span><text:span text:style-name="T37"> </text:span><text:span text:style-name="T15">ﯟ</text:span><text:span text:style-name="T37"> </text:span><text:span text:style-name="T15">ﯠ</text:span><text:span text:style-name="T37"> </text:span><text:span text:style-name="T15">ﯡ</text:span><text:span text:style-name="T37"> </text:span><text:span text:style-name="T15">ﯢﯣ</text:span><text:span text:style-name="T37"> </text:span><text:span text:style-name="T15">ﯤ</text:span><text:span text:style-name="T37"> </text:span><text:span text:style-name="T15">ﯥ</text:span><text:span text:style-name="T37"> </text:span><text:span text:style-name="T15">ﯦ</text:span><text:span text:style-name="T37"> </text:span><text:span text:style-name="T15">ﯧ</text:span><text:span text:style-name="T37"> </text:span><text:span text:style-name="T15">ﯨ</text:span><text:span text:style-name="T37"> </text:span><text:span text:style-name="T15">ﯩ</text:span><text:span text:style-name="T37"> </text:span><text:span text:style-name="T15">ﯪﯫ</text:span><text:span text:style-name="T37"> </text:span><text:span text:style-name="T15">ﯬ</text:span><text:span text:style-name="T37"> </text:span><text:span text:style-name="T15">ﯭ</text:span><text:span text:style-name="T37"> </text:span><text:span text:style-name="T15">ﯮ</text:span><text:span text:style-name="T37"> </text:span><text:span text:style-name="T15">ﯯ</text:span><text:span text:style-name="T37"> </text:span><text:span text:style-name="T15">ﯰ</text:span><text:span text:style-name="T37"> </text:span><text:span text:style-name="T15">ﯱ</text:span><text:span text:style-name="T37"> </text:span><text:span text:style-name="T15">ﯲ</text:span><text:span text:style-name="T37"> </text:span><text:span text:style-name="T15">ﯳﯴ</text:span><text:span text:style-name="T37"> </text:span><text:span text:style-name="T15">ﯵ</text:span><text:span text:style-name="T37"> </text:span><text:span text:style-name="T15">ﯶ</text:span><text:span text:style-name="T37"> </text:span><text:span text:style-name="T15">ﯷ</text:span><text:span text:style-name="T37"> </text:span><text:span text:style-name="T15">ﯸ</text:span><text:span text:style-name="T37"> </text:span><text:span text:style-name="T15">ﯹ</text:span><text:span text:style-name="T37"> </text:span><text:span text:style-name="T15">ﯺ</text:span><text:span text:style-name="T37"> </text:span><text:span text:style-name="T15">ﯻ</text:span><text:span text:style-name="T37"> </text:span><text:span text:style-name="T15">ﯼ</text:span><text:span text:style-name="T37"> </text:span><text:span text:style-name="T15">ﯽ</text:span><text:span text:style-name="T37"> </text:span><text:span text:style-name="T15">ﯾ</text:span><text:span text:style-name="T37"> </text:span><text:span text:style-name="T15">ﯿ</text:span></text:p>
      <text:p text:style-name="P42"><text:span text:style-name="T16">ﭑ</text:span><text:span text:style-name="T37"> </text:span><text:span text:style-name="T16">ﭒ</text:span><text:span text:style-name="T37"> </text:span><text:span text:style-name="T16">ﭓ</text:span><text:span text:style-name="T37"> </text:span><text:span text:style-name="T16">ﭔ</text:span><text:span text:style-name="T37"> </text:span><text:span text:style-name="T16">ﭕ</text:span><text:span text:style-name="T37"> </text:span><text:span text:style-name="T16">ﭖ</text:span><text:span text:style-name="T37"> </text:span><text:span text:style-name="T16">ﭗ</text:span><text:span text:style-name="T37"> </text:span><text:span text:style-name="T16">ﭘ</text:span><text:span text:style-name="T37"> </text:span><text:span text:style-name="T16">ﭙ</text:span><text:span text:style-name="T37"> </text:span><text:span text:style-name="T16">ﭚ</text:span><text:span text:style-name="T37"> </text:span><text:span text:style-name="T16">ﭛ</text:span><text:span text:style-name="T37"> </text:span><text:span text:style-name="T16">ﭜ</text:span><text:span text:style-name="T37"> </text:span><text:span text:style-name="T16">ﭝ</text:span><text:span text:style-name="T37"> </text:span><text:span text:style-name="T16">ﭞﭟ</text:span><text:span text:style-name="T37"> </text:span><text:span text:style-name="T16">ﭠ</text:span><text:span text:style-name="T37"> </text:span><text:span text:style-name="T16">ﭡ</text:span><text:span text:style-name="T37"> </text:span><text:span text:style-name="T16">ﭢ</text:span><text:span text:style-name="T37"> </text:span><text:span text:style-name="T16">ﭣ</text:span><text:span text:style-name="T37"> </text:span><text:span text:style-name="T16">ﭤ</text:span><text:span text:style-name="T37"> </text:span><text:span text:style-name="T16">ﭥ</text:span><text:span text:style-name="T37"> </text:span><text:span text:style-name="T16">ﭦ</text:span><text:span text:style-name="T37"> </text:span><text:span text:style-name="T16">ﭧ</text:span><text:span text:style-name="T37"> </text:span><text:span text:style-name="T16">ﭨ</text:span></text:p>
      <text:p text:style-name="P5"><text:span text:style-name="T16">ﭩ</text:span><text:span text:style-name="T37"> </text:span><text:span text:style-name="T16">ﭪ</text:span><text:span text:style-name="T37"> </text:span><text:span text:style-name="T16">ﭫ</text:span><text:span text:style-name="T37"> </text:span><text:span text:style-name="T16">ﭬ</text:span><text:span text:style-name="T37"> </text:span><text:span text:style-name="T16">ﭭ</text:span><text:span text:style-name="T37"> </text:span><text:span text:style-name="T16">ﭮ</text:span><text:span text:style-name="T37"> </text:span><text:span text:style-name="T16">ﭯ</text:span><text:span text:style-name="T37"> </text:span><text:span text:style-name="T16">ﭰ</text:span><text:span text:style-name="T37"> </text:span><text:span text:style-name="T16">ﭱ</text:span><text:span text:style-name="T37"> </text:span><text:span text:style-name="T16">ﭲﭳ</text:span><text:span text:style-name="T37"> </text:span><text:span text:style-name="T16">ﭴ</text:span><text:span text:style-name="T37"> </text:span><text:span text:style-name="T16">ﭵ</text:span><text:span text:style-name="T37"> </text:span><text:span text:style-name="T16">ﭶ</text:span><text:span text:style-name="T37"> </text:span><text:span text:style-name="T16">ﭷ</text:span><text:span text:style-name="T37"> </text:span><text:span text:style-name="T16">ﭸ</text:span><text:span text:style-name="T37"> </text:span><text:span text:style-name="T16">ﭹ</text:span><text:span text:style-name="T37"> </text:span><text:span text:style-name="T16">ﭺ</text:span><text:span text:style-name="T37"> </text:span><text:span text:style-name="T16">ﭻ</text:span><text:span text:style-name="T37"> </text:span><text:span text:style-name="T16">ﭼ</text:span><text:span text:style-name="T37"> </text:span><text:span text:style-name="T16">ﭽ</text:span><text:span text:style-name="T37"> </text:span><text:span text:style-name="T16">ﭾ</text:span><text:span text:style-name="T37"> </text:span><text:span text:style-name="T16">ﭿ</text:span><text:span text:style-name="T37"> </text:span><text:span text:style-name="T16">ﮀ</text:span><text:span text:style-name="T37"> </text:span><text:span text:style-name="T16">ﮁ</text:span><text:span text:style-name="T37"> </text:span><text:span text:style-name="T16">ﮂﮃ</text:span><text:span text:style-name="T37"> </text:span><text:span text:style-name="T16">ﮄ</text:span><text:span text:style-name="T37"> </text:span><text:span text:style-name="T16">ﮅ</text:span><text:span text:style-name="T37"> </text:span><text:span text:style-name="T16">ﮆ</text:span><text:span text:style-name="T37"> </text:span><text:span text:style-name="T16">ﮇ</text:span><text:span text:style-name="T37"> </text:span><text:span text:style-name="T16">ﮈ</text:span><text:span text:style-name="T37"> </text:span><text:span text:style-name="T16">ﮉ</text:span><text:span text:style-name="T37"> </text:span><text:span text:style-name="T16">ﮊ</text:span><text:span text:style-name="T37"> </text:span><text:span text:style-name="T16">ﮋ</text:span><text:span text:style-name="T37"> </text:span><text:span text:style-name="T16">ﮌ</text:span><text:span text:style-name="T37"> </text:span><text:span text:style-name="T16">ﮍ</text:span><text:span text:style-name="T37"> </text:span><text:span text:style-name="T16">ﮎ</text:span><text:span text:style-name="T37"> </text:span><text:span text:style-name="T16">ﮏ</text:span><text:span text:style-name="T37"> </text:span><text:span text:style-name="T16">ﮐ</text:span><text:span text:style-name="T37"> </text:span><text:span text:style-name="T16">ﮑ</text:span><text:span text:style-name="T37"> </text:span><text:span text:style-name="T16">ﮒ</text:span><text:span text:style-name="T37"> </text:span><text:span text:style-name="T16">ﮓﮔ</text:span><text:span text:style-name="T37"> </text:span><text:span text:style-name="T16">ﮕ</text:span><text:span text:style-name="T37"> </text:span><text:span text:style-name="T16">ﮖ</text:span><text:span text:style-name="T37"> </text:span><text:span text:style-name="T16">ﮗ</text:span><text:span text:style-name="T37"> </text:span><text:span text:style-name="T16">ﮘ</text:span><text:span text:style-name="T37"> </text:span><text:span text:style-name="T16">ﮙ</text:span><text:span text:style-name="T37"> </text:span><text:span text:style-name="T16">ﮚ</text:span><text:span text:style-name="T37"> </text:span><text:span text:style-name="T16">ﮛ</text:span><text:span text:style-name="T37"> </text:span><text:span text:style-name="T16">ﮜ</text:span><text:span text:style-name="T37"> </text:span><text:span text:style-name="T16">ﮝ</text:span><text:span text:style-name="T37"> </text:span><text:span text:style-name="T16">ﮞ</text:span><text:span text:style-name="T37"> </text:span><text:span text:style-name="T16">ﮟ</text:span><text:span text:style-name="T37"> </text:span><text:span text:style-name="T16">ﮠ</text:span><text:span text:style-name="T37"> </text:span><text:span text:style-name="T16">ﮡ</text:span><text:span text:style-name="T37"> </text:span><text:span text:style-name="T16">ﮢ</text:span><text:span text:style-name="T37"> </text:span><text:span text:style-name="T16">ﮣ</text:span><text:span text:style-name="T37"> </text:span><text:span text:style-name="T16">ﮤ</text:span><text:span text:style-name="T37"> </text:span><text:span text:style-name="T16">ﮥ</text:span><text:span text:style-name="T37"> </text:span><text:span text:style-name="T16">ﮦ</text:span><text:span text:style-name="T37"> </text:span><text:span text:style-name="T16">ﮧ</text:span><text:span text:style-name="T37"> </text:span><text:span text:style-name="T16">ﮨ</text:span><text:span text:style-name="T37"> </text:span><text:span text:style-name="T16">ﮩ</text:span><text:span text:style-name="T37"> </text:span><text:span text:style-name="T16">ﮪ</text:span><text:span text:style-name="T37"> </text:span><text:span text:style-name="T16">ﮫﮬ</text:span><text:span text:style-name="T37"> </text:span><text:span text:style-name="T16">ﮭ</text:span><text:span text:style-name="T37"> </text:span><text:span text:style-name="T16">ﮮ</text:span><text:span text:style-name="T37"> </text:span><text:span text:style-name="T16">ﮯ</text:span><text:span text:style-name="T37"> </text:span><text:span text:style-name="T16">ﮰ</text:span><text:span text:style-name="T37"> </text:span><text:span text:style-name="T16">ﮱ</text:span><text:span text:style-name="T37"> </text:span><text:span text:style-name="T16">ﯓ</text:span><text:span text:style-name="T37"> </text:span><text:span text:style-name="T16">ﯔ</text:span><text:span text:style-name="T37"> </text:span><text:span text:style-name="T16">ﯕ</text:span><text:span text:style-name="T37"> </text:span><text:span text:style-name="T16">ﯖ</text:span><text:span text:style-name="T37"> </text:span><text:span text:style-name="T16">ﯗ</text:span><text:span text:style-name="T37"> </text:span><text:span text:style-name="T16">ﯘ</text:span><text:span text:style-name="T37"> </text:span><text:span text:style-name="T16">ﯙ</text:span><text:span text:style-name="T37"> </text:span><text:span text:style-name="T16">ﯚ</text:span><text:span text:style-name="T37"> </text:span><text:span text:style-name="T16">ﯛ</text:span><text:span text:style-name="T37"> </text:span><text:span text:style-name="T16">ﯜ</text:span><text:span text:style-name="T37"> </text:span><text:span text:style-name="T16">ﯝ</text:span><text:span text:style-name="T37"> </text:span><text:span text:style-name="T16">ﯞ</text:span><text:span text:style-name="T37"> </text:span><text:span text:style-name="T16">ﯟﯠ</text:span><text:span text:style-name="T37"> </text:span><text:span text:style-name="T16">ﯡ</text:span><text:span text:style-name="T37"> </text:span><text:span text:style-name="T16">ﯢ</text:span><text:span text:style-name="T37"> </text:span><text:span text:style-name="T16">ﯣ</text:span><text:span text:style-name="T37"> </text:span><text:span text:style-name="T16">ﯤ</text:span><text:span text:style-name="T37"> </text:span><text:span text:style-name="T16">ﯥ</text:span><text:span text:style-name="T37"> </text:span><text:span text:style-name="T16">ﯦ</text:span><text:span text:style-name="T37"> </text:span><text:span text:style-name="T16">ﯧ</text:span><text:span text:style-name="T37"> </text:span><text:span text:style-name="T16">ﯨ</text:span><text:span text:style-name="T37"> </text:span><text:span text:style-name="T16">ﯩ</text:span><text:span text:style-name="T37"> </text:span><text:span text:style-name="T16">ﯪ</text:span><text:span text:style-name="T37"> </text:span><text:span text:style-name="T16">ﯫ</text:span><text:span text:style-name="T37"> </text:span><text:span text:style-name="T16">ﯬ</text:span><text:span text:style-name="T37"> </text:span><text:span text:style-name="T16">ﯭ</text:span><text:span text:style-name="T37"> </text:span><text:span text:style-name="T16">ﯮ</text:span><text:span text:style-name="T37"> </text:span><text:span text:style-name="T16">ﯯﯰ</text:span><text:span text:style-name="T37"> </text:span><text:span text:style-name="T16">ﯱ</text:span><text:span text:style-name="T37"> </text:span><text:span text:style-name="T16">ﯲ</text:span><text:span text:style-name="T37"> </text:span><text:span text:style-name="T16">ﯳ</text:span><text:span text:style-name="T37"> </text:span><text:span text:style-name="T16">ﯴ</text:span><text:span text:style-name="T37"> </text:span><text:span text:style-name="T16">ﯵ</text:span><text:span text:style-name="T37"> </text:span><text:span text:style-name="T16">ﯶﯷ</text:span><text:span text:style-name="T37"> </text:span><text:span text:style-name="T16">ﯸ</text:span><text:span text:style-name="T37"> </text:span><text:span text:style-name="T16">ﯹ</text:span><text:span text:style-name="T37"> </text:span><text:span text:style-name="T16">ﯺ</text:span><text:span text:style-name="T37"> </text:span><text:span text:style-name="T16">ﯻ</text:span><text:span text:style-name="T37"> </text:span><text:span text:style-name="T16">ﯼﯽ</text:span><text:span text:style-name="T37"> </text:span><text:span text:style-name="T16">ﯾ</text:span><text:span text:style-name="T37"> </text:span><text:span text:style-name="T16">ﯿ</text:span><text:span text:style-name="T37"> </text:span><text:span text:style-name="T16">ﰀ</text:span><text:span text:style-name="T37"> </text:span><text:span text:style-name="T16">ﰁ</text:span><text:span text:style-name="T37"> </text:span><text:span text:style-name="T16">ﰂ</text:span><text:span text:style-name="T37"> </text:span><text:span text:style-name="T16">ﰃ</text:span><text:span text:style-name="T37"> </text:span><text:span text:style-name="T16">ﰄ</text:span><text:span text:style-name="T37"> </text:span><text:span text:style-name="T16">ﰅ</text:span><text:span text:style-name="T37"> </text:span><text:span text:style-name="T16">ﰆ</text:span><text:span text:style-name="T37"> </text:span><text:span text:style-name="T16">ﰇ</text:span><text:span text:style-name="T37"> </text:span><text:span text:style-name="T16">ﰈ</text:span><text:span text:style-name="T37"> </text:span><text:span text:style-name="T16">ﰉ</text:span><text:span text:style-name="T37"> </text:span><text:span text:style-name="T16">ﰊ</text:span><text:span text:style-name="T37"> </text:span><text:span text:style-name="T16">ﰋ</text:span><text:span text:style-name="T37"> </text:span><text:span text:style-name="T16">ﰌ</text:span><text:span text:style-name="T37"> </text:span><text:span text:style-name="T16">ﰍ</text:span><text:span text:style-name="T37"> </text:span><text:span text:style-name="T16">ﰎ</text:span><text:span text:style-name="T37"> </text:span><text:span text:style-name="T16">ﰏ</text:span><text:span text:style-name="T37"> </text:span><text:span text:style-name="T16">ﰐ</text:span><text:span text:style-name="T37"> </text:span><text:span text:style-name="T16">ﰑ</text:span><text:span text:style-name="T37"> </text:span><text:span text:style-name="T16">ﰒ</text:span><text:span text:style-name="T37"> </text:span><text:span text:style-name="T16">ﰓ</text:span></text:p>
      <text:p text:style-name="P5"><text:span text:style-name="T16">ﰔ</text:span><text:span text:style-name="T37"> </text:span><text:span text:style-name="T16">ﰕﰖ</text:span><text:span text:style-name="T37"> </text:span><text:span text:style-name="T16">ﰗ</text:span><text:span text:style-name="T37"> </text:span><text:span text:style-name="T16">ﰘ</text:span><text:span text:style-name="T37"> </text:span><text:span text:style-name="T16">ﰙ</text:span><text:span text:style-name="T37"> </text:span><text:span text:style-name="T16">ﰚ</text:span><text:span text:style-name="T37"> </text:span><text:span text:style-name="T16">ﰛ</text:span><text:span text:style-name="T37"> </text:span><text:span text:style-name="T16">ﰜ</text:span><text:span text:style-name="T37"> </text:span><text:span text:style-name="T16">ﰝ</text:span><text:span text:style-name="T37"> </text:span><text:span text:style-name="T16">ﰞ</text:span></text:p>
      <text:p text:style-name="P43">ﮌ ﮓ</text:p>
      <text:p text:style-name="P24">ﭤﭥﭦ</text:p>
      <text:p text:style-name="P7"><text:span text:style-name="T17">ﭑ</text:span><text:span text:style-name="T37"> </text:span><text:span text:style-name="T17">ﭒ</text:span><text:span text:style-name="T37"> </text:span><text:span text:style-name="T17">ﭓ</text:span><text:span text:style-name="T37"> </text:span><text:span text:style-name="T17">ﭔ</text:span><text:span text:style-name="T37"> </text:span><text:span text:style-name="T17">ﭕ</text:span><text:span text:style-name="T37"> </text:span><text:span text:style-name="T17">ﭖ</text:span><text:span text:style-name="T37"> </text:span><text:span text:style-name="T17">ﭗ</text:span><text:span text:style-name="T37"> </text:span><text:span text:style-name="T17">ﭘ</text:span><text:span text:style-name="T37"> </text:span><text:span text:style-name="T17">ﭙ</text:span><text:span text:style-name="T37"> </text:span><text:span text:style-name="T17">ﭚ</text:span><text:span text:style-name="T37"> </text:span><text:span text:style-name="T17">ﭛ</text:span><text:span text:style-name="T37"> </text:span><text:span text:style-name="T17">ﭜ</text:span><text:span text:style-name="T37"> </text:span><text:span text:style-name="T17">ﭝ</text:span><text:span text:style-name="T37"> </text:span><text:span text:style-name="T17">ﭞ</text:span><text:span text:style-name="T37"> </text:span><text:span text:style-name="T17">ﭟ</text:span><text:span text:style-name="T37"> </text:span><text:span text:style-name="T17">ﭠ</text:span><text:span text:style-name="T37"> </text:span><text:span text:style-name="T17">ﭡ</text:span><text:span text:style-name="T37"> </text:span><text:span text:style-name="T17">ﭢ</text:span><text:span text:style-name="T37"> </text:span><text:span text:style-name="T17">ﭣ</text:span><text:span text:style-name="T37"> </text:span><text:span text:style-name="T17">ﭤ</text:span><text:span text:style-name="T37"> </text:span><text:span text:style-name="T17">ﭥ</text:span><text:span text:style-name="T37"> </text:span><text:span text:style-name="T17">ﭦ</text:span><text:span text:style-name="T37"> </text:span><text:span text:style-name="T17">ﭧ</text:span><text:span text:style-name="T37"> </text:span><text:span text:style-name="T17">ﭨ</text:span><text:span text:style-name="T37"> </text:span><text:span text:style-name="T17">ﭩ</text:span><text:span text:style-name="T37"> </text:span><text:span text:style-name="T17">ﭪ</text:span><text:span text:style-name="T37"> </text:span><text:span text:style-name="T17">ﭫﭬ</text:span><text:span text:style-name="T37"> </text:span><text:span text:style-name="T17">ﭭ</text:span><text:span text:style-name="T37"> </text:span><text:span text:style-name="T17">ﭮ</text:span><text:span text:style-name="T37"> </text:span><text:span text:style-name="T17">ﭯ</text:span><text:span text:style-name="T37"> </text:span><text:span text:style-name="T17">ﭰ</text:span><text:span text:style-name="T37"> </text:span><text:span text:style-name="T17">ﭱ</text:span><text:span text:style-name="T37"> </text:span><text:span text:style-name="T17">ﭲ</text:span><text:span text:style-name="T37"> </text:span><text:span text:style-name="T17">ﭳ</text:span><text:span text:style-name="T37"> </text:span><text:span text:style-name="T17">ﭴ</text:span><text:span text:style-name="T37"> </text:span><text:span text:style-name="T17">ﭵ</text:span><text:span text:style-name="T37"> </text:span><text:span text:style-name="T17">ﭶ</text:span><text:span text:style-name="T37"> </text:span><text:span text:style-name="T17">ﭷ</text:span><text:span text:style-name="T37"> </text:span><text:span text:style-name="T17">ﭸ</text:span><text:span text:style-name="T37"> </text:span><text:span text:style-name="T17">ﭹ</text:span><text:span text:style-name="T37"> </text:span><text:span text:style-name="T17">ﭺ</text:span><text:span text:style-name="T37"> </text:span><text:span text:style-name="T17">ﭻ</text:span><text:span text:style-name="T37"> </text:span><text:span text:style-name="T17">ﭼ</text:span><text:span text:style-name="T37"> </text:span><text:span text:style-name="T17">ﭽ</text:span><text:span text:style-name="T37"> </text:span><text:span text:style-name="T17">ﭾ</text:span><text:span text:style-name="T37"> </text:span><text:span text:style-name="T17">ﭿ</text:span><text:span text:style-name="T37"> </text:span><text:span text:style-name="T17">ﮀ</text:span><text:span text:style-name="T37"> </text:span><text:span text:style-name="T17">ﮁ</text:span><text:span text:style-name="T37"> </text:span><text:span text:style-name="T17">ﮂ</text:span><text:span text:style-name="T37"> </text:span><text:span text:style-name="T17">ﮃ</text:span><text:span text:style-name="T37"> </text:span><text:span text:style-name="T17">ﮄ</text:span></text:p>
      <text:p text:style-name="P6"><text:span text:style-name="T17">ﮅ</text:span><text:span text:style-name="T37"> </text:span><text:span text:style-name="T17">ﮆ</text:span><text:span text:style-name="T37"> </text:span><text:span text:style-name="T17">ﮇ</text:span><text:span text:style-name="T37"> </text:span><text:span text:style-name="T17">ﮈ</text:span><text:span text:style-name="T37"> </text:span><text:span text:style-name="T17">ﮉ</text:span><text:span text:style-name="T37"> </text:span><text:span text:style-name="T17">ﮊ</text:span><text:span text:style-name="T37"> </text:span><text:span text:style-name="T17">ﮋ</text:span><text:span text:style-name="T37"> </text:span><text:span text:style-name="T17">ﮌ</text:span><text:span text:style-name="T37"> </text:span><text:span text:style-name="T17">ﮍ</text:span><text:span text:style-name="T37"> </text:span><text:span text:style-name="T17">ﮎ</text:span><text:span text:style-name="T37"> </text:span><text:span text:style-name="T17">ﮏ</text:span><text:span text:style-name="T37"> </text:span><text:span text:style-name="T17">ﮐ</text:span><text:span text:style-name="T37"> </text:span><text:span text:style-name="T17">ﮑ</text:span><text:span text:style-name="T37"> </text:span><text:span text:style-name="T17">ﮒﮓ</text:span><text:span text:style-name="T37"> </text:span><text:span text:style-name="T17">ﮔ</text:span><text:span text:style-name="T37"> </text:span><text:span text:style-name="T17">ﮕ</text:span><text:span text:style-name="T37"> </text:span><text:span text:style-name="T17">ﮖ</text:span><text:span text:style-name="T37"> </text:span><text:span text:style-name="T17">ﮗ</text:span><text:span text:style-name="T37"> </text:span><text:span text:style-name="T17">ﮘ</text:span><text:span text:style-name="T37"> </text:span><text:span text:style-name="T17">ﮙ</text:span><text:span text:style-name="T37"> </text:span><text:span text:style-name="T17">ﮚﮛ</text:span><text:span text:style-name="T37"> </text:span><text:span text:style-name="T17">ﮜ</text:span><text:span text:style-name="T37"> </text:span><text:span text:style-name="T17">ﮝ</text:span><text:span text:style-name="T37"> </text:span><text:span text:style-name="T17">ﮞ</text:span><text:span text:style-name="T37"> </text:span><text:span text:style-name="T17">ﮟ</text:span><text:span text:style-name="T37"> </text:span><text:span text:style-name="T17">ﮠ</text:span><text:span text:style-name="T37"> </text:span><text:span text:style-name="T17">ﮡ</text:span><text:span text:style-name="T37"> </text:span><text:span text:style-name="T17">ﮢ</text:span><text:span text:style-name="T37"> </text:span><text:span text:style-name="T17">ﮣ</text:span><text:span text:style-name="T37"> </text:span><text:span text:style-name="T17">ﮤ</text:span><text:span text:style-name="T37"> </text:span><text:span text:style-name="T17">ﮥ</text:span><text:span text:style-name="T37"> </text:span><text:span text:style-name="T17">ﮦ</text:span><text:span text:style-name="T37"> </text:span><text:span text:style-name="T17">ﮧ</text:span><text:span text:style-name="T37"> </text:span><text:span text:style-name="T17">ﮨ</text:span><text:span text:style-name="T37"> </text:span><text:span text:style-name="T17">ﮩ</text:span><text:span text:style-name="T37"> </text:span><text:span text:style-name="T17">ﮪ</text:span><text:span text:style-name="T37"> </text:span><text:span text:style-name="T17">ﮫ</text:span><text:span text:style-name="T37"> </text:span><text:span text:style-name="T17">ﮬ</text:span><text:span text:style-name="T37"> </text:span><text:span text:style-name="T17">ﮭ</text:span><text:span text:style-name="T37"> </text:span><text:span text:style-name="T17">ﮮ</text:span><text:span text:style-name="T37"> </text:span><text:span text:style-name="T17">ﮯ</text:span><text:span text:style-name="T37"> </text:span><text:span text:style-name="T17">ﮰ</text:span></text:p>
      <text:p text:style-name="P8"><text:span text:style-name="T17">ﮱ</text:span><text:span text:style-name="T37"> </text:span><text:span text:style-name="T17">ﯓ</text:span><text:span text:style-name="T37"> </text:span><text:span text:style-name="T17">ﯔ</text:span><text:span text:style-name="T37"> </text:span><text:span text:style-name="T17">ﯕ</text:span><text:span text:style-name="T37"> </text:span><text:span text:style-name="T17">ﯖ</text:span><text:span text:style-name="T37"> </text:span><text:span text:style-name="T17">ﯗﯘ</text:span><text:span text:style-name="T37"> </text:span><text:span text:style-name="T17">ﯙ</text:span><text:span text:style-name="T37"> </text:span><text:span text:style-name="T17">ﯚ</text:span><text:span text:style-name="T37"> </text:span><text:span text:style-name="T17">ﯛ</text:span><text:span text:style-name="T37"> </text:span><text:span text:style-name="T17">ﯜ</text:span><text:span text:style-name="T37"> </text:span><text:span text:style-name="T17">ﯝ</text:span><text:span text:style-name="T37"> </text:span><text:span text:style-name="T17">ﯞ</text:span><text:span text:style-name="T37"> </text:span><text:span text:style-name="T17">ﯟ</text:span><text:span text:style-name="T37"> </text:span><text:span text:style-name="T17">ﯠ</text:span><text:span text:style-name="T37"> </text:span><text:span text:style-name="T17">ﯡ</text:span><text:span text:style-name="T37"> </text:span><text:span text:style-name="T17">ﯢ</text:span><text:span text:style-name="T37"> </text:span><text:span text:style-name="T17">ﯣ</text:span><text:span text:style-name="T37"> </text:span><text:span text:style-name="T17">ﯤ</text:span><text:span text:style-name="T37"> </text:span><text:span text:style-name="T17">ﯥ</text:span><text:span text:style-name="T37"> </text:span><text:span text:style-name="T17">ﯦ</text:span><text:span text:style-name="T37"> </text:span><text:span text:style-name="T17">ﯧ</text:span><text:span text:style-name="T37"> </text:span><text:span text:style-name="T17">ﯨ</text:span><text:span text:style-name="T37"> </text:span><text:span text:style-name="T17">ﯩ</text:span><text:span text:style-name="T37"> </text:span><text:span text:style-name="T17">ﯪ</text:span><text:span text:style-name="T37"> </text:span><text:span text:style-name="T17">ﯫ</text:span><text:span text:style-name="T37"> </text:span><text:span text:style-name="T17">ﯬ</text:span><text:span text:style-name="T37"> </text:span><text:span text:style-name="T17">ﯭ</text:span></text:p>
      <text:p text:style-name="P26"><text:span text:style-name="T19">ﭑ</text:span><text:span text:style-name="T39"> </text:span><text:span text:style-name="T19">ﭒ</text:span><text:span text:style-name="T39"> </text:span><text:span text:style-name="T19">ﭓ</text:span><text:span text:style-name="T39"> </text:span><text:span text:style-name="T19">ﭔ</text:span><text:span text:style-name="T39"> </text:span><text:span text:style-name="T19">ﭕ</text:span><text:span text:style-name="T39"> </text:span><text:span text:style-name="T19">ﭖ</text:span><text:span text:style-name="T39"> </text:span><text:span text:style-name="T19">ﭗﭘ</text:span><text:span text:style-name="T39"> </text:span><text:span text:style-name="T19">ﭙ</text:span><text:span text:style-name="T39"> </text:span><text:span text:style-name="T19">ﭚ</text:span><text:span text:style-name="T39"> </text:span><text:span text:style-name="T19">ﭛ</text:span><text:span text:style-name="T39"> </text:span><text:span text:style-name="T19">ﭜ</text:span><text:span text:style-name="T39"> </text:span><text:span text:style-name="T19">ﭝ</text:span><text:span text:style-name="T39"> </text:span><text:span text:style-name="T19">ﭞ</text:span><text:span text:style-name="T39"> </text:span><text:span text:style-name="T19">ﭟ</text:span><text:span text:style-name="T39"> </text:span><text:span text:style-name="T19">ﭠ</text:span><text:span text:style-name="T39"> </text:span><text:span text:style-name="T19">ﭡ</text:span><text:span text:style-name="T39"> </text:span><text:span text:style-name="T19">ﭢ</text:span><text:span text:style-name="T39"> </text:span><text:span text:style-name="T19">ﭣ</text:span><text:span text:style-name="T39"> </text:span><text:span text:style-name="T19">ﭤ</text:span><text:span text:style-name="T39"> </text:span><text:span text:style-name="T19">ﭥ</text:span><text:span text:style-name="T39"> </text:span><text:span text:style-name="T19">ﭦ</text:span><text:span text:style-name="T39"> </text:span><text:span text:style-name="T19">ﭧ</text:span><text:span text:style-name="T39"> </text:span><text:span text:style-name="T19">ﭨ</text:span><text:span text:style-name="T39"> </text:span><text:span text:style-name="T19">ﭩ</text:span><text:span text:style-name="T39"> </text:span><text:span text:style-name="T19">ﭪ</text:span><text:span text:style-name="T39"> </text:span><text:span text:style-name="T19">ﭫ</text:span><text:span text:style-name="T39"> </text:span><text:span text:style-name="T19">ﭬ</text:span><text:span text:style-name="T39"> </text:span><text:span text:style-name="T19">ﭭ</text:span><text:span text:style-name="T39"> </text:span><text:span text:style-name="T19">ﭮ</text:span><text:span text:style-name="T39"> </text:span><text:span text:style-name="T19">ﭯ</text:span><text:span text:style-name="T39"> </text:span><text:span text:style-name="T19">ﭰ</text:span><text:span text:style-name="T39"> </text:span><text:span text:style-name="T19">ﭱ</text:span><text:span text:style-name="T39"> </text:span><text:span text:style-name="T19">ﭲ</text:span><text:span text:style-name="T39"> </text:span><text:span text:style-name="T19">ﭳ</text:span><text:span text:style-name="T39"> </text:span><text:span text:style-name="T19">ﭴ</text:span><text:span text:style-name="T39"> </text:span><text:span text:style-name="T19">ﭵ</text:span><text:span text:style-name="T39"> </text:span><text:span text:style-name="T19">ﭶ</text:span><text:span text:style-name="T39"> </text:span><text:span text:style-name="T19">ﭷ</text:span><text:span text:style-name="T39"> </text:span><text:span text:style-name="T19">ﭸ</text:span><text:span text:style-name="T39"> </text:span><text:span text:style-name="T19">ﭹ</text:span><text:span text:style-name="T39"> </text:span><text:span text:style-name="T19">ﭺ</text:span><text:span text:style-name="T39"> </text:span><text:span text:style-name="T19">ﭻ</text:span><text:span text:style-name="T39"> </text:span><text:span text:style-name="T19">ﭼ</text:span><text:span text:style-name="T39"> </text:span><text:span text:style-name="T19">ﭽ</text:span><text:span text:style-name="T39"> </text:span><text:span text:style-name="T19">ﭾ</text:span><text:span text:style-name="T39"> </text:span><text:span text:style-name="T19">ﭿ</text:span><text:span text:style-name="T39"> </text:span><text:span text:style-name="T19">ﮀ</text:span><text:span text:style-name="T39"> </text:span><text:span text:style-name="T19">ﮁ</text:span><text:span text:style-name="T39"> </text:span><text:span text:style-name="T19">ﮂ</text:span><text:span text:style-name="T39"> </text:span><text:span text:style-name="T19">ﮃ</text:span><text:span text:style-name="T39"> </text:span><text:span text:style-name="T19">ﮄ</text:span><text:span text:style-name="T39"> </text:span><text:span text:style-name="T19">ﮅ</text:span><text:span text:style-name="T39"> </text:span><text:span text:style-name="T19">ﮆ</text:span><text:span text:style-name="T39"> </text:span><text:span text:style-name="T19">ﮇ</text:span><text:span text:style-name="T39"> </text:span><text:span text:style-name="T19">ﮈ</text:span><text:span text:style-name="T39"> </text:span><text:span text:style-name="T19">ﮉ</text:span><text:span text:style-name="T39"> </text:span><text:span text:style-name="T19">ﮊ</text:span><text:span text:style-name="T39"> </text:span><text:span text:style-name="T19">ﮋ</text:span><text:span text:style-name="T39"> </text:span><text:span text:style-name="T19">ﮌ</text:span><text:span text:style-name="T39"> </text:span><text:span text:style-name="T19">ﮍ</text:span><text:span text:style-name="T39"> </text:span><text:span text:style-name="T19">ﮎ</text:span><text:span text:style-name="T39"> </text:span><text:span text:style-name="T19">ﮏﮐ</text:span><text:span text:style-name="T39"> </text:span><text:span text:style-name="T19">ﮑ</text:span><text:span text:style-name="T39"> </text:span><text:span text:style-name="T19">ﮒ</text:span><text:span text:style-name="T39"> </text:span><text:span text:style-name="T19">ﮓ</text:span><text:span text:style-name="T39"> </text:span><text:span text:style-name="T19">ﮔ</text:span><text:span text:style-name="T39"> </text:span><text:span text:style-name="T19">ﮕ</text:span><text:span text:style-name="T39"> </text:span><text:span text:style-name="T19">ﮖ</text:span><text:span text:style-name="T39"> </text:span><text:span text:style-name="T19">ﮗ</text:span><text:span text:style-name="T39"> </text:span><text:span text:style-name="T19">ﮘ</text:span><text:span text:style-name="T39"> </text:span><text:span text:style-name="T19">ﮙ</text:span><text:span text:style-name="T39"> </text:span><text:span text:style-name="T19">ﮚﮛ</text:span><text:span text:style-name="T39"> </text:span><text:span text:style-name="T19">ﮜ</text:span><text:span text:style-name="T39"> </text:span><text:span text:style-name="T19">ﮝ</text:span><text:span text:style-name="T39"> </text:span><text:span text:style-name="T19">ﮞ</text:span><text:span text:style-name="T39"> </text:span><text:span text:style-name="T19">ﮟ</text:span><text:span text:style-name="T39"> </text:span><text:span text:style-name="T19">ﮠ</text:span><text:span text:style-name="T39"> </text:span><text:span text:style-name="T19">ﮡ</text:span><text:span text:style-name="T39"> </text:span><text:span text:style-name="T19">ﮢ</text:span><text:span text:style-name="T39"> </text:span><text:span text:style-name="T19">ﮣ</text:span><text:span text:style-name="T39"> </text:span><text:span text:style-name="T19">ﮤ</text:span><text:span text:style-name="T39"> </text:span><text:span text:style-name="T19">ﮥ</text:span><text:span text:style-name="T39"> </text:span><text:span text:style-name="T19">ﮦ</text:span><text:span text:style-name="T39"> </text:span><text:span text:style-name="T19">ﮧ</text:span><text:span text:style-name="T39"> </text:span><text:span text:style-name="T19">ﮨ</text:span><text:span text:style-name="T39"> </text:span><text:span text:style-name="T19">ﮩ</text:span><text:span text:style-name="T39"> </text:span><text:span text:style-name="T19">ﮪ</text:span><text:span text:style-name="T39"> </text:span><text:span text:style-name="T19">ﮫ</text:span><text:span text:style-name="T39"> </text:span><text:span text:style-name="T19">ﮬ</text:span><text:span text:style-name="T39"> </text:span><text:span text:style-name="T19">ﮭ</text:span><text:span text:style-name="T39"> </text:span><text:span text:style-name="T19">ﮮ</text:span><text:span text:style-name="T39"> </text:span><text:span text:style-name="T19">ﮯ</text:span><text:span text:style-name="T39"> </text:span><text:span text:style-name="T19">ﮰ</text:span><text:span text:style-name="T39"> </text:span><text:span text:style-name="T19">ﮱ</text:span><text:span text:style-name="T39"> </text:span><text:span text:style-name="T19">ﯓ</text:span><text:span text:style-name="T39"> </text:span><text:span text:style-name="T19">ﯔ</text:span><text:span text:style-name="T39"> </text:span><text:span text:style-name="T19">ﯕ</text:span><text:span text:style-name="T39"> </text:span><text:span text:style-name="T19">ﯖ</text:span><text:span text:style-name="T39"> </text:span><text:span text:style-name="T19">ﯗ</text:span><text:span text:style-name="T39"> </text:span><text:span text:style-name="T19">ﯘ</text:span><text:span text:style-name="T39"> </text:span><text:span text:style-name="T19">ﯙ</text:span><text:span text:style-name="T39"> </text:span><text:span text:style-name="T19">ﯚ</text:span><text:span text:style-name="T39"> </text:span><text:span text:style-name="T19">ﯛ</text:span><text:span text:style-name="T39"> </text:span><text:span text:style-name="T19">ﯜ</text:span><text:span text:style-name="T39"> </text:span><text:span text:style-name="T19">ﯝ</text:span><text:span text:style-name="T39"> </text:span><text:span text:style-name="T19">ﯞ</text:span><text:span text:style-name="T39"> </text:span><text:span text:style-name="T19">ﯟ</text:span><text:span text:style-name="T39"> </text:span><text:span text:style-name="T19">ﯠ</text:span></text:p>
      <text:p text:style-name="P9"><text:span text:style-name="T18">ﯡ</text:span><text:span text:style-name="T37"> </text:span><text:span text:style-name="T18">ﯢ</text:span><text:span text:style-name="T37"> </text:span><text:span text:style-name="T18">ﯣ</text:span><text:span text:style-name="T37"> </text:span><text:span text:style-name="T18">ﯤ</text:span><text:span text:style-name="T37"> </text:span><text:span text:style-name="T18">ﯥ</text:span><text:span text:style-name="T37"> </text:span><text:span text:style-name="T18">ﯦ</text:span><text:span text:style-name="T37"> </text:span><text:span text:style-name="T18">ﯧ</text:span><text:span text:style-name="T37"> </text:span><text:span text:style-name="T18">ﯨ</text:span><text:span text:style-name="T37"> </text:span><text:span text:style-name="T18">ﯩ</text:span><text:span text:style-name="T37"> </text:span><text:span text:style-name="T18">ﯪ</text:span></text:p>
      <text:p text:style-name="P10"><text:span text:style-name="T18">ﯫ</text:span><text:span text:style-name="T37"> </text:span><text:span text:style-name="T18">ﯬ</text:span><text:span text:style-name="T37"> </text:span><text:span text:style-name="T18">ﯭ</text:span><text:span text:style-name="T37"> </text:span><text:span text:style-name="T18">ﯮ</text:span><text:span text:style-name="T37"> </text:span><text:span text:style-name="T18">ﯯ</text:span><text:span text:style-name="T37"> </text:span><text:span text:style-name="T18">ﯰ</text:span><text:span text:style-name="T37"> </text:span><text:span text:style-name="T18">ﯱ</text:span><text:span text:style-name="T37"> </text:span><text:span text:style-name="T18">ﯲ</text:span><text:span text:style-name="T37"> </text:span><text:span text:style-name="T18">ﯳ</text:span><text:span text:style-name="T37"> </text:span><text:span text:style-name="T18">ﯴ</text:span><text:span text:style-name="T37"> </text:span><text:span text:style-name="T18">ﯵ</text:span><text:span text:style-name="T37"> </text:span><text:span text:style-name="T18">ﯶ</text:span><text:span text:style-name="T37"> </text:span><text:span text:style-name="T18">ﯷﯸ</text:span><text:span text:style-name="T37"> </text:span><text:span text:style-name="T18">ﯹ</text:span><text:span text:style-name="T37"> </text:span><text:span text:style-name="T18">ﯺ</text:span><text:span text:style-name="T37"> </text:span><text:span text:style-name="T18">ﯻ</text:span><text:span text:style-name="T37"> </text:span><text:span text:style-name="T18">ﯼ</text:span><text:span text:style-name="T37"> </text:span><text:span text:style-name="T18">ﯽ</text:span><text:span text:style-name="T37"> </text:span><text:span text:style-name="T18">ﯾ</text:span><text:span text:style-name="T37"> </text:span><text:span text:style-name="T18">ﯿ</text:span><text:span text:style-name="T37"> </text:span><text:span text:style-name="T18">ﰀ</text:span><text:span text:style-name="T37"> </text:span><text:span text:style-name="T18">ﰁ</text:span><text:span text:style-name="T37"> </text:span><text:span text:style-name="T18">ﰂ</text:span><text:span text:style-name="T37"> </text:span><text:span text:style-name="T18">ﰃ</text:span><text:span text:style-name="T37"> </text:span><text:span text:style-name="T18">ﰄﰅ</text:span><text:span text:style-name="T37"> </text:span><text:span text:style-name="T18">ﰆ</text:span><text:span text:style-name="T37"> </text:span><text:span text:style-name="T18">ﰇ</text:span><text:span text:style-name="T37"> </text:span><text:span text:style-name="T18">ﰈ</text:span><text:span text:style-name="T37"> </text:span><text:span text:style-name="T18">ﰉ</text:span><text:span text:style-name="T37"> </text:span><text:span text:style-name="T18">ﰊ</text:span><text:span text:style-name="T37"> </text:span><text:span text:style-name="T18">ﰋ</text:span><text:span text:style-name="T37"> </text:span><text:span text:style-name="T18">ﰌ</text:span><text:span text:style-name="T37"> </text:span><text:span text:style-name="T18">ﰍ</text:span><text:span text:style-name="T37"> </text:span><text:span text:style-name="T18">ﰎ</text:span><text:span text:style-name="T37"> </text:span><text:span text:style-name="T18">ﰏ</text:span><text:span text:style-name="T37"> </text:span><text:span text:style-name="T18">ﰐ</text:span><text:span text:style-name="T37"> </text:span><text:span text:style-name="T18">ﰑ</text:span><text:span text:style-name="T37"> </text:span><text:span text:style-name="T18">ﰒ</text:span><text:span text:style-name="T37"> </text:span><text:span text:style-name="T18">ﰓ</text:span><text:span text:style-name="T37"> </text:span><text:span text:style-name="T18">ﰔ</text:span></text:p>
      <text:p text:style-name="P27"><text:span text:style-name="T20">ﭑ</text:span><text:span text:style-name="T40"> </text:span><text:span text:style-name="T20">ﭒ</text:span><text:span text:style-name="T40"> </text:span><text:span text:style-name="T20">ﭓ</text:span><text:span text:style-name="T40"> </text:span><text:span text:style-name="T20">ﭔ</text:span><text:span text:style-name="T40"> </text:span><text:span text:style-name="T20">ﭕ</text:span><text:span text:style-name="T40"> </text:span><text:span text:style-name="T20">ﭖ</text:span><text:span text:style-name="T40"> </text:span><text:span text:style-name="T20">ﭗ</text:span><text:span text:style-name="T40"> </text:span><text:span text:style-name="T20">ﭘ</text:span><text:span text:style-name="T40"> </text:span><text:span text:style-name="T20">ﭙ</text:span><text:span text:style-name="T40"> </text:span><text:span text:style-name="T20">ﭚ</text:span><text:span text:style-name="T40"> </text:span><text:span text:style-name="T20">ﭛ</text:span><text:span text:style-name="T40"> </text:span><text:span text:style-name="T20">ﭜ</text:span><text:span text:style-name="T40"> </text:span><text:span text:style-name="T20">ﭝ</text:span><text:span text:style-name="T40"> </text:span><text:span text:style-name="T20">ﭞ</text:span><text:span text:style-name="T40"> </text:span><text:span text:style-name="T20">ﭟ</text:span><text:span text:style-name="T40"> </text:span><text:span text:style-name="T20">ﭠ</text:span><text:span text:style-name="T40"> </text:span><text:span text:style-name="T20">ﭡ</text:span><text:span text:style-name="T40"> </text:span><text:span text:style-name="T20">ﭢﭣ</text:span><text:span text:style-name="T40"> </text:span><text:span text:style-name="T20">ﭤ</text:span><text:span text:style-name="T40"> </text:span><text:span text:style-name="T20">ﭥ</text:span><text:span text:style-name="T40"> </text:span><text:span text:style-name="T20">ﭦ</text:span><text:span text:style-name="T40"> </text:span><text:span text:style-name="T20">ﭧ</text:span><text:span text:style-name="T40"> </text:span><text:span text:style-name="T20">ﭨ</text:span><text:span text:style-name="T40"> </text:span><text:span text:style-name="T20">ﭩ</text:span><text:span text:style-name="T40"> </text:span><text:span text:style-name="T20">ﭪ</text:span><text:span text:style-name="T40"> </text:span><text:span text:style-name="T20">ﭫ</text:span><text:span text:style-name="T40"> </text:span><text:span text:style-name="T20">ﭬ</text:span><text:span text:style-name="T40"> </text:span><text:span text:style-name="T20">ﭭ</text:span><text:span text:style-name="T40"> </text:span><text:span text:style-name="T20">ﭮ</text:span><text:span text:style-name="T40"> </text:span><text:span text:style-name="T20">ﭯ</text:span><text:span text:style-name="T40"> </text:span><text:span text:style-name="T20">ﭰ</text:span><text:span text:style-name="T40"> </text:span><text:span text:style-name="T20">ﭱ</text:span><text:span text:style-name="T40"> </text:span><text:span text:style-name="T20">ﭲ</text:span><text:span text:style-name="T40"> </text:span><text:span text:style-name="T20">ﭳ</text:span><text:span text:style-name="T40"> </text:span><text:span text:style-name="T20">ﭴ</text:span><text:span text:style-name="T40"> </text:span><text:span text:style-name="T20">ﭵ</text:span><text:span text:style-name="T40"> </text:span><text:span text:style-name="T20">ﭶ</text:span><text:span text:style-name="T40"> </text:span><text:span text:style-name="T20">ﭷ</text:span><text:span text:style-name="T40"> </text:span><text:span text:style-name="T20">ﭸ</text:span><text:span text:style-name="T40"> </text:span><text:span text:style-name="T20">ﭹ</text:span><text:span text:style-name="T40"> </text:span><text:span text:style-name="T20">ﭺ</text:span><text:span text:style-name="T40"> </text:span><text:span text:style-name="T20">ﭻ</text:span><text:span text:style-name="T40"> </text:span><text:span text:style-name="T20">ﭼﭽ</text:span><text:span text:style-name="T40"> </text:span><text:span text:style-name="T20">ﭾ</text:span><text:span text:style-name="T40"> </text:span><text:span text:style-name="T20">ﭿ</text:span><text:span text:style-name="T40"> </text:span><text:span text:style-name="T20">ﮀ</text:span><text:span text:style-name="T40"> </text:span><text:span text:style-name="T20">ﮁﮂ</text:span><text:span text:style-name="T40"> </text:span><text:span text:style-name="T20">ﮃ</text:span><text:span text:style-name="T40"> </text:span><text:span text:style-name="T20">ﮄ</text:span><text:span text:style-name="T40"> </text:span><text:span text:style-name="T20">ﮅ</text:span><text:span text:style-name="T40"> </text:span><text:span text:style-name="T20">ﮆ</text:span><text:span text:style-name="T40"> </text:span><text:span text:style-name="T20">ﮇ</text:span><text:span text:style-name="T40"> </text:span><text:span text:style-name="T20">ﮈ</text:span><text:span text:style-name="T40"> </text:span><text:span text:style-name="T20">ﮉ</text:span><text:span text:style-name="T40"> </text:span><text:span text:style-name="T20">ﮊ</text:span><text:span text:style-name="T40"> </text:span><text:span text:style-name="T20">ﮋ</text:span><text:span text:style-name="T40"> </text:span><text:span text:style-name="T20">ﮌ</text:span><text:span text:style-name="T40"> </text:span><text:span text:style-name="T20">ﮍ</text:span><text:span text:style-name="T40"> </text:span><text:span text:style-name="T20">ﮎ</text:span><text:span text:style-name="T40"> </text:span><text:span text:style-name="T20">ﮏ</text:span><text:span text:style-name="T40"> </text:span><text:span text:style-name="T20">ﮐ</text:span><text:span text:style-name="T40"> </text:span><text:span text:style-name="T20">ﮑ</text:span><text:span text:style-name="T40"> </text:span><text:span text:style-name="T20">ﮒ</text:span><text:span text:style-name="T40"> </text:span><text:span text:style-name="T20">ﮓ</text:span><text:span text:style-name="T40"> </text:span><text:span text:style-name="T20">ﮔ</text:span><text:span text:style-name="T40"> </text:span><text:span text:style-name="T20">ﮕ</text:span><text:span text:style-name="T40"> </text:span><text:span text:style-name="T20">ﮖ</text:span><text:span text:style-name="T40"> </text:span><text:span text:style-name="T20">ﮗ</text:span><text:span text:style-name="T40"> </text:span><text:span text:style-name="T20">ﮘﮙ</text:span><text:span text:style-name="T40"> </text:span><text:span text:style-name="T20">ﮚ</text:span><text:span text:style-name="T40"> </text:span><text:span text:style-name="T20">ﮛ</text:span><text:span text:style-name="T40"> </text:span><text:span text:style-name="T20">ﮜ</text:span><text:span text:style-name="T40"> </text:span><text:span text:style-name="T20">ﮝ</text:span><text:span text:style-name="T40"> </text:span><text:span text:style-name="T20">ﮞ</text:span><text:span text:style-name="T40"> </text:span><text:span text:style-name="T20">ﮟ</text:span><text:span text:style-name="T40"> </text:span><text:span text:style-name="T20">ﮠ</text:span><text:span text:style-name="T40"> </text:span><text:span text:style-name="T20">ﮡﮢ</text:span><text:span text:style-name="T40"> </text:span><text:span text:style-name="T20">ﮣ</text:span><text:span text:style-name="T40"> </text:span><text:span text:style-name="T20">ﮤ</text:span><text:span text:style-name="T40"> </text:span><text:span text:style-name="T20">ﮥ</text:span><text:span text:style-name="T40"> </text:span><text:span text:style-name="T20">ﮦ</text:span><text:span text:style-name="T40"> </text:span><text:span text:style-name="T20">ﮧ</text:span><text:span text:style-name="T40"> </text:span><text:span text:style-name="T20">ﮨ</text:span><text:span text:style-name="T40"> </text:span><text:span text:style-name="T20">ﮩ</text:span><text:span text:style-name="T40"> </text:span><text:span text:style-name="T20">ﮪ</text:span><text:span text:style-name="T40"> </text:span><text:span text:style-name="T20">ﮫ</text:span><text:span text:style-name="T40"> </text:span><text:span text:style-name="T20">ﮬ</text:span><text:span text:style-name="T40"> </text:span><text:span text:style-name="T20">ﮭ</text:span><text:span text:style-name="T40"> </text:span><text:span text:style-name="T20">ﮮ</text:span><text:span text:style-name="T40"> </text:span><text:span text:style-name="T20">ﮯ</text:span><text:span text:style-name="T40"> </text:span><text:span text:style-name="T20">ﮰ</text:span><text:span text:style-name="T40"> </text:span><text:span text:style-name="T20">ﮱ</text:span><text:span text:style-name="T40"> </text:span><text:span text:style-name="T20">ﯓ</text:span><text:span text:style-name="T40"> </text:span><text:span text:style-name="T20">ﯔ</text:span><text:span text:style-name="T40"> </text:span><text:span text:style-name="T20">ﯕﯖ</text:span><text:span text:style-name="T40"> </text:span><text:span text:style-name="T20">ﯗ</text:span><text:span text:style-name="T40"> </text:span><text:span text:style-name="T20">ﯘ</text:span><text:span text:style-name="T40"> </text:span><text:span text:style-name="T20">ﯙ</text:span><text:span text:style-name="T40"> </text:span><text:span text:style-name="T20">ﯚ</text:span><text:span text:style-name="T40"> </text:span><text:span text:style-name="T20">ﯛ</text:span><text:span text:style-name="T40"> </text:span><text:span text:style-name="T20">ﯜﯝ</text:span><text:span text:style-name="T40"> </text:span><text:span text:style-name="T20">ﯞ</text:span><text:span text:style-name="T40"> </text:span><text:span text:style-name="T20">ﯟ</text:span><text:span text:style-name="T40"> </text:span><text:span text:style-name="T20">ﯠ</text:span><text:span text:style-name="T40"> </text:span><text:span text:style-name="T20">ﯡ</text:span><text:span text:style-name="T40"> </text:span><text:span text:style-name="T20">ﯢ</text:span><text:span text:style-name="T40"> </text:span><text:span text:style-name="T20">ﯣ</text:span><text:span text:style-name="T40"> </text:span><text:span text:style-name="T20">ﯤ</text:span><text:span text:style-name="T40"> </text:span><text:span text:style-name="T20">ﯥ</text:span><text:span text:style-name="T40"> </text:span><text:span text:style-name="T20">ﯦ</text:span><text:span text:style-name="T40"> </text:span><text:span text:style-name="T20">ﯧ</text:span><text:span text:style-name="T40"> </text:span><text:span text:style-name="T20">ﯨﯩ</text:span><text:span text:style-name="T40"> </text:span><text:span text:style-name="T20">ﯪ</text:span><text:span text:style-name="T40"> </text:span><text:span text:style-name="T20">ﯫ</text:span><text:span text:style-name="T40"> </text:span><text:span text:style-name="T20">ﯬ</text:span><text:span text:style-name="T40"> </text:span><text:span text:style-name="T20">ﯭ</text:span><text:span text:style-name="T40"> </text:span><text:span text:style-name="T20">ﯮ</text:span><text:span text:style-name="T40"> </text:span><text:span text:style-name="T20">ﯯ</text:span><text:span text:style-name="T40"> </text:span><text:span text:style-name="T20">ﯰ</text:span><text:span text:style-name="T40"> </text:span><text:span text:style-name="T20">ﯱ</text:span><text:span text:style-name="T40"> </text:span><text:span text:style-name="T20">ﯲﯳ</text:span><text:span text:style-name="T40"> </text:span><text:span text:style-name="T20">ﯴ</text:span><text:span text:style-name="T40"> </text:span><text:span text:style-name="T20">ﯵ</text:span><text:span text:style-name="T40"> </text:span><text:span text:style-name="T20">ﯶ</text:span><text:span text:style-name="T40"> </text:span><text:span text:style-name="T20">ﯷ</text:span><text:span text:style-name="T40"> </text:span><text:span text:style-name="T20">ﯸ</text:span><text:span text:style-name="T40"> </text:span><text:span text:style-name="T20">ﯹ</text:span><text:span text:style-name="T40"> </text:span><text:span text:style-name="T20">ﯺ</text:span><text:span text:style-name="T40"> </text:span><text:span text:style-name="T20">ﯻ</text:span><text:span text:style-name="T40"> </text:span><text:span text:style-name="T20">ﯼ</text:span><text:span text:style-name="T40"> </text:span><text:span text:style-name="T20">ﯽﯾ</text:span><text:span text:style-name="T40"> </text:span><text:span text:style-name="T20">ﯿ</text:span><text:span text:style-name="T40"> </text:span><text:span text:style-name="T20">ﰀ</text:span><text:span text:style-name="T40"> </text:span><text:span text:style-name="T20">ﰁ</text:span><text:span text:style-name="T40"> </text:span><text:span text:style-name="T20">ﰂ</text:span><text:span text:style-name="T40"> </text:span><text:span text:style-name="T20">ﰃ</text:span><text:span text:style-name="T40"> </text:span><text:span text:style-name="T20">ﰄ</text:span><text:span text:style-name="T40"> </text:span><text:span text:style-name="T20">ﰅ</text:span><text:span text:style-name="T40"> </text:span><text:span text:style-name="T20">ﰆ</text:span><text:span text:style-name="T40"> </text:span><text:span text:style-name="T20">ﰇ</text:span><text:span text:style-name="T40"> </text:span><text:span text:style-name="T20">ﰈ</text:span><text:span text:style-name="T40"> </text:span><text:span text:style-name="T20">ﰉ</text:span></text:p>
      <text:p text:style-name="P27"><text:span text:style-name="T6">ﭑ</text:span><text:span text:style-name="T7"> </text:span><text:span text:style-name="T22">ﭒ</text:span><text:span text:style-name="T41"> </text:span><text:span text:style-name="T22">ﭓ</text:span><text:span text:style-name="T41"> </text:span><text:span text:style-name="T22">ﭔ</text:span><text:span text:style-name="T41"> </text:span><text:span text:style-name="T22">ﭕ</text:span><text:span text:style-name="T41"> </text:span><text:span text:style-name="T22">ﭖ</text:span><text:span text:style-name="T41"> </text:span><text:span text:style-name="T22">ﭗ</text:span><text:span text:style-name="T41"> </text:span><text:span text:style-name="T22">ﭘ</text:span><text:span text:style-name="T41"> </text:span><text:span text:style-name="T22">ﭙ</text:span><text:span text:style-name="T41"> </text:span><text:span text:style-name="T22">ﭚ</text:span><text:span text:style-name="T41"> </text:span><text:span text:style-name="T22">ﭛ</text:span><text:span text:style-name="T41"> </text:span><text:span text:style-name="T22">ﭜﭝ</text:span><text:span text:style-name="T41"> </text:span><text:span text:style-name="T22">ﭞ</text:span><text:span text:style-name="T41"> </text:span><text:span text:style-name="T22">ﭟ</text:span><text:span text:style-name="T41"> </text:span><text:span text:style-name="T22">ﭠ</text:span><text:span text:style-name="T41"> </text:span><text:span text:style-name="T22">ﭡ</text:span><text:span text:style-name="T41"> </text:span><text:span text:style-name="T22">ﭢ</text:span><text:span text:style-name="T41"> </text:span><text:span text:style-name="T22">ﭣ</text:span><text:span text:style-name="T41"> </text:span><text:span text:style-name="T22">ﭤ</text:span><text:span text:style-name="T41"> </text:span><text:span text:style-name="T22">ﭥ</text:span><text:span text:style-name="T41"> </text:span><text:span text:style-name="T22">ﭦ</text:span><text:span text:style-name="T41"> </text:span><text:span text:style-name="T22">ﭧ</text:span><text:span text:style-name="T41"> </text:span><text:span text:style-name="T22">ﭨ</text:span><text:span text:style-name="T41"> </text:span><text:span text:style-name="T22">ﭩ</text:span><text:span text:style-name="T41"> </text:span><text:span text:style-name="T22">ﭪ</text:span><text:span text:style-name="T41"> </text:span><text:span text:style-name="T22">ﭫ</text:span><text:span text:style-name="T41"> </text:span><text:span text:style-name="T22">ﭬ</text:span><text:span text:style-name="T41"> </text:span><text:span text:style-name="T22">ﭭﭮ</text:span><text:span text:style-name="T41"> </text:span><text:span text:style-name="T22">ﭯ</text:span><text:span text:style-name="T41"> </text:span><text:span text:style-name="T22">ﭰ</text:span><text:span text:style-name="T41"> </text:span><text:span text:style-name="T22">ﭱ</text:span><text:span text:style-name="T41"> </text:span><text:span text:style-name="T22">ﭲ</text:span></text:p>
      <text:p text:style-name="P25"><text:span text:style-name="T21">ﭳ</text:span><text:span text:style-name="T37"> </text:span><text:span text:style-name="T21">ﭴ</text:span><text:span text:style-name="T37"> </text:span><text:span text:style-name="T21">ﭵ</text:span><text:span text:style-name="T37"> </text:span><text:span text:style-name="T21">ﭶ</text:span><text:span text:style-name="T37"> </text:span><text:span text:style-name="T21">ﭷ</text:span><text:span text:style-name="T37"> </text:span><text:span text:style-name="T21">ﭸﭹ</text:span><text:span text:style-name="T37"> </text:span><text:span text:style-name="T21">ﭺ</text:span><text:span text:style-name="T37"> </text:span><text:span text:style-name="T21">ﭻ</text:span><text:span text:style-name="T37"> </text:span><text:span text:style-name="T21">ﭼ</text:span><text:span text:style-name="T37"> </text:span><text:span text:style-name="T21">ﭽ</text:span><text:span text:style-name="T37"> </text:span><text:span text:style-name="T21">ﭾ</text:span><text:span text:style-name="T37"> </text:span><text:span text:style-name="T21">ﭿ</text:span><text:span text:style-name="T37"> </text:span><text:span text:style-name="T21">ﮀ</text:span><text:span text:style-name="T37"> </text:span><text:span text:style-name="T21">ﮁ</text:span><text:span text:style-name="T37"> </text:span><text:span text:style-name="T21">ﮂ</text:span><text:span text:style-name="T37"> </text:span><text:span text:style-name="T21">ﮃ</text:span><text:span text:style-name="T37"> </text:span><text:span text:style-name="T21">ﮄ</text:span><text:span text:style-name="T37"> </text:span><text:span text:style-name="T21">ﮅ</text:span><text:span text:style-name="T37"> </text:span><text:span text:style-name="T21">ﮆ</text:span><text:span text:style-name="T37"> </text:span><text:span text:style-name="T21">ﮇ</text:span><text:span text:style-name="T37"> </text:span><text:span text:style-name="T21">ﮈ</text:span><text:span text:style-name="T37"> </text:span><text:span text:style-name="T21">ﮉ</text:span><text:span text:style-name="T37"> </text:span><text:span text:style-name="T21">ﮊ</text:span><text:span text:style-name="T37"> </text:span><text:span text:style-name="T21">ﮋ</text:span><text:span text:style-name="T37"> </text:span><text:span text:style-name="T21">ﮌ</text:span><text:span text:style-name="T37"> </text:span><text:span text:style-name="T21">ﮍ</text:span><text:span text:style-name="T37"> </text:span><text:span text:style-name="T21">ﮎ</text:span><text:span text:style-name="T37"> </text:span><text:span text:style-name="T21">ﮏ</text:span><text:span text:style-name="T37"> </text:span><text:span text:style-name="T21">ﮐ</text:span><text:span text:style-name="T37"> </text:span><text:span text:style-name="T21">ﮑ</text:span><text:span text:style-name="T37"> </text:span><text:span text:style-name="T21">ﮒ</text:span><text:span text:style-name="T37"> </text:span><text:span text:style-name="T21">ﮓ</text:span><text:span text:style-name="T37"> </text:span><text:span text:style-name="T21">ﮔ</text:span><text:span text:style-name="T37"> </text:span><text:span text:style-name="T21">ﮕ</text:span><text:span text:style-name="T37"> </text:span><text:span text:style-name="T21">ﮖ</text:span><text:span text:style-name="T37"> </text:span><text:span text:style-name="T21">ﮗ</text:span><text:span text:style-name="T37"> </text:span><text:span text:style-name="T21">ﮘ</text:span><text:span text:style-name="T37"> </text:span><text:span text:style-name="T21">ﮙ</text:span><text:span text:style-name="T37"> </text:span><text:span text:style-name="T21">ﮚ</text:span><text:span text:style-name="T37"> </text:span><text:span text:style-name="T21">ﮛ</text:span><text:span text:style-name="T37"> </text:span><text:span text:style-name="T21">ﮜ</text:span><text:span text:style-name="T37"> </text:span><text:span text:style-name="T21">ﮝ</text:span><text:span text:style-name="T37"> </text:span><text:span text:style-name="T21">ﮞ</text:span><text:span text:style-name="T37"> </text:span><text:span text:style-name="T21">ﮟ</text:span><text:span text:style-name="T37"> </text:span><text:span text:style-name="T21">ﮠﮡ</text:span><text:span text:style-name="T37"> </text:span><text:span text:style-name="T21">ﮢ</text:span><text:span text:style-name="T37"> </text:span><text:span text:style-name="T21">ﮣ</text:span><text:span text:style-name="T37"> </text:span><text:span text:style-name="T21">ﮤ</text:span><text:span text:style-name="T37"> </text:span><text:span text:style-name="T21">ﮥ</text:span><text:span text:style-name="T37"> </text:span><text:span text:style-name="T21">ﮦ</text:span><text:span text:style-name="T37"> </text:span><text:span text:style-name="T21">ﮧﮨ</text:span><text:span text:style-name="T37"> </text:span><text:span text:style-name="T21">ﮩ</text:span><text:span text:style-name="T37"> </text:span><text:span text:style-name="T21">ﮪ</text:span><text:span text:style-name="T37"> </text:span><text:span text:style-name="T21">ﮫ</text:span><text:span text:style-name="T37"> </text:span><text:span text:style-name="T21">ﮬ</text:span><text:span text:style-name="T37"> </text:span><text:span text:style-name="T21">ﮭ</text:span><text:span text:style-name="T37"> </text:span><text:span text:style-name="T21">ﮮ</text:span><text:span text:style-name="T37"> </text:span><text:span text:style-name="T21">ﮯ</text:span><text:span text:style-name="T37"> </text:span><text:span text:style-name="T21">ﮰ</text:span><text:span text:style-name="T37"> </text:span><text:span text:style-name="T21">ﮱ</text:span><text:span text:style-name="T37"> </text:span><text:span text:style-name="T21">ﯓ</text:span><text:span text:style-name="T37"> </text:span><text:span text:style-name="T21">ﯔ</text:span><text:span text:style-name="T37"> </text:span><text:span text:style-name="T21">ﯕﯖ</text:span><text:span text:style-name="T37"> </text:span><text:span text:style-name="T21">ﯗ</text:span><text:span text:style-name="T37"> </text:span><text:span text:style-name="T21">ﯘ</text:span><text:span text:style-name="T37"> </text:span><text:span text:style-name="T21">ﯙ</text:span><text:span text:style-name="T37"> </text:span><text:span text:style-name="T21">ﯚ</text:span><text:span text:style-name="T37"> </text:span><text:span text:style-name="T21">ﯛ</text:span><text:span text:style-name="T37"> </text:span><text:span text:style-name="T21">ﯜ</text:span><text:span text:style-name="T37"> </text:span><text:span text:style-name="T21">ﯝ</text:span><text:span text:style-name="T37"> </text:span><text:span text:style-name="T21">ﯞ</text:span><text:span text:style-name="T37"> </text:span><text:span text:style-name="T21">ﯟ</text:span><text:span text:style-name="T37"> </text:span><text:span text:style-name="T21">ﯠ</text:span><text:span text:style-name="T37"> </text:span><text:span text:style-name="T21">ﯡ</text:span><text:span text:style-name="T37"> </text:span><text:span text:style-name="T21">ﯢ</text:span><text:span text:style-name="T37"> </text:span><text:span text:style-name="T21">ﯣ</text:span><text:span text:style-name="T37"> </text:span><text:span text:style-name="T21">ﯤ</text:span><text:span text:style-name="T37"> </text:span><text:span text:style-name="T21">ﯥ</text:span><text:span text:style-name="T37"> </text:span><text:span text:style-name="T21">ﯦ</text:span><text:span text:style-name="T37"> </text:span><text:span text:style-name="T21">ﯧ</text:span><text:span text:style-name="T37"> </text:span><text:span text:style-name="T21">ﯨﯩ</text:span><text:span text:style-name="T37"> </text:span><text:span text:style-name="T21">ﯪ</text:span><text:span text:style-name="T37"> </text:span><text:span text:style-name="T21">ﯫ</text:span><text:span text:style-name="T37"> </text:span><text:span text:style-name="T21">ﯬ</text:span><text:span text:style-name="T37"> </text:span><text:span text:style-name="T21">ﯭ</text:span><text:span text:style-name="T37"> </text:span><text:span text:style-name="T21">ﯮ</text:span><text:span text:style-name="T37"> </text:span><text:span text:style-name="T21">ﯯ</text:span><text:span text:style-name="T37"> </text:span><text:span text:style-name="T21">ﯰ</text:span><text:span text:style-name="T37"> </text:span><text:span text:style-name="T21">ﯱ</text:span><text:span text:style-name="T37"> </text:span><text:span text:style-name="T21">ﯲ</text:span><text:span text:style-name="T37"> </text:span><text:span text:style-name="T21">ﯳ</text:span><text:span text:style-name="T37"> </text:span><text:span text:style-name="T21">ﯴ</text:span><text:span text:style-name="T37"> </text:span><text:span text:style-name="T21">ﯵ</text:span><text:span text:style-name="T37"> </text:span><text:span text:style-name="T21">ﯶ</text:span><text:span text:style-name="T37"> </text:span><text:span text:style-name="T21">ﯷﯸ</text:span><text:span text:style-name="T37"> </text:span><text:span text:style-name="T21">ﯹ</text:span><text:span text:style-name="T37"> </text:span><text:span text:style-name="T21">ﯺ</text:span><text:span text:style-name="T37"> </text:span><text:span text:style-name="T21">ﯻ</text:span><text:span text:style-name="T37"> </text:span><text:span text:style-name="T21">ﯼ</text:span><text:span text:style-name="T37"> </text:span><text:span text:style-name="T21">ﯽﯾ</text:span><text:span text:style-name="T37"> </text:span><text:span text:style-name="T21">ﯿ</text:span><text:span text:style-name="T37"> </text:span><text:span text:style-name="T21">ﰀ</text:span><text:span text:style-name="T37"> </text:span><text:span text:style-name="T21">ﰁ</text:span><text:span text:style-name="T37"> </text:span><text:span text:style-name="T21">ﰂ</text:span><text:span text:style-name="T37"> </text:span><text:span text:style-name="T21">ﰃ</text:span><text:span text:style-name="T37"> </text:span><text:span text:style-name="T21">ﰄ</text:span><text:span text:style-name="T37"> </text:span><text:span text:style-name="T21">ﰅ</text:span><text:span text:style-name="T37"> </text:span><text:span text:style-name="T21">ﰆ</text:span><text:span text:style-name="T37"> </text:span><text:span text:style-name="T21">ﰇ</text:span><text:span text:style-name="T37"> </text:span><text:span text:style-name="T21">ﰈ</text:span><text:span text:style-name="T37"> </text:span><text:span text:style-name="T21">ﰉ</text:span><text:span text:style-name="T37"> </text:span><text:span text:style-name="T21">ﰊ</text:span><text:span text:style-name="T37"> </text:span><text:span text:style-name="T21">ﰋﰌ</text:span><text:span text:style-name="T37"> </text:span><text:span text:style-name="T21">ﰍ</text:span><text:span text:style-name="T37"> </text:span><text:span text:style-name="T21">ﰎ</text:span><text:span text:style-name="T37"> </text:span><text:span text:style-name="T21">ﰏ</text:span><text:span text:style-name="T37"> </text:span><text:span text:style-name="T21">ﰐ</text:span><text:span text:style-name="T37"> </text:span><text:span text:style-name="T21">ﰑ</text:span><text:span text:style-name="T37"> </text:span><text:span text:style-name="T21">ﰒ</text:span><text:span text:style-name="T37"> </text:span><text:span text:style-name="T21">ﰓ</text:span><text:span text:style-name="T37"> </text:span><text:span text:style-name="T21">ﰔ</text:span><text:span text:style-name="T37"> </text:span><text:span text:style-name="T21">ﰕ</text:span><text:span text:style-name="T37"> </text:span><text:span text:style-name="T21">ﰖ</text:span></text:p>
      <text:p text:style-name="P28"><text:span text:style-name="T24">ﭑ</text:span><text:span text:style-name="T42"> </text:span><text:span text:style-name="T24">ﭒ</text:span><text:span text:style-name="T42"> </text:span><text:span text:style-name="T24">ﭓ</text:span><text:span text:style-name="T42"> </text:span><text:span text:style-name="T24">ﭔ</text:span><text:span text:style-name="T42"> </text:span><text:span text:style-name="T24">ﭕ</text:span><text:span text:style-name="T42"> </text:span><text:span text:style-name="T24">ﭖ</text:span><text:span text:style-name="T42"> </text:span><text:span text:style-name="T24">ﭗ</text:span><text:span text:style-name="T42"> </text:span><text:span text:style-name="T24">ﭘ</text:span><text:span text:style-name="T42"> </text:span><text:span text:style-name="T24">ﭙ</text:span><text:span text:style-name="T42"> </text:span><text:span text:style-name="T24">ﭚ</text:span><text:span text:style-name="T42"> </text:span><text:span text:style-name="T24">ﭛ</text:span></text:p>
      <text:p text:style-name="P11"><text:span text:style-name="T23">ﭜ</text:span><text:span text:style-name="T37"> </text:span><text:span text:style-name="T23">ﭝﭞ</text:span><text:span text:style-name="T37"> </text:span><text:span text:style-name="T23">ﭟ</text:span><text:span text:style-name="T37"> </text:span><text:span text:style-name="T23">ﭠ</text:span><text:span text:style-name="T37"> </text:span><text:span text:style-name="T23">ﭡ</text:span><text:span text:style-name="T37"> </text:span><text:span text:style-name="T23">ﭢ</text:span><text:span text:style-name="T37"> </text:span><text:span text:style-name="T23">ﭣﭤ</text:span><text:span text:style-name="T37"> </text:span><text:span text:style-name="T23">ﭥ</text:span><text:span text:style-name="T37"> </text:span><text:span text:style-name="T23">ﭦ</text:span><text:span text:style-name="T37"> </text:span><text:span text:style-name="T23">ﭧ</text:span><text:span text:style-name="T37"> </text:span><text:span text:style-name="T23">ﭨ</text:span><text:span text:style-name="T37"> </text:span><text:span text:style-name="T23">ﭩ</text:span><text:span text:style-name="T37"> </text:span><text:span text:style-name="T23">ﭪ</text:span><text:span text:style-name="T37"> </text:span><text:span text:style-name="T23">ﭫ</text:span><text:span text:style-name="T37"> </text:span><text:span text:style-name="T23">ﭬ</text:span><text:span text:style-name="T37"> </text:span><text:span text:style-name="T23">ﭭ</text:span><text:span text:style-name="T37"> </text:span><text:span text:style-name="T23">ﭮ</text:span><text:span text:style-name="T37"> </text:span><text:span text:style-name="T23">ﭯ</text:span><text:span text:style-name="T37"> </text:span><text:span text:style-name="T23">ﭰ</text:span><text:span text:style-name="T37"> </text:span><text:span text:style-name="T23">ﭱ</text:span><text:span text:style-name="T37"> </text:span><text:span text:style-name="T23">ﭲ</text:span><text:span text:style-name="T37"> </text:span><text:span text:style-name="T23">ﭳ</text:span><text:span text:style-name="T37"> </text:span><text:span text:style-name="T23">ﭴﭵ</text:span><text:span text:style-name="T37"> </text:span><text:span text:style-name="T23">ﭶ</text:span><text:span text:style-name="T37"> </text:span><text:span text:style-name="T23">ﭷ</text:span><text:span text:style-name="T37"> </text:span><text:span text:style-name="T23">ﭸ</text:span><text:span text:style-name="T37"> </text:span><text:span text:style-name="T23">ﭹ</text:span><text:span text:style-name="T37"> </text:span><text:span text:style-name="T23">ﭺ</text:span><text:span text:style-name="T37"> </text:span><text:span text:style-name="T23">ﭻ</text:span><text:span text:style-name="T37"> </text:span><text:span text:style-name="T23">ﭼ</text:span><text:span text:style-name="T37"> </text:span><text:span text:style-name="T23">ﭽ</text:span><text:span text:style-name="T37"> </text:span><text:span text:style-name="T23">ﭾ</text:span><text:span text:style-name="T37"> </text:span><text:span text:style-name="T23">ﭿ</text:span><text:span text:style-name="T37"> </text:span><text:span text:style-name="T23">ﮀ</text:span><text:span text:style-name="T37"> </text:span><text:span text:style-name="T23">ﮁ</text:span><text:span text:style-name="T37"> </text:span><text:span text:style-name="T23">ﮂ</text:span><text:span text:style-name="T37"> </text:span><text:span text:style-name="T23">ﮃ</text:span><text:span text:style-name="T37"> </text:span><text:span text:style-name="T23">ﮄ</text:span><text:span text:style-name="T37"> </text:span><text:span text:style-name="T23">ﮅ</text:span><text:span text:style-name="T37"> </text:span><text:span text:style-name="T23">ﮆ</text:span><text:span text:style-name="T37"> </text:span><text:span text:style-name="T23">ﮇ</text:span><text:span text:style-name="T37"> </text:span><text:span text:style-name="T23">ﮈ</text:span><text:span text:style-name="T37"> </text:span><text:span text:style-name="T23">ﮉ</text:span><text:span text:style-name="T37"> </text:span><text:span text:style-name="T23">ﮊ</text:span><text:span text:style-name="T37"> </text:span><text:span text:style-name="T23">ﮋ</text:span><text:span text:style-name="T37"> </text:span><text:span text:style-name="T23">ﮌ</text:span><text:span text:style-name="T37"> </text:span><text:span text:style-name="T23">ﮍ</text:span><text:span text:style-name="T37"> </text:span><text:span text:style-name="T23">ﮎ</text:span><text:span text:style-name="T37"> </text:span><text:span text:style-name="T23">ﮏ</text:span><text:span text:style-name="T37"> </text:span><text:span text:style-name="T23">ﮐ</text:span><text:span text:style-name="T37"> </text:span><text:span text:style-name="T23">ﮑ</text:span><text:span text:style-name="T37"> </text:span><text:span text:style-name="T23">ﮒ</text:span><text:span text:style-name="T37"> </text:span><text:span text:style-name="T23">ﮓ</text:span><text:span text:style-name="T37"> </text:span><text:span text:style-name="T23">ﮔ</text:span><text:span text:style-name="T37"> </text:span><text:span text:style-name="T23">ﮕ</text:span><text:span text:style-name="T37"> </text:span><text:span text:style-name="T23">ﮖ</text:span><text:span text:style-name="T37"> </text:span><text:span text:style-name="T23">ﮗ</text:span><text:span text:style-name="T37"> </text:span><text:span text:style-name="T23">ﮘ</text:span><text:span text:style-name="T37"> </text:span><text:span text:style-name="T23">ﮙ</text:span><text:span text:style-name="T37"> </text:span><text:span text:style-name="T23">ﮚ</text:span><text:span text:style-name="T37"> </text:span><text:span text:style-name="T23">ﮛ</text:span><text:span text:style-name="T37"> </text:span><text:span text:style-name="T23">ﮜ</text:span><text:span text:style-name="T37"> </text:span><text:span text:style-name="T23">ﮝ</text:span><text:span text:style-name="T37"> </text:span><text:span text:style-name="T23">ﮞ</text:span><text:span text:style-name="T37"> </text:span><text:span text:style-name="T23">ﮟﮠ</text:span><text:span text:style-name="T37"> </text:span><text:span text:style-name="T23">ﮡ</text:span><text:span text:style-name="T37"> </text:span><text:span text:style-name="T23">ﮢ</text:span><text:span text:style-name="T37"> </text:span><text:span text:style-name="T23">ﮣ</text:span><text:span text:style-name="T37"> </text:span><text:span text:style-name="T23">ﮤ</text:span><text:span text:style-name="T37"> </text:span><text:span text:style-name="T23">ﮥ</text:span><text:span text:style-name="T37"> </text:span><text:span text:style-name="T23">ﮦ</text:span><text:span text:style-name="T37"> </text:span><text:span text:style-name="T23">ﮧ</text:span><text:span text:style-name="T37"> </text:span><text:span text:style-name="T23">ﮨ</text:span><text:span text:style-name="T37"> </text:span><text:span text:style-name="T23">ﮩ</text:span><text:span text:style-name="T37"> </text:span><text:span text:style-name="T23">ﮪ</text:span><text:span text:style-name="T37"> </text:span><text:span text:style-name="T23">ﮫﮬ</text:span><text:span text:style-name="T37"> </text:span><text:span text:style-name="T23">ﮭ</text:span><text:span text:style-name="T37"> </text:span><text:span text:style-name="T23">ﮮ</text:span><text:span text:style-name="T37"> </text:span><text:span text:style-name="T23">ﮯ</text:span><text:span text:style-name="T37"> </text:span><text:span text:style-name="T23">ﮰ</text:span><text:span text:style-name="T37"> </text:span><text:span text:style-name="T23">ﮱ</text:span><text:span text:style-name="T37"> </text:span><text:span text:style-name="T23">ﯓ</text:span><text:span text:style-name="T37"> </text:span><text:span text:style-name="T23">ﯔ</text:span><text:span text:style-name="T37"> </text:span><text:span text:style-name="T23">ﯕ</text:span></text:p>
      <text:p text:style-name="P12"><text:span text:style-name="T23">ﯖ</text:span><text:span text:style-name="T37"> </text:span><text:span text:style-name="T23">ﯗ</text:span><text:span text:style-name="T37"> </text:span><text:span text:style-name="T23">ﯘ</text:span><text:span text:style-name="T37"> </text:span><text:span text:style-name="T23">ﯙ</text:span><text:span text:style-name="T37"> </text:span><text:span text:style-name="T23">ﯚ</text:span><text:span text:style-name="T37"> </text:span><text:span text:style-name="T23">ﯛ</text:span><text:span text:style-name="T37"> </text:span><text:span text:style-name="T23">ﯜ</text:span><text:span text:style-name="T37"> </text:span><text:span text:style-name="T23">ﯝﯞ</text:span><text:span text:style-name="T37"> </text:span><text:span text:style-name="T23">ﯟ</text:span><text:span text:style-name="T37"> </text:span><text:span text:style-name="T23">ﯠ</text:span><text:span text:style-name="T37"> </text:span><text:span text:style-name="T23">ﯡ</text:span><text:span text:style-name="T37"> </text:span><text:span text:style-name="T23">ﯢ</text:span><text:span text:style-name="T37"> </text:span><text:span text:style-name="T23">ﯣ</text:span><text:span text:style-name="T37"> </text:span><text:span text:style-name="T23">ﯤ</text:span><text:span text:style-name="T37"> </text:span><text:span text:style-name="T23">ﯥ</text:span><text:span text:style-name="T37"> </text:span><text:span text:style-name="T23">ﯦ</text:span><text:span text:style-name="T37"> </text:span><text:span text:style-name="T23">ﯧ</text:span><text:span text:style-name="T37"> </text:span><text:span text:style-name="T23">ﯨ</text:span><text:span text:style-name="T37"> </text:span><text:span text:style-name="T23">ﯩ</text:span><text:span text:style-name="T37"> </text:span><text:span text:style-name="T23">ﯪ</text:span><text:span text:style-name="T37"> </text:span><text:span text:style-name="T23">ﯫ</text:span><text:span text:style-name="T37"> </text:span><text:span text:style-name="T23">ﯬﯭ</text:span><text:span text:style-name="T37"> </text:span><text:span text:style-name="T23">ﯮ</text:span><text:span text:style-name="T37"> </text:span><text:span text:style-name="T23">ﯯ</text:span><text:span text:style-name="T37"> </text:span><text:span text:style-name="T23">ﯰ</text:span><text:span text:style-name="T37"> </text:span><text:span text:style-name="T23">ﯱ</text:span><text:span text:style-name="T37"> </text:span><text:span text:style-name="T23">ﯲ</text:span><text:span text:style-name="T37"> </text:span><text:span text:style-name="T23">ﯳ</text:span><text:span text:style-name="T37"> </text:span><text:span text:style-name="T23">ﯴ</text:span><text:span text:style-name="T37"> </text:span><text:span text:style-name="T23">ﯵ</text:span><text:span text:style-name="T37"> </text:span><text:span text:style-name="T23">ﯶ</text:span><text:span text:style-name="T37"> </text:span><text:span text:style-name="T23">ﯷ</text:span><text:span text:style-name="T37"> </text:span><text:span text:style-name="T23">ﯸ</text:span><text:span text:style-name="T37"> </text:span><text:span text:style-name="T23">ﯹ</text:span><text:span text:style-name="T37"> </text:span><text:span text:style-name="T23">ﯺﯻ</text:span><text:span text:style-name="T37"> </text:span><text:span text:style-name="T23">ﯼ</text:span><text:span text:style-name="T37"> </text:span><text:span text:style-name="T23">ﯽ</text:span><text:span text:style-name="T37"> </text:span><text:span text:style-name="T23">ﯾ</text:span><text:span text:style-name="T37"> </text:span><text:span text:style-name="T23">ﯿ</text:span><text:span text:style-name="T37"> </text:span><text:span text:style-name="T23">ﰀﰁ</text:span><text:span text:style-name="T37"> </text:span><text:span text:style-name="T23">ﰂ</text:span><text:span text:style-name="T37"> </text:span><text:span text:style-name="T23">ﰃ</text:span><text:span text:style-name="T37"> </text:span><text:span text:style-name="T23">ﰄ</text:span><text:span text:style-name="T37"> </text:span><text:span text:style-name="T23">ﰅ</text:span><text:span text:style-name="T37"> </text:span><text:span text:style-name="T23">ﰆ</text:span><text:span text:style-name="T37"> </text:span><text:span text:style-name="T23">ﰇ</text:span><text:span text:style-name="T37"> </text:span><text:span text:style-name="T23">ﰈ</text:span><text:span text:style-name="T37"> </text:span><text:span text:style-name="T23">ﰉ</text:span><text:span text:style-name="T37"> </text:span><text:span text:style-name="T23">ﰊ</text:span></text:p>
      <text:p text:style-name="P29"><text:span text:style-name="T26">ﭑ</text:span><text:span text:style-name="T43"> </text:span><text:span text:style-name="T26">ﭒ</text:span><text:span text:style-name="T43"> </text:span><text:span text:style-name="T26">ﭓ</text:span><text:span text:style-name="T43"> </text:span><text:span text:style-name="T26">ﭔ</text:span><text:span text:style-name="T43"> </text:span><text:span text:style-name="T26">ﭕ</text:span><text:span text:style-name="T43"> </text:span><text:span text:style-name="T26">ﭖ</text:span><text:span text:style-name="T43"> </text:span><text:span text:style-name="T26">ﭗ</text:span><text:span text:style-name="T43"> </text:span><text:span text:style-name="T26">ﭘ</text:span><text:span text:style-name="T43"> </text:span><text:span text:style-name="T26">ﭙ</text:span><text:span text:style-name="T43"> </text:span><text:span text:style-name="T26">ﭚ</text:span><text:span text:style-name="T43"> </text:span><text:span text:style-name="T26">ﭛ</text:span><text:span text:style-name="T43"> </text:span><text:span text:style-name="T26">ﭜ</text:span><text:span text:style-name="T43"> </text:span><text:span text:style-name="T26">ﭝ</text:span><text:span text:style-name="T43"> </text:span><text:span text:style-name="T26">ﭞ</text:span><text:span text:style-name="T43"> </text:span><text:span text:style-name="T26">ﭟ</text:span><text:span text:style-name="T43"> </text:span><text:span text:style-name="T26">ﭠ</text:span><text:span text:style-name="T43"> </text:span><text:span text:style-name="T26">ﭡ</text:span><text:span text:style-name="T43"> </text:span><text:span text:style-name="T26">ﭢﭣ</text:span><text:span text:style-name="T43"> </text:span><text:span text:style-name="T26">ﭤ</text:span><text:span text:style-name="T43"> </text:span><text:span text:style-name="T26">ﭥﭦ</text:span><text:span text:style-name="T43"> </text:span><text:span text:style-name="T26">ﭧ</text:span><text:span text:style-name="T43"> </text:span><text:span text:style-name="T26">ﭨ</text:span><text:span text:style-name="T43"> </text:span><text:span text:style-name="T26">ﭩ</text:span><text:span text:style-name="T43"> </text:span><text:span text:style-name="T26">ﭪ</text:span><text:span text:style-name="T43"> </text:span><text:span text:style-name="T26">ﭫ</text:span><text:span text:style-name="T43"> </text:span><text:span text:style-name="T26">ﭬ</text:span><text:span text:style-name="T43"> </text:span><text:span text:style-name="T26">ﭭ</text:span><text:span text:style-name="T43"> </text:span><text:span text:style-name="T26">ﭮ</text:span><text:span text:style-name="T43"> </text:span><text:span text:style-name="T26">ﭯ</text:span><text:span text:style-name="T43"> </text:span><text:span text:style-name="T26">ﭰ</text:span><text:span text:style-name="T43"> </text:span><text:span text:style-name="T26">ﭱ</text:span><text:span text:style-name="T43"> </text:span><text:span text:style-name="T26">ﭲ</text:span><text:span text:style-name="T43"> </text:span><text:span text:style-name="T26">ﭳ</text:span><text:span text:style-name="T43"> </text:span><text:span text:style-name="T26">ﭴ</text:span><text:span text:style-name="T43"> </text:span><text:span text:style-name="T26">ﭵ</text:span><text:span text:style-name="T43"> </text:span><text:span text:style-name="T26">ﭶ</text:span><text:span text:style-name="T43"> </text:span><text:span text:style-name="T26">ﭷ</text:span><text:span text:style-name="T43"> </text:span><text:span text:style-name="T26">ﭸ</text:span><text:span text:style-name="T43"> </text:span><text:span text:style-name="T26">ﭹ</text:span><text:span text:style-name="T43"> </text:span><text:span text:style-name="T26">ﭺ</text:span><text:span text:style-name="T43"> </text:span><text:span text:style-name="T26">ﭻ</text:span><text:span text:style-name="T43"> </text:span><text:span text:style-name="T26">ﭼﭽ</text:span><text:span text:style-name="T43"> </text:span><text:span text:style-name="T26">ﭾ</text:span><text:span text:style-name="T43"> </text:span><text:span text:style-name="T26">ﭿ</text:span><text:span text:style-name="T43"> </text:span><text:span text:style-name="T26">ﮀ</text:span><text:span text:style-name="T43"> </text:span><text:span text:style-name="T26">ﮁ</text:span><text:span text:style-name="T43"> </text:span><text:span text:style-name="T26">ﮂ</text:span><text:span text:style-name="T43"> </text:span><text:span text:style-name="T26">ﮃﮄ</text:span><text:span text:style-name="T43"> </text:span><text:span text:style-name="T26">ﮅ</text:span><text:span text:style-name="T43"> </text:span><text:span text:style-name="T26">ﮆ</text:span><text:span text:style-name="T43"> </text:span><text:span text:style-name="T26">ﮇ</text:span><text:span text:style-name="T43"> </text:span><text:span text:style-name="T26">ﮈ</text:span><text:span text:style-name="T43"> </text:span><text:span text:style-name="T26">ﮉ</text:span><text:span text:style-name="T43"> </text:span><text:span text:style-name="T26">ﮊﮋ</text:span><text:span text:style-name="T43"> </text:span><text:span text:style-name="T26">ﮌ</text:span><text:span text:style-name="T43"> </text:span><text:span text:style-name="T26">ﮍ</text:span><text:span text:style-name="T43"> </text:span><text:span text:style-name="T26">ﮎ</text:span><text:span text:style-name="T43"> </text:span><text:span text:style-name="T26">ﮏ</text:span><text:span text:style-name="T43"> </text:span><text:span text:style-name="T26">ﮐ</text:span></text:p>
      <text:p text:style-name="P13"><text:span text:style-name="T25">ﮑ</text:span><text:span text:style-name="T37"> </text:span><text:span text:style-name="T25">ﮒ</text:span><text:span text:style-name="T37"> </text:span><text:span text:style-name="T25">ﮓ</text:span><text:span text:style-name="T37"> </text:span><text:span text:style-name="T25">ﮔ</text:span><text:span text:style-name="T37"> </text:span><text:span text:style-name="T25">ﮕ</text:span><text:span text:style-name="T37"> </text:span><text:span text:style-name="T25">ﮖ</text:span><text:span text:style-name="T37"> </text:span><text:span text:style-name="T25">ﮗ</text:span><text:span text:style-name="T37"> </text:span><text:span text:style-name="T25">ﮘ</text:span><text:span text:style-name="T37"> </text:span><text:span text:style-name="T25">ﮙ</text:span><text:span text:style-name="T37"> </text:span><text:span text:style-name="T25">ﮚ</text:span><text:span text:style-name="T37"> </text:span><text:span text:style-name="T25">ﮛ</text:span><text:span text:style-name="T37"> </text:span><text:span text:style-name="T25">ﮜ</text:span><text:span text:style-name="T37"> </text:span><text:span text:style-name="T25">ﮝ</text:span><text:span text:style-name="T37"> </text:span><text:span text:style-name="T25">ﮞ</text:span><text:span text:style-name="T37"> </text:span><text:span text:style-name="T25">ﮟ</text:span><text:span text:style-name="T37"> </text:span><text:span text:style-name="T25">ﮠ</text:span><text:span text:style-name="T37"> </text:span><text:span text:style-name="T25">ﮡ</text:span><text:span text:style-name="T37"> </text:span><text:span text:style-name="T25">ﮢ</text:span><text:span text:style-name="T37"> </text:span><text:span text:style-name="T25">ﮣ</text:span><text:span text:style-name="T37"> </text:span><text:span text:style-name="T25">ﮤ</text:span><text:span text:style-name="T37"> </text:span><text:span text:style-name="T25">ﮥ</text:span><text:span text:style-name="T37"> </text:span><text:span text:style-name="T25">ﮦ</text:span><text:span text:style-name="T37"> </text:span><text:span text:style-name="T25">ﮧ</text:span><text:span text:style-name="T37"> </text:span><text:span text:style-name="T25">ﮨ</text:span><text:span text:style-name="T37"> </text:span><text:span text:style-name="T25">ﮩ</text:span><text:span text:style-name="T37"> </text:span><text:span text:style-name="T25">ﮪ</text:span><text:span text:style-name="T37"> </text:span><text:span text:style-name="T25">ﮫ</text:span><text:span text:style-name="T37"> </text:span><text:span text:style-name="T25">ﮬ</text:span><text:span text:style-name="T37"> </text:span><text:span text:style-name="T25">ﮭ</text:span><text:span text:style-name="T37"> </text:span><text:span text:style-name="T25">ﮮ</text:span><text:span text:style-name="T37"> </text:span><text:span text:style-name="T25">ﮯ</text:span><text:span text:style-name="T37"> </text:span><text:span text:style-name="T25">ﮰ</text:span><text:span text:style-name="T37"> </text:span><text:span text:style-name="T25">ﮱ</text:span><text:span text:style-name="T37"> </text:span><text:span text:style-name="T25">ﯓ</text:span><text:span text:style-name="T37"> </text:span><text:span text:style-name="T25">ﯔ</text:span><text:span text:style-name="T37"> </text:span><text:span text:style-name="T25">ﯕ</text:span><text:span text:style-name="T37"> </text:span><text:span text:style-name="T25">ﯖﯗ</text:span><text:span text:style-name="T37"> </text:span><text:span text:style-name="T25">ﯘ</text:span><text:span text:style-name="T37"> </text:span><text:span text:style-name="T25">ﯙ</text:span></text:p>
      <text:p text:style-name="P13"><text:span text:style-name="T25">ﯚ</text:span><text:span text:style-name="T37"> </text:span><text:span text:style-name="T25">ﯛ</text:span><text:span text:style-name="T37"> </text:span><text:span text:style-name="T25">ﯜ</text:span><text:span text:style-name="T37"> </text:span><text:span text:style-name="T25">ﯝ</text:span><text:span text:style-name="T37"> </text:span><text:span text:style-name="T25">ﯞ</text:span><text:span text:style-name="T37"> </text:span><text:span text:style-name="T25">ﯟ</text:span><text:span text:style-name="T37"> </text:span><text:span text:style-name="T25">ﯠ</text:span><text:span text:style-name="T37"> </text:span><text:span text:style-name="T25">ﯡ</text:span><text:span text:style-name="T37"> </text:span><text:span text:style-name="T25">ﯢ</text:span><text:span text:style-name="T37"> </text:span><text:span text:style-name="T25">ﯣ</text:span><text:span text:style-name="T37"> </text:span><text:span text:style-name="T25">ﯤ</text:span><text:span text:style-name="T37"> </text:span><text:span text:style-name="T25">ﯥ</text:span><text:span text:style-name="T37"> </text:span><text:span text:style-name="T25">ﯦ</text:span><text:span text:style-name="T37"> </text:span><text:span text:style-name="T25">ﯧ</text:span><text:span text:style-name="T37"> </text:span><text:span text:style-name="T25">ﯨ</text:span><text:span text:style-name="T37"> </text:span><text:span text:style-name="T25">ﯩ</text:span><text:span text:style-name="T37"> </text:span><text:span text:style-name="T25">ﯪ</text:span><text:span text:style-name="T37"> </text:span><text:span text:style-name="T25">ﯫ</text:span><text:span text:style-name="T37"> </text:span><text:span text:style-name="T25">ﯬ</text:span><text:span text:style-name="T37"> </text:span><text:span text:style-name="T25">ﯭ</text:span><text:span text:style-name="T37"> </text:span><text:span text:style-name="T25">ﯮﯯ</text:span><text:span text:style-name="T37"> </text:span><text:span text:style-name="T25">ﯰ</text:span></text:p>
      <text:p text:style-name="P14"><text:span text:style-name="T25">ﯱ</text:span><text:span text:style-name="T37"> </text:span><text:span text:style-name="T25">ﯲ</text:span><text:span text:style-name="T37"> </text:span><text:span text:style-name="T25">ﯳ</text:span><text:span text:style-name="T37"> </text:span><text:span text:style-name="T25">ﯴ</text:span><text:span text:style-name="T37"> </text:span><text:span text:style-name="T25">ﯵ</text:span><text:span text:style-name="T37"> </text:span><text:span text:style-name="T25">ﯶ</text:span><text:span text:style-name="T37"> </text:span><text:span text:style-name="T25">ﯷ</text:span><text:span text:style-name="T37"> </text:span><text:span text:style-name="T25">ﯸ</text:span><text:span text:style-name="T37"> </text:span><text:span text:style-name="T25">ﯹ</text:span><text:span text:style-name="T37"> </text:span><text:span text:style-name="T25">ﯺ</text:span><text:span text:style-name="T37"> </text:span><text:span text:style-name="T25">ﯻ</text:span><text:span text:style-name="T37"> </text:span><text:span text:style-name="T25">ﯼ</text:span><text:span text:style-name="T37"> </text:span><text:span text:style-name="T25">ﯽ</text:span><text:span text:style-name="T37"> </text:span><text:span text:style-name="T25">ﯾﯿ</text:span><text:span text:style-name="T37"> </text:span><text:span text:style-name="T25">ﰀ</text:span><text:span text:style-name="T37"> </text:span><text:span text:style-name="T25">ﰁ</text:span><text:span text:style-name="T37"> </text:span><text:span text:style-name="T25">ﰂ</text:span><text:span text:style-name="T37"> </text:span><text:span text:style-name="T25">ﰃ</text:span><text:span text:style-name="T37"> </text:span><text:span text:style-name="T25">ﰄ</text:span><text:span text:style-name="T37"> </text:span><text:span text:style-name="T25">ﰅ</text:span><text:span text:style-name="T37"> </text:span><text:span text:style-name="T25">ﰆ</text:span><text:span text:style-name="T37"> </text:span><text:span text:style-name="T25">ﰇ</text:span><text:span text:style-name="T37"> </text:span><text:span text:style-name="T25">ﰈ</text:span><text:span text:style-name="T37"> </text:span><text:span text:style-name="T25">ﰉ</text:span><text:span text:style-name="T37"> </text:span><text:span text:style-name="T25">ﰊ</text:span><text:span text:style-name="T37"> </text:span><text:span text:style-name="T25">ﰋ</text:span></text:p>
      <text:p text:style-name="P30"><text:span text:style-name="T28">ﭑ</text:span><text:span text:style-name="T44"> </text:span><text:span text:style-name="T28">ﭒ</text:span><text:span text:style-name="T44"> </text:span><text:span text:style-name="T28">ﭓ</text:span><text:span text:style-name="T44"> </text:span><text:span text:style-name="T28">ﭔ</text:span><text:span text:style-name="T44"> </text:span><text:span text:style-name="T28">ﭕ</text:span><text:span text:style-name="T44"> </text:span><text:span text:style-name="T28">ﭖ</text:span><text:span text:style-name="T44"> </text:span><text:span text:style-name="T28">ﭗ</text:span><text:span text:style-name="T44"> </text:span><text:span text:style-name="T28">ﭘ</text:span><text:span text:style-name="T44"> </text:span><text:span text:style-name="T28">ﭙ</text:span><text:span text:style-name="T44"> </text:span><text:span text:style-name="T28">ﭚ</text:span><text:span text:style-name="T44"> </text:span><text:span text:style-name="T28">ﭛ</text:span><text:span text:style-name="T44"> </text:span><text:span text:style-name="T28">ﭜ</text:span><text:span text:style-name="T44"> </text:span><text:span text:style-name="T28">ﭝ</text:span><text:span text:style-name="T44"> </text:span><text:span text:style-name="T28">ﭞ</text:span><text:span text:style-name="T44"> </text:span><text:span text:style-name="T28">ﭟﭠ</text:span><text:span text:style-name="T44"> </text:span><text:span text:style-name="T28">ﭡ</text:span><text:span text:style-name="T44"> </text:span><text:span text:style-name="T28">ﭢ</text:span><text:span text:style-name="T44"> </text:span><text:span text:style-name="T28">ﭣ</text:span><text:span text:style-name="T44"> </text:span><text:span text:style-name="T28">ﭤ</text:span><text:span text:style-name="T44"> </text:span><text:span text:style-name="T28">ﭥ</text:span><text:span text:style-name="T44"> </text:span><text:span text:style-name="T28">ﭦ</text:span><text:span text:style-name="T44"> </text:span><text:span text:style-name="T28">ﭧ</text:span><text:span text:style-name="T44"> </text:span><text:span text:style-name="T28">ﭨ</text:span><text:span text:style-name="T44"> </text:span><text:span text:style-name="T28">ﭩ</text:span><text:span text:style-name="T44"> </text:span><text:span text:style-name="T28">ﭪ</text:span><text:span text:style-name="T44"> </text:span><text:span text:style-name="T28">ﭫ</text:span><text:span text:style-name="T44"> </text:span><text:span text:style-name="T28">ﭬ</text:span><text:span text:style-name="T44"> </text:span><text:span text:style-name="T28">ﭭ</text:span><text:span text:style-name="T44"> </text:span><text:span text:style-name="T28">ﭮ</text:span><text:span text:style-name="T44"> </text:span><text:span text:style-name="T28">ﭯ</text:span><text:span text:style-name="T44"> </text:span><text:span text:style-name="T28">ﭰ</text:span><text:span text:style-name="T44"> </text:span><text:span text:style-name="T28">ﭱ</text:span><text:span text:style-name="T44"> </text:span><text:span text:style-name="T28">ﭲ</text:span><text:span text:style-name="T44"> </text:span><text:span text:style-name="T28">ﭳ</text:span><text:span text:style-name="T44"> </text:span><text:span text:style-name="T28">ﭴ</text:span><text:span text:style-name="T44"> </text:span><text:span text:style-name="T28">ﭵ</text:span><text:span text:style-name="T44"> </text:span><text:span text:style-name="T28">ﭶ</text:span><text:span text:style-name="T44"> </text:span><text:span text:style-name="T28">ﭷ</text:span><text:span text:style-name="T44"> </text:span><text:span text:style-name="T28">ﭸ</text:span><text:span text:style-name="T44"> </text:span><text:span text:style-name="T28">ﭹ</text:span><text:span text:style-name="T44"> </text:span><text:span text:style-name="T28">ﭺﭻ</text:span><text:span text:style-name="T44"> </text:span><text:span text:style-name="T28">ﭼ</text:span><text:span text:style-name="T44"> </text:span><text:span text:style-name="T28">ﭽ</text:span><text:span text:style-name="T44"> </text:span><text:span text:style-name="T28">ﭾ</text:span><text:span text:style-name="T44"> </text:span><text:span text:style-name="T28">ﭿ</text:span><text:span text:style-name="T44"> </text:span><text:span text:style-name="T28">ﮀ</text:span><text:span text:style-name="T44"> </text:span><text:span text:style-name="T28">ﮁ</text:span><text:span text:style-name="T44"> </text:span><text:span text:style-name="T28">ﮂ</text:span><text:span text:style-name="T44"> </text:span><text:span text:style-name="T28">ﮃ</text:span><text:span text:style-name="T44"> </text:span><text:span text:style-name="T28">ﮄ</text:span><text:span text:style-name="T44"> </text:span><text:span text:style-name="T28">ﮅ</text:span><text:span text:style-name="T44"> </text:span><text:span text:style-name="T28">ﮆ</text:span><text:span text:style-name="T44"> </text:span><text:span text:style-name="T28">ﮇ</text:span><text:span text:style-name="T44"> </text:span><text:span text:style-name="T28">ﮈ</text:span><text:span text:style-name="T44"> </text:span><text:span text:style-name="T28">ﮉ</text:span><text:span text:style-name="T44"> </text:span><text:span text:style-name="T28">ﮊ</text:span><text:span text:style-name="T44"> </text:span><text:span text:style-name="T28">ﮋ</text:span></text:p>
      <text:p text:style-name="P15"><text:span text:style-name="T27">ﮌ</text:span><text:span text:style-name="T37"> </text:span><text:span text:style-name="T27">ﮍ</text:span><text:span text:style-name="T37"> </text:span><text:span text:style-name="T27">ﮎ</text:span><text:span text:style-name="T37"> </text:span><text:span text:style-name="T27">ﮏ</text:span><text:span text:style-name="T37"> </text:span><text:span text:style-name="T27">ﮐ</text:span><text:span text:style-name="T37"> </text:span><text:span text:style-name="T27">ﮑ</text:span><text:span text:style-name="T37"> </text:span><text:span text:style-name="T27">ﮒ</text:span><text:span text:style-name="T37"> </text:span><text:span text:style-name="T27">ﮓ</text:span><text:span text:style-name="T37"> </text:span><text:span text:style-name="T27">ﮔ</text:span><text:span text:style-name="T37"> </text:span><text:span text:style-name="T27">ﮕ</text:span><text:span text:style-name="T37"> </text:span><text:span text:style-name="T27">ﮖ</text:span><text:span text:style-name="T37"> </text:span><text:span text:style-name="T27">ﮗ</text:span><text:span text:style-name="T37"> </text:span><text:span text:style-name="T27">ﮘ</text:span><text:span text:style-name="T37"> </text:span><text:span text:style-name="T27">ﮙ</text:span><text:span text:style-name="T37"> </text:span><text:span text:style-name="T27">ﮚ</text:span><text:span text:style-name="T37"> </text:span><text:span text:style-name="T27">ﮛ</text:span><text:span text:style-name="T37"> </text:span><text:span text:style-name="T27">ﮜﮝ</text:span><text:span text:style-name="T37"> </text:span><text:span text:style-name="T27">ﮞ</text:span><text:span text:style-name="T37"> </text:span><text:span text:style-name="T27">ﮟ</text:span><text:span text:style-name="T37"> </text:span><text:span text:style-name="T27">ﮠ</text:span><text:span text:style-name="T37"> </text:span><text:span text:style-name="T27">ﮡﮢ</text:span><text:span text:style-name="T37"> </text:span><text:span text:style-name="T27">ﮣ</text:span><text:span text:style-name="T37"> </text:span><text:span text:style-name="T27">ﮤ</text:span><text:span text:style-name="T37"> </text:span><text:span text:style-name="T27">ﮥ</text:span><text:span text:style-name="T37"> </text:span><text:span text:style-name="T27">ﮦ</text:span><text:span text:style-name="T37"> </text:span><text:span text:style-name="T27">ﮧ</text:span><text:span text:style-name="T37"> </text:span><text:span text:style-name="T27">ﮨ</text:span><text:span text:style-name="T37"> </text:span><text:span text:style-name="T27">ﮩ</text:span><text:span text:style-name="T37"> </text:span><text:span text:style-name="T27">ﮪ</text:span><text:span text:style-name="T37"> </text:span><text:span text:style-name="T27">ﮫﮬ</text:span><text:span text:style-name="T37"> </text:span><text:span text:style-name="T27">ﮭ</text:span><text:span text:style-name="T37"> </text:span><text:span text:style-name="T27">ﮮ</text:span><text:span text:style-name="T37"> </text:span><text:span text:style-name="T27">ﮯ</text:span><text:span text:style-name="T37"> </text:span><text:span text:style-name="T27">ﮰ</text:span><text:span text:style-name="T37"> </text:span><text:span text:style-name="T27">ﮱ</text:span><text:span text:style-name="T37"> </text:span><text:span text:style-name="T27">ﯓ</text:span><text:span text:style-name="T37"> </text:span><text:span text:style-name="T27">ﯔ</text:span><text:span text:style-name="T37"> </text:span><text:span text:style-name="T27">ﯕ</text:span><text:span text:style-name="T37"> </text:span><text:span text:style-name="T27">ﯖ</text:span><text:span text:style-name="T37"> </text:span><text:span text:style-name="T27">ﯗ</text:span><text:span text:style-name="T37"> </text:span><text:span text:style-name="T27">ﯘ</text:span><text:span text:style-name="T37"> </text:span><text:span text:style-name="T27">ﯙ</text:span><text:span text:style-name="T37"> </text:span><text:span text:style-name="T27">ﯚ</text:span><text:span text:style-name="T37"> </text:span><text:span text:style-name="T27">ﯛﯜ</text:span></text:p>
      <text:p text:style-name="P16"><text:span text:style-name="T27">ﯝ</text:span><text:span text:style-name="T37"> </text:span><text:span text:style-name="T27">ﯞ</text:span><text:span text:style-name="T37"> </text:span><text:span text:style-name="T27">ﯟ</text:span><text:span text:style-name="T37"> </text:span><text:span text:style-name="T27">ﯠ</text:span><text:span text:style-name="T37"> </text:span><text:span text:style-name="T27">ﯡ</text:span><text:span text:style-name="T37"> </text:span><text:span text:style-name="T27">ﯢ</text:span><text:span text:style-name="T37"> </text:span><text:span text:style-name="T27">ﯣ</text:span><text:span text:style-name="T37"> </text:span><text:span text:style-name="T27">ﯤ</text:span><text:span text:style-name="T37"> </text:span><text:span text:style-name="T27">ﯥ</text:span><text:span text:style-name="T37"> </text:span><text:span text:style-name="T27">ﯦ</text:span><text:span text:style-name="T37"> </text:span><text:span text:style-name="T27">ﯧ</text:span><text:span text:style-name="T37"> </text:span><text:span text:style-name="T27">ﯨ</text:span><text:span text:style-name="T37"> </text:span><text:span text:style-name="T27">ﯩ</text:span><text:span text:style-name="T37"> </text:span><text:span text:style-name="T27">ﯪ</text:span><text:span text:style-name="T37"> </text:span><text:span text:style-name="T27">ﯫﯬ</text:span><text:span text:style-name="T37"> </text:span><text:span text:style-name="T27">ﯭ</text:span><text:span text:style-name="T37"> </text:span><text:span text:style-name="T27">ﯮ</text:span><text:span text:style-name="T37"> </text:span><text:span text:style-name="T27">ﯯ</text:span><text:span text:style-name="T37"> </text:span><text:span text:style-name="T27">ﯰ</text:span><text:span text:style-name="T37"> </text:span><text:span text:style-name="T27">ﯱ</text:span><text:span text:style-name="T37"> </text:span><text:span text:style-name="T27">ﯲ</text:span><text:span text:style-name="T37"> </text:span><text:span text:style-name="T27">ﯳ</text:span><text:span text:style-name="T37"> </text:span><text:span text:style-name="T27">ﯴ</text:span><text:span text:style-name="T37"> </text:span><text:span text:style-name="T27">ﯵ</text:span><text:span text:style-name="T37"> </text:span><text:span text:style-name="T27">ﯶ</text:span><text:span text:style-name="T37"> </text:span><text:span text:style-name="T27">ﯷ</text:span><text:span text:style-name="T37"> </text:span><text:span text:style-name="T27">ﯸ</text:span><text:span text:style-name="T37"> </text:span><text:span text:style-name="T27">ﯹ</text:span><text:span text:style-name="T37"> </text:span><text:span text:style-name="T27">ﯺ</text:span><text:span text:style-name="T37"> </text:span><text:span text:style-name="T27">ﯻ</text:span><text:span text:style-name="T37"> </text:span><text:span text:style-name="T27">ﯼﯽ</text:span><text:span text:style-name="T37"> </text:span><text:span text:style-name="T27">ﯾ</text:span><text:span text:style-name="T37"> </text:span><text:span text:style-name="T27">ﯿ</text:span><text:span text:style-name="T37"> </text:span><text:span text:style-name="T27">ﰀ</text:span><text:span text:style-name="T37"> </text:span><text:span text:style-name="T27">ﰁ</text:span><text:span text:style-name="T37"> </text:span><text:span text:style-name="T27">ﰂ</text:span><text:span text:style-name="T37"> </text:span><text:span text:style-name="T27">ﰃ</text:span></text:p>
      <text:p text:style-name="P31"><text:span text:style-name="T30">ﭑ</text:span><text:span text:style-name="T45"> </text:span><text:span text:style-name="T30">ﭒ</text:span><text:span text:style-name="T45"> </text:span><text:span text:style-name="T30">ﭓ</text:span><text:span text:style-name="T45"> </text:span><text:span text:style-name="T30">ﭔ</text:span><text:span text:style-name="T45"> </text:span><text:span text:style-name="T30">ﭕ</text:span><text:span text:style-name="T45"> </text:span><text:span text:style-name="T30">ﭖﭗ</text:span><text:span text:style-name="T45"> </text:span><text:span text:style-name="T30">ﭘ</text:span><text:span text:style-name="T45"> </text:span><text:span text:style-name="T30">ﭙ</text:span><text:span text:style-name="T45"> </text:span><text:span text:style-name="T30">ﭚ</text:span><text:span text:style-name="T45"> </text:span><text:span text:style-name="T30">ﭛ</text:span></text:p>
      <text:p text:style-name="P17"><text:span text:style-name="T29">ﭜ</text:span><text:span text:style-name="T37"> </text:span><text:span text:style-name="T29">ﭝﭞ</text:span><text:span text:style-name="T37"> </text:span><text:span text:style-name="T29">ﭟ</text:span><text:span text:style-name="T37"> </text:span><text:span text:style-name="T29">ﭠ</text:span><text:span text:style-name="T37"> </text:span><text:span text:style-name="T29">ﭡ</text:span><text:span text:style-name="T37"> </text:span><text:span text:style-name="T29">ﭢ</text:span><text:span text:style-name="T37"> </text:span><text:span text:style-name="T29">ﭣ</text:span><text:span text:style-name="T37"> </text:span><text:span text:style-name="T29">ﭤ</text:span><text:span text:style-name="T37"> </text:span><text:span text:style-name="T29">ﭥ</text:span><text:span text:style-name="T37"> </text:span><text:span text:style-name="T29">ﭦ</text:span><text:span text:style-name="T37"> </text:span><text:span text:style-name="T29">ﭧ</text:span><text:span text:style-name="T37"> </text:span><text:span text:style-name="T29">ﭨ</text:span><text:span text:style-name="T37"> </text:span><text:span text:style-name="T29">ﭩ</text:span><text:span text:style-name="T37"> </text:span><text:span text:style-name="T29">ﭪ</text:span><text:span text:style-name="T37"> </text:span><text:span text:style-name="T29">ﭫ</text:span><text:span text:style-name="T37"> </text:span><text:span text:style-name="T29">ﭬ</text:span><text:span text:style-name="T37"> </text:span><text:span text:style-name="T29">ﭭ</text:span><text:span text:style-name="T37"> </text:span><text:span text:style-name="T29">ﭮ</text:span><text:span text:style-name="T37"> </text:span><text:span text:style-name="T29">ﭯ</text:span><text:span text:style-name="T37"> </text:span><text:span text:style-name="T29">ﭰ</text:span><text:span text:style-name="T37"> </text:span><text:span text:style-name="T29">ﭱ</text:span><text:span text:style-name="T37"> </text:span><text:span text:style-name="T29">ﭲ</text:span><text:span text:style-name="T37"> </text:span><text:span text:style-name="T29">ﭳ</text:span><text:span text:style-name="T37"> </text:span><text:span text:style-name="T29">ﭴ</text:span><text:span text:style-name="T37"> </text:span><text:span text:style-name="T29">ﭵ</text:span><text:span text:style-name="T37"> </text:span><text:span text:style-name="T29">ﭶ</text:span><text:span text:style-name="T37"> </text:span><text:span text:style-name="T29">ﭷ</text:span><text:span text:style-name="T37"> </text:span><text:span text:style-name="T29">ﭸ</text:span><text:span text:style-name="T37"> </text:span><text:span text:style-name="T29">ﭹ</text:span><text:span text:style-name="T37"> </text:span><text:span text:style-name="T29">ﭺ</text:span><text:span text:style-name="T37"> </text:span><text:span text:style-name="T29">ﭻ</text:span><text:span text:style-name="T37"> </text:span><text:span text:style-name="T29">ﭼ</text:span><text:span text:style-name="T37"> </text:span><text:span text:style-name="T29">ﭽ</text:span><text:span text:style-name="T37"> </text:span><text:span text:style-name="T29">ﭾ</text:span><text:span text:style-name="T37"> </text:span><text:span text:style-name="T29">ﭿ</text:span><text:span text:style-name="T37"> </text:span><text:span text:style-name="T29">ﮀ</text:span><text:span text:style-name="T37"> </text:span><text:span text:style-name="T29">ﮁ</text:span><text:span text:style-name="T37"> </text:span><text:span text:style-name="T29">ﮂ</text:span><text:span text:style-name="T37"> </text:span><text:span text:style-name="T29">ﮃ</text:span><text:span text:style-name="T37"> </text:span><text:span text:style-name="T29">ﮄ</text:span><text:span text:style-name="T37"> </text:span><text:span text:style-name="T29">ﮅ</text:span><text:span text:style-name="T37"> </text:span><text:span text:style-name="T29">ﮆ</text:span><text:span text:style-name="T37"> </text:span><text:span text:style-name="T29">ﮇ</text:span><text:span text:style-name="T37"> </text:span><text:span text:style-name="T29">ﮈ</text:span><text:span text:style-name="T37"> </text:span><text:span text:style-name="T29">ﮉ</text:span><text:span text:style-name="T37"> </text:span><text:span text:style-name="T29">ﮊ</text:span><text:span text:style-name="T37"> </text:span><text:span text:style-name="T29">ﮋ</text:span><text:span text:style-name="T37"> </text:span><text:span text:style-name="T29">ﮌ</text:span><text:span text:style-name="T37"> </text:span><text:span text:style-name="T29">ﮍ</text:span><text:span text:style-name="T37"> </text:span><text:span text:style-name="T29">ﮎ</text:span><text:span text:style-name="T37"> </text:span><text:span text:style-name="T29">ﮏ</text:span><text:span text:style-name="T37"> </text:span><text:span text:style-name="T29">ﮐ</text:span><text:span text:style-name="T37"> </text:span><text:span text:style-name="T29">ﮑ</text:span><text:span text:style-name="T37"> </text:span><text:span text:style-name="T29">ﮒ</text:span><text:span text:style-name="T37"> </text:span><text:span text:style-name="T29">ﮓ</text:span><text:span text:style-name="T37"> </text:span><text:span text:style-name="T29">ﮔ</text:span><text:span text:style-name="T37"> </text:span><text:span text:style-name="T29">ﮕ</text:span><text:span text:style-name="T37"> </text:span><text:span text:style-name="T29">ﮖ</text:span></text:p>
      <text:p text:style-name="P17"><text:span text:style-name="T29">ﮗ</text:span><text:span text:style-name="T37"> </text:span><text:span text:style-name="T29">ﮘ</text:span><text:span text:style-name="T37"> </text:span><text:span text:style-name="T29">ﮙ</text:span><text:span text:style-name="T37"> </text:span><text:span text:style-name="T29">ﮚ</text:span><text:span text:style-name="T37"> </text:span><text:span text:style-name="T29">ﮛ</text:span><text:span text:style-name="T37"> </text:span><text:span text:style-name="T29">ﮜ</text:span><text:span text:style-name="T37"> </text:span><text:span text:style-name="T29">ﮝ</text:span><text:span text:style-name="T37"> </text:span><text:span text:style-name="T29">ﮞ</text:span><text:span text:style-name="T37"> </text:span><text:span text:style-name="T29">ﮟ</text:span><text:span text:style-name="T37"> </text:span><text:span text:style-name="T29">ﮠ</text:span><text:span text:style-name="T37"> </text:span><text:span text:style-name="T29">ﮡ</text:span><text:span text:style-name="T37"> </text:span><text:span text:style-name="T29">ﮢ</text:span><text:span text:style-name="T37"> </text:span><text:span text:style-name="T29">ﮣ</text:span><text:span text:style-name="T37"> </text:span><text:span text:style-name="T29">ﮤ</text:span><text:span text:style-name="T37"> </text:span><text:span text:style-name="T29">ﮥ</text:span><text:span text:style-name="T37"> </text:span><text:span text:style-name="T29">ﮦ</text:span><text:span text:style-name="T37"> </text:span><text:span text:style-name="T29">ﮧ</text:span><text:span text:style-name="T37"> </text:span><text:span text:style-name="T29">ﮨ</text:span><text:span text:style-name="T37"> </text:span><text:span text:style-name="T29">ﮩ</text:span><text:span text:style-name="T37"> </text:span><text:span text:style-name="T29">ﮪ</text:span><text:span text:style-name="T37"> </text:span><text:span text:style-name="T29">ﮫ</text:span><text:span text:style-name="T37"> </text:span><text:span text:style-name="T29">ﮬ</text:span><text:span text:style-name="T37"> </text:span><text:span text:style-name="T29">ﮭ</text:span><text:span text:style-name="T37"> </text:span><text:span text:style-name="T29">ﮮ</text:span><text:span text:style-name="T37"> </text:span><text:span text:style-name="T29">ﮯ</text:span><text:span text:style-name="T37"> </text:span><text:span text:style-name="T29">ﮰ</text:span><text:span text:style-name="T37"> </text:span><text:span text:style-name="T29">ﮱ</text:span><text:span text:style-name="T37"> </text:span><text:span text:style-name="T29">ﯓﯔ</text:span><text:span text:style-name="T37"> </text:span><text:span text:style-name="T29">ﯕ</text:span><text:span text:style-name="T37"> </text:span><text:span text:style-name="T29">ﯖ</text:span><text:span text:style-name="T37"> </text:span><text:span text:style-name="T29">ﯗ</text:span><text:span text:style-name="T37"> </text:span><text:span text:style-name="T29">ﯘ</text:span><text:span text:style-name="T37"> </text:span><text:span text:style-name="T29">ﯙ</text:span><text:span text:style-name="T37"> </text:span><text:span text:style-name="T29">ﯚ</text:span><text:span text:style-name="T37"> </text:span><text:span text:style-name="T29">ﯛ</text:span><text:span text:style-name="T37"> </text:span><text:span text:style-name="T29">ﯜ</text:span><text:span text:style-name="T37"> </text:span><text:span text:style-name="T29">ﯝ</text:span><text:span text:style-name="T37"> </text:span><text:span text:style-name="T29">ﯞﯟ</text:span><text:span text:style-name="T37"> </text:span><text:span text:style-name="T29">ﯠ</text:span><text:span text:style-name="T37"> </text:span><text:span text:style-name="T29">ﯡ</text:span><text:span text:style-name="T37"> </text:span><text:span text:style-name="T29">ﯢ</text:span><text:span text:style-name="T37"> </text:span><text:span text:style-name="T29">ﯣ</text:span><text:span text:style-name="T37"> </text:span><text:span text:style-name="T29">ﯤ</text:span><text:span text:style-name="T37"> </text:span><text:span text:style-name="T29">ﯥ</text:span><text:span text:style-name="T37"> </text:span><text:span text:style-name="T29">ﯦ</text:span><text:span text:style-name="T37"> </text:span><text:span text:style-name="T29">ﯧ</text:span><text:span text:style-name="T37"> </text:span><text:span text:style-name="T29">ﯨﯩ</text:span><text:span text:style-name="T37"> </text:span><text:span text:style-name="T29">ﯪ</text:span><text:span text:style-name="T37"> </text:span><text:span text:style-name="T29">ﯫ</text:span><text:span text:style-name="T37"> </text:span><text:span text:style-name="T29">ﯬ</text:span><text:span text:style-name="T37"> </text:span><text:span text:style-name="T29">ﯭ</text:span><text:span text:style-name="T37"> </text:span><text:span text:style-name="T29">ﯮ</text:span><text:span text:style-name="T37"> </text:span><text:span text:style-name="T29">ﯯ</text:span><text:span text:style-name="T37"> </text:span><text:span text:style-name="T29">ﯰ</text:span><text:span text:style-name="T37"> </text:span><text:span text:style-name="T29">ﯱ</text:span><text:span text:style-name="T37"> </text:span><text:span text:style-name="T29">ﯲ</text:span></text:p>
      <text:p text:style-name="P18"><text:span text:style-name="T29">ﯳ</text:span><text:span text:style-name="T37"> </text:span><text:span text:style-name="T29">ﯴ</text:span><text:span text:style-name="T37"> </text:span><text:span text:style-name="T29">ﯵ</text:span><text:span text:style-name="T37"> </text:span><text:span text:style-name="T29">ﯶ</text:span><text:span text:style-name="T37"> </text:span><text:span text:style-name="T29">ﯷ</text:span><text:span text:style-name="T37"> </text:span><text:span text:style-name="T29">ﯸ</text:span><text:span text:style-name="T37"> </text:span><text:span text:style-name="T29">ﯹ</text:span><text:span text:style-name="T37"> </text:span><text:span text:style-name="T29">ﯺ</text:span><text:span text:style-name="T37"> </text:span><text:span text:style-name="T29">ﯻ</text:span><text:span text:style-name="T37"> </text:span><text:span text:style-name="T29">ﯼ</text:span><text:span text:style-name="T37"> </text:span><text:span text:style-name="T29">ﯽ</text:span><text:span text:style-name="T37"> </text:span><text:span text:style-name="T29">ﯾ</text:span><text:span text:style-name="T37"> </text:span><text:span text:style-name="T29">ﯿ</text:span><text:span text:style-name="T37"> </text:span><text:span text:style-name="T29">ﰀ</text:span><text:span text:style-name="T37"> </text:span><text:span text:style-name="T29">ﰁ</text:span><text:span text:style-name="T37"> </text:span><text:span text:style-name="T29">ﰂ</text:span><text:span text:style-name="T37"> </text:span><text:span text:style-name="T29">ﰃ</text:span><text:span text:style-name="T37"> </text:span><text:span text:style-name="T29">ﰄ</text:span><text:span text:style-name="T37"> </text:span><text:span text:style-name="T29">ﰅ</text:span><text:span text:style-name="T37"> </text:span><text:span text:style-name="T29">ﰆ</text:span></text:p>
      <text:p text:style-name="P32"><text:span text:style-name="T32">ﭑ</text:span><text:span text:style-name="T46"> </text:span><text:span text:style-name="T32">ﭒ</text:span><text:span text:style-name="T46"> </text:span><text:span text:style-name="T32">ﭓ</text:span><text:span text:style-name="T46"> </text:span><text:span text:style-name="T32">ﭔ</text:span><text:span text:style-name="T46"> </text:span><text:span text:style-name="T32">ﭕ</text:span><text:span text:style-name="T46"> </text:span><text:span text:style-name="T32">ﭖ</text:span><text:span text:style-name="T46"> </text:span><text:span text:style-name="T32">ﭗ</text:span><text:span text:style-name="T46"> </text:span><text:span text:style-name="T32">ﭘ</text:span><text:span text:style-name="T46"> </text:span><text:span text:style-name="T32">ﭙ</text:span><text:span text:style-name="T46"> </text:span><text:span text:style-name="T32">ﭚ</text:span><text:span text:style-name="T46"> </text:span><text:span text:style-name="T32">ﭛ</text:span><text:span text:style-name="T46"> </text:span><text:span text:style-name="T32">ﭜ</text:span><text:span text:style-name="T46"> </text:span><text:span text:style-name="T32">ﭝ</text:span><text:span text:style-name="T46"> </text:span><text:span text:style-name="T32">ﭞ</text:span><text:span text:style-name="T46"> </text:span><text:span text:style-name="T32">ﭟ</text:span><text:span text:style-name="T46"> </text:span><text:span text:style-name="T32">ﭠ</text:span><text:span text:style-name="T46"> </text:span><text:span text:style-name="T32">ﭡ</text:span><text:span text:style-name="T46"> </text:span><text:span text:style-name="T32">ﭢﭣ</text:span><text:span text:style-name="T46"> </text:span><text:span text:style-name="T32">ﭤ</text:span><text:span text:style-name="T46"> </text:span><text:span text:style-name="T32">ﭥ</text:span><text:span text:style-name="T46"> </text:span><text:span text:style-name="T32">ﭦ</text:span><text:span text:style-name="T46"> </text:span><text:span text:style-name="T32">ﭧ</text:span><text:span text:style-name="T46"> </text:span><text:span text:style-name="T32">ﭨ</text:span><text:span text:style-name="T46"> </text:span><text:span text:style-name="T32">ﭩ</text:span><text:span text:style-name="T46"> </text:span><text:span text:style-name="T32">ﭪ</text:span><text:span text:style-name="T46"> </text:span><text:span text:style-name="T32">ﭫ</text:span><text:span text:style-name="T46"> </text:span><text:span text:style-name="T32">ﭬ</text:span></text:p>
      <text:p text:style-name="P19"><text:span text:style-name="T31">ﭭ</text:span><text:span text:style-name="T37"> </text:span><text:span text:style-name="T31">ﭮ</text:span><text:span text:style-name="T37"> </text:span><text:span text:style-name="T31">ﭯﭰ</text:span><text:span text:style-name="T37"> </text:span><text:span text:style-name="T31">ﭱ</text:span><text:span text:style-name="T37"> </text:span><text:span text:style-name="T31">ﭲ</text:span><text:span text:style-name="T37"> </text:span><text:span text:style-name="T31">ﭳ</text:span><text:span text:style-name="T37"> </text:span><text:span text:style-name="T31">ﭴ</text:span><text:span text:style-name="T37"> </text:span><text:span text:style-name="T31">ﭵ</text:span><text:span text:style-name="T37"> </text:span><text:span text:style-name="T31">ﭶ</text:span><text:span text:style-name="T37"> </text:span><text:span text:style-name="T31">ﭷ</text:span><text:span text:style-name="T37"> </text:span><text:span text:style-name="T31">ﭸ</text:span><text:span text:style-name="T37"> </text:span><text:span text:style-name="T31">ﭹ</text:span><text:span text:style-name="T37"> </text:span><text:span text:style-name="T31">ﭺ</text:span><text:span text:style-name="T37"> </text:span><text:span text:style-name="T31">ﭻ</text:span><text:span text:style-name="T37"> </text:span><text:span text:style-name="T31">ﭼ</text:span><text:span text:style-name="T37"> </text:span><text:span text:style-name="T31">ﭽ</text:span><text:span text:style-name="T37"> </text:span><text:span text:style-name="T31">ﭾ</text:span><text:span text:style-name="T37"> </text:span><text:span text:style-name="T31">ﭿ</text:span><text:span text:style-name="T37"> </text:span><text:span text:style-name="T31">ﮀﮁ</text:span><text:span text:style-name="T37"> </text:span><text:span text:style-name="T31">ﮂ</text:span><text:span text:style-name="T37"> </text:span><text:span text:style-name="T31">ﮃ</text:span><text:span text:style-name="T37"> </text:span><text:span text:style-name="T31">ﮄ</text:span><text:span text:style-name="T37"> </text:span><text:span text:style-name="T31">ﮅ</text:span><text:span text:style-name="T37"> </text:span><text:span text:style-name="T31">ﮆ</text:span><text:span text:style-name="T37"> </text:span><text:span text:style-name="T31">ﮇ</text:span><text:span text:style-name="T37"> </text:span><text:span text:style-name="T31">ﮈ</text:span><text:span text:style-name="T37"> </text:span><text:span text:style-name="T31">ﮉ</text:span><text:span text:style-name="T37"> </text:span><text:span text:style-name="T31">ﮊ</text:span><text:span text:style-name="T37"> </text:span><text:span text:style-name="T31">ﮋ</text:span><text:span text:style-name="T37"> </text:span><text:span text:style-name="T31">ﮌ</text:span><text:span text:style-name="T37"> </text:span><text:span text:style-name="T31">ﮍ</text:span><text:span text:style-name="T37"> </text:span><text:span text:style-name="T31">ﮎ</text:span><text:span text:style-name="T37"> </text:span><text:span text:style-name="T31">ﮏ</text:span><text:span text:style-name="T37"> </text:span><text:span text:style-name="T31">ﮐ</text:span><text:span text:style-name="T37"> </text:span><text:span text:style-name="T31">ﮑﮒ</text:span><text:span text:style-name="T37"> </text:span><text:span text:style-name="T31">ﮓ</text:span><text:span text:style-name="T37"> </text:span><text:span text:style-name="T31">ﮔ</text:span><text:span text:style-name="T37"> </text:span><text:span text:style-name="T31">ﮕ</text:span><text:span text:style-name="T37"> </text:span><text:span text:style-name="T31">ﮖ</text:span><text:span text:style-name="T37"> </text:span><text:span text:style-name="T31">ﮗ</text:span><text:span text:style-name="T37"> </text:span><text:span text:style-name="T31">ﮘ</text:span></text:p>
      <text:p text:style-name="P20"><text:span text:style-name="T31">ﮙ</text:span><text:span text:style-name="T37"> </text:span><text:span text:style-name="T31">ﮚ</text:span><text:span text:style-name="T37"> </text:span><text:span text:style-name="T31">ﮛ</text:span><text:span text:style-name="T37"> </text:span><text:span text:style-name="T31">ﮜ</text:span><text:span text:style-name="T37"> </text:span><text:span text:style-name="T31">ﮝ</text:span><text:span text:style-name="T37"> </text:span><text:span text:style-name="T31">ﮞﮟ</text:span><text:span text:style-name="T37"> </text:span><text:span text:style-name="T31">ﮠ</text:span><text:span text:style-name="T37"> </text:span><text:span text:style-name="T31">ﮡ</text:span><text:span text:style-name="T37"> </text:span><text:span text:style-name="T31">ﮢ</text:span><text:span text:style-name="T37"> </text:span><text:span text:style-name="T31">ﮣ</text:span><text:span text:style-name="T37"> </text:span><text:span text:style-name="T31">ﮤ</text:span><text:span text:style-name="T37"> </text:span><text:span text:style-name="T31">ﮥ</text:span><text:span text:style-name="T37"> </text:span><text:span text:style-name="T31">ﮦ</text:span><text:span text:style-name="T37"> </text:span><text:span text:style-name="T31">ﮧ</text:span><text:span text:style-name="T37"> </text:span><text:span text:style-name="T31">ﮨ</text:span><text:span text:style-name="T37"> </text:span><text:span text:style-name="T31">ﮩ</text:span><text:span text:style-name="T37"> </text:span><text:span text:style-name="T31">ﮪ</text:span><text:span text:style-name="T37"> </text:span><text:span text:style-name="T31">ﮫ</text:span><text:span text:style-name="T37"> </text:span><text:span text:style-name="T31">ﮬ</text:span><text:span text:style-name="T37"> </text:span><text:span text:style-name="T31">ﮭ</text:span><text:span text:style-name="T37"> </text:span><text:span text:style-name="T31">ﮮ</text:span><text:span text:style-name="T37"> </text:span><text:span text:style-name="T31">ﮯﮰ</text:span><text:span text:style-name="T37"> </text:span><text:span text:style-name="T31">ﮱ</text:span><text:span text:style-name="T37"> </text:span><text:span text:style-name="T31">ﯓ</text:span><text:span text:style-name="T37"> </text:span><text:span text:style-name="T31">ﯔ</text:span><text:span text:style-name="T37"> </text:span><text:span text:style-name="T31">ﯕ</text:span><text:span text:style-name="T37"> </text:span><text:span text:style-name="T31">ﯖ</text:span><text:span text:style-name="T37"> </text:span><text:span text:style-name="T31">ﯗ</text:span><text:span text:style-name="T37"> </text:span><text:span text:style-name="T31">ﯘ</text:span><text:span text:style-name="T37"> </text:span><text:span text:style-name="T31">ﯙﯚ</text:span><text:span text:style-name="T37"> </text:span><text:span text:style-name="T31">ﯛ</text:span><text:span text:style-name="T37"> </text:span><text:span text:style-name="T31">ﯜ</text:span><text:span text:style-name="T37"> </text:span><text:span text:style-name="T31">ﯝ</text:span><text:span text:style-name="T37"> </text:span><text:span text:style-name="T31">ﯞ</text:span><text:span text:style-name="T37"> </text:span><text:span text:style-name="T31">ﯟ</text:span><text:span text:style-name="T37"> </text:span><text:span text:style-name="T31">ﯠ</text:span><text:span text:style-name="T37"> </text:span><text:span text:style-name="T31">ﯡ</text:span><text:span text:style-name="T37"> </text:span><text:span text:style-name="T31">ﯢ</text:span><text:span text:style-name="T37"> </text:span><text:span text:style-name="T31">ﯣﯤ</text:span><text:span text:style-name="T37"> </text:span><text:span text:style-name="T31">ﯥ</text:span><text:span text:style-name="T37"> </text:span><text:span text:style-name="T31">ﯦ</text:span><text:span text:style-name="T37"> </text:span><text:span text:style-name="T31">ﯧ</text:span><text:span text:style-name="T37"> </text:span><text:span text:style-name="T31">ﯨ</text:span><text:span text:style-name="T37"> </text:span><text:span text:style-name="T31">ﯩﯪ</text:span><text:span text:style-name="T37"> </text:span><text:span text:style-name="T31">ﯫ</text:span><text:span text:style-name="T37"> </text:span><text:span text:style-name="T31">ﯬ</text:span><text:span text:style-name="T37"> </text:span><text:span text:style-name="T31">ﯭ</text:span><text:span text:style-name="T37"> </text:span><text:span text:style-name="T31">ﯮ</text:span><text:span text:style-name="T37"> </text:span><text:span text:style-name="T31">ﯯﯰ</text:span><text:span text:style-name="T37"> </text:span><text:span text:style-name="T31">ﯱ</text:span><text:span text:style-name="T37"> </text:span><text:span text:style-name="T31">ﯲ</text:span><text:span text:style-name="T37"> </text:span><text:span text:style-name="T31">ﯳ</text:span><text:span text:style-name="T37"> </text:span><text:span text:style-name="T31">ﯴ</text:span><text:span text:style-name="T37"> </text:span><text:span text:style-name="T31">ﯵﯶ</text:span><text:span text:style-name="T37"> </text:span><text:span text:style-name="T31">ﯷ</text:span><text:span text:style-name="T37"> </text:span><text:span text:style-name="T31">ﯸ</text:span><text:span text:style-name="T37"> </text:span><text:span text:style-name="T31">ﯹ</text:span><text:span text:style-name="T37"> </text:span><text:span text:style-name="T31">ﯺ</text:span><text:span text:style-name="T37"> </text:span><text:span text:style-name="T31">ﯻ</text:span><text:span text:style-name="T37"> </text:span><text:span text:style-name="T31">ﯼ</text:span><text:span text:style-name="T37"> </text:span><text:span text:style-name="T31">ﯽ</text:span></text:p>
      <text:p text:style-name="P33"><text:span text:style-name="T34">ﭑ</text:span><text:span text:style-name="T47"> </text:span><text:span text:style-name="T34">ﭒ</text:span><text:span text:style-name="T47"> </text:span><text:span text:style-name="T34">ﭓ</text:span><text:span text:style-name="T47"> </text:span><text:span text:style-name="T34">ﭔ</text:span><text:span text:style-name="T47"> </text:span><text:span text:style-name="T34">ﭕ</text:span><text:span text:style-name="T47"> </text:span><text:span text:style-name="T34">ﭖ</text:span><text:span text:style-name="T47"> </text:span><text:span text:style-name="T34">ﭗ</text:span><text:span text:style-name="T47"> </text:span><text:span text:style-name="T34">ﭘ</text:span></text:p>
      <text:p text:style-name="P21"><text:span text:style-name="T33">ﭙ</text:span><text:span text:style-name="T37"> </text:span><text:span text:style-name="T33">ﭚ</text:span><text:span text:style-name="T37"> </text:span><text:span text:style-name="T33">ﭛ</text:span><text:span text:style-name="T37"> </text:span><text:span text:style-name="T33">ﭜ</text:span><text:span text:style-name="T37"> </text:span><text:span text:style-name="T33">ﭝ</text:span><text:span text:style-name="T37"> </text:span><text:span text:style-name="T33">ﭞ</text:span><text:span text:style-name="T37"> </text:span><text:span text:style-name="T33">ﭟ</text:span><text:span text:style-name="T37"> </text:span><text:span text:style-name="T33">ﭠ</text:span><text:span text:style-name="T37"> </text:span><text:span text:style-name="T33">ﭡﭢ</text:span><text:span text:style-name="T37"> </text:span><text:span text:style-name="T33">ﭣ</text:span><text:span text:style-name="T37"> </text:span><text:span text:style-name="T33">ﭤ</text:span><text:span text:style-name="T37"> </text:span><text:span text:style-name="T33">ﭥ</text:span><text:span text:style-name="T37"> </text:span><text:span text:style-name="T33">ﭦ</text:span><text:span text:style-name="T37"> </text:span><text:span text:style-name="T33">ﭧ</text:span><text:span text:style-name="T37"> </text:span><text:span text:style-name="T33">ﭨ</text:span><text:span text:style-name="T37"> </text:span><text:span text:style-name="T33">ﭩ</text:span><text:span text:style-name="T37"> </text:span><text:span text:style-name="T33">ﭪ</text:span><text:span text:style-name="T37"> </text:span><text:span text:style-name="T33">ﭫ</text:span><text:span text:style-name="T37"> </text:span><text:span text:style-name="T33">ﭬ</text:span><text:span text:style-name="T37"> </text:span><text:span text:style-name="T33">ﭭ</text:span><text:span text:style-name="T37"> </text:span><text:span text:style-name="T33">ﭮ</text:span><text:span text:style-name="T37"> </text:span><text:span text:style-name="T33">ﭯ</text:span><text:span text:style-name="T37"> </text:span><text:span text:style-name="T33">ﭰ</text:span><text:span text:style-name="T37"> </text:span><text:span text:style-name="T33">ﭱ</text:span><text:span text:style-name="T37"> </text:span><text:span text:style-name="T33">ﭲ</text:span><text:span text:style-name="T37"> </text:span><text:span text:style-name="T33">ﭳ</text:span><text:span text:style-name="T37"> </text:span><text:span text:style-name="T33">ﭴ</text:span><text:span text:style-name="T37"> </text:span><text:span text:style-name="T33">ﭵ</text:span><text:span text:style-name="T37"> </text:span><text:span text:style-name="T33">ﭶ</text:span><text:span text:style-name="T37"> </text:span><text:span text:style-name="T33">ﭷ</text:span></text:p>
      <text:p text:style-name="P21"><text:span text:style-name="T33">ﭸ</text:span><text:span text:style-name="T37"> </text:span><text:span text:style-name="T33">ﭹ</text:span><text:span text:style-name="T37"> </text:span><text:span text:style-name="T33">ﭺ</text:span><text:span text:style-name="T37"> </text:span><text:span text:style-name="T33">ﭻ</text:span><text:span text:style-name="T37"> </text:span><text:span text:style-name="T33">ﭼﭽ</text:span><text:span text:style-name="T37"> </text:span><text:span text:style-name="T33">ﭾ</text:span><text:span text:style-name="T37"> </text:span><text:span text:style-name="T33">ﭿ</text:span><text:span text:style-name="T37"> </text:span><text:span text:style-name="T33">ﮀ</text:span><text:span text:style-name="T37"> </text:span><text:span text:style-name="T33">ﮁ</text:span><text:span text:style-name="T37"> </text:span><text:span text:style-name="T33">ﮂ</text:span><text:span text:style-name="T37"> </text:span><text:span text:style-name="T33">ﮃ</text:span><text:span text:style-name="T37"> </text:span><text:span text:style-name="T33">ﮄ</text:span><text:span text:style-name="T37"> </text:span><text:span text:style-name="T33">ﮅ</text:span><text:span text:style-name="T37"> </text:span><text:span text:style-name="T33">ﮆ</text:span><text:span text:style-name="T37"> </text:span><text:span text:style-name="T33">ﮇ</text:span><text:span text:style-name="T37"> </text:span><text:span text:style-name="T33">ﮈ</text:span><text:span text:style-name="T37"> </text:span><text:span text:style-name="T33">ﮉ</text:span><text:span text:style-name="T37"> </text:span><text:span text:style-name="T33">ﮊ</text:span><text:span text:style-name="T37"> </text:span><text:span text:style-name="T33">ﮋ</text:span><text:span text:style-name="T37"> </text:span><text:span text:style-name="T33">ﮌ</text:span><text:span text:style-name="T37"> </text:span><text:span text:style-name="T33">ﮍ</text:span><text:span text:style-name="T37"> </text:span><text:span text:style-name="T33">ﮎ</text:span><text:span text:style-name="T37"> </text:span><text:span text:style-name="T33">ﮏ</text:span><text:span text:style-name="T37"> </text:span><text:span text:style-name="T33">ﮐ</text:span><text:span text:style-name="T37"> </text:span><text:span text:style-name="T33">ﮑ</text:span><text:span text:style-name="T37"> </text:span><text:span text:style-name="T33">ﮒ</text:span><text:span text:style-name="T37"> </text:span><text:span text:style-name="T33">ﮓ</text:span><text:span text:style-name="T37"> </text:span><text:span text:style-name="T33">ﮔ</text:span><text:span text:style-name="T37"> </text:span><text:span text:style-name="T33">ﮕ</text:span><text:span text:style-name="T37"> </text:span><text:span text:style-name="T33">ﮖ</text:span><text:span text:style-name="T37"> </text:span><text:span text:style-name="T33">ﮗ</text:span><text:span text:style-name="T37"> </text:span><text:span text:style-name="T33">ﮘ</text:span><text:span text:style-name="T37"> </text:span><text:span text:style-name="T33">ﮙ</text:span><text:span text:style-name="T37"> </text:span><text:span text:style-name="T33">ﮚ</text:span></text:p>
      <text:p text:style-name="P22"><text:span text:style-name="T33">ﮛ</text:span><text:span text:style-name="T37"> </text:span><text:span text:style-name="T33">ﮜ</text:span><text:span text:style-name="T37"> </text:span><text:span text:style-name="T33">ﮝ</text:span><text:span text:style-name="T37"> </text:span><text:span text:style-name="T33">ﮞ</text:span><text:span text:style-name="T37"> </text:span><text:span text:style-name="T33">ﮟ</text:span><text:span text:style-name="T37"> </text:span><text:span text:style-name="T33">ﮠ</text:span><text:span text:style-name="T37"> </text:span><text:span text:style-name="T33">ﮡ</text:span><text:span text:style-name="T37"> </text:span><text:span text:style-name="T33">ﮢ</text:span><text:span text:style-name="T37"> </text:span><text:span text:style-name="T33">ﮣ</text:span><text:span text:style-name="T37"> </text:span><text:span text:style-name="T33">ﮤ</text:span><text:span text:style-name="T37"> </text:span><text:span text:style-name="T33">ﮥ</text:span><text:span text:style-name="T37"> </text:span><text:span text:style-name="T33">ﮦ</text:span><text:span text:style-name="T37"> </text:span><text:span text:style-name="T33">ﮧ</text:span><text:span text:style-name="T37"> </text:span><text:span text:style-name="T33">ﮨ</text:span><text:span text:style-name="T37"> </text:span><text:span text:style-name="T33">ﮩ</text:span><text:span text:style-name="T37"> </text:span><text:span text:style-name="T33">ﮪ</text:span><text:span text:style-name="T37"> </text:span><text:span text:style-name="T33">ﮫ</text:span><text:span text:style-name="T37"> </text:span><text:span text:style-name="T33">ﮬ</text:span><text:span text:style-name="T37"> </text:span><text:span text:style-name="T33">ﮭ</text:span><text:span text:style-name="T37"> </text:span><text:span text:style-name="T33">ﮮ</text:span><text:span text:style-name="T37"> </text:span><text:span text:style-name="T33">ﮯ</text:span><text:span text:style-name="T37"> </text:span><text:span text:style-name="T33">ﮰ</text:span><text:span text:style-name="T37"> </text:span><text:span text:style-name="T33">ﮱ</text:span><text:span text:style-name="T37"> </text:span><text:span text:style-name="T33">ﯓ</text:span><text:span text:style-name="T37"> </text:span><text:span text:style-name="T33">ﯔ</text:span><text:span text:style-name="T37"> </text:span><text:span text:style-name="T33">ﯕ</text:span><text:span text:style-name="T37"> </text:span><text:span text:style-name="T33">ﯖ</text:span><text:span text:style-name="T37"> </text:span><text:span text:style-name="T33">ﯗ</text:span><text:span text:style-name="T37"> </text:span><text:span text:style-name="T33">ﯘ</text:span><text:span text:style-name="T37"> </text:span><text:span text:style-name="T33">ﯙ</text:span><text:span text:style-name="T37"> </text:span><text:span text:style-name="T33">ﯚ</text:span><text:span text:style-name="T37"> </text:span><text:span text:style-name="T33">ﯛ</text:span><text:span text:style-name="T37"> </text:span><text:span text:style-name="T33">ﯜ</text:span><text:span text:style-name="T37"> </text:span><text:span text:style-name="T33">ﯝ</text:span><text:span text:style-name="T37"> </text:span><text:span text:style-name="T33">ﯞ</text:span><text:span text:style-name="T37"> </text:span><text:span text:style-name="T33">ﯟ</text:span><text:span text:style-name="T37"> </text:span><text:span text:style-name="T33">ﯠ</text:span><text:span text:style-name="T37"> </text:span><text:span text:style-name="T33">ﯡ</text:span><text:span text:style-name="T37"> </text:span><text:span text:style-name="T33">ﯢ</text:span><text:span text:style-name="T37"> </text:span><text:span text:style-name="T33">ﯣ</text:span><text:span text:style-name="T37"> </text:span><text:span text:style-name="T33">ﯤ</text:span><text:span text:style-name="T37"> </text:span><text:span text:style-name="T33">ﯥ</text:span><text:span text:style-name="T37"> </text:span><text:span text:style-name="T33">ﯦ</text:span><text:span text:style-name="T37"> </text:span><text:span text:style-name="T33">ﯧ</text:span><text:span text:style-name="T37"> </text:span><text:span text:style-name="T33">ﯨ</text:span><text:span text:style-name="T37"> </text:span><text:span text:style-name="T33">ﯩﯪ</text:span><text:span text:style-name="T37"> </text:span><text:span text:style-name="T33">ﯫ</text:span><text:span text:style-name="T37"> </text:span><text:span text:style-name="T33">ﯬ</text:span><text:span text:style-name="T37"> </text:span><text:span text:style-name="T33">ﯭ</text:span><text:span text:style-name="T37"> </text:span><text:span text:style-name="T33">ﯮ</text:span><text:span text:style-name="T37"> </text:span><text:span text:style-name="T33">ﯯ</text:span></text:p>
      <text:p text:style-name="P34"><text:span text:style-name="T36">ﭑ</text:span><text:span text:style-name="T48"> </text:span><text:span text:style-name="T36">ﭒ</text:span><text:span text:style-name="T48"> </text:span><text:span text:style-name="T36">ﭓ</text:span><text:span text:style-name="T48"> </text:span><text:span text:style-name="T36">ﭔ</text:span><text:span text:style-name="T48"> </text:span><text:span text:style-name="T36">ﭕ</text:span><text:span text:style-name="T48"> </text:span><text:span text:style-name="T36">ﭖ</text:span><text:span text:style-name="T48"> </text:span><text:span text:style-name="T36">ﭗ</text:span><text:span text:style-name="T48"> </text:span><text:span text:style-name="T36">ﭘ</text:span><text:span text:style-name="T48"> </text:span><text:span text:style-name="T36">ﭙ</text:span><text:span text:style-name="T48"> </text:span><text:span text:style-name="T36">ﭚﭛ</text:span><text:span text:style-name="T48"> </text:span><text:span text:style-name="T36">ﭜ</text:span><text:span text:style-name="T48"> </text:span><text:span text:style-name="T36">ﭝ</text:span><text:span text:style-name="T48"> </text:span><text:span text:style-name="T36">ﭞ</text:span><text:span text:style-name="T48"> </text:span><text:span text:style-name="T36">ﭟ</text:span><text:span text:style-name="T48"> </text:span><text:span text:style-name="T36">ﭠ</text:span><text:span text:style-name="T48"> </text:span><text:span text:style-name="T36">ﭡ</text:span><text:span text:style-name="T48"> </text:span><text:span text:style-name="T36">ﭢ</text:span><text:span text:style-name="T48"> </text:span><text:span text:style-name="T36">ﭣ</text:span><text:span text:style-name="T48"> </text:span><text:span text:style-name="T36">ﭤ</text:span><text:span text:style-name="T48"> </text:span><text:span text:style-name="T36">ﭥ</text:span><text:span text:style-name="T48"> </text:span><text:span text:style-name="T36">ﭦ</text:span><text:span text:style-name="T48"> </text:span><text:span text:style-name="T36">ﭧ</text:span><text:span text:style-name="T48"> </text:span><text:span text:style-name="T36">ﭨ</text:span><text:span text:style-name="T48"> </text:span><text:span text:style-name="T36">ﭩ</text:span><text:span text:style-name="T48"> </text:span><text:span text:style-name="T36">ﭪﭫ</text:span><text:span text:style-name="T48"> </text:span><text:span text:style-name="T36">ﭬ</text:span><text:span text:style-name="T48"> </text:span><text:span text:style-name="T36">ﭭ</text:span><text:span text:style-name="T48"> </text:span><text:span text:style-name="T36">ﭮ</text:span><text:span text:style-name="T48"> </text:span><text:span text:style-name="T36">ﭯ</text:span><text:span text:style-name="T48"> </text:span><text:span text:style-name="T36">ﭰ</text:span><text:span text:style-name="T48"> </text:span><text:span text:style-name="T36">ﭱ</text:span><text:span text:style-name="T48"> </text:span><text:span text:style-name="T36">ﭲ</text:span><text:span text:style-name="T48"> </text:span><text:span text:style-name="T36">ﭳ</text:span><text:span text:style-name="T48"> </text:span><text:span text:style-name="T36">ﭴ</text:span><text:span text:style-name="T48"> </text:span><text:span text:style-name="T36">ﭵﭶ</text:span><text:span text:style-name="T48"> </text:span><text:span text:style-name="T36">ﭷ</text:span><text:span text:style-name="T48"> </text:span><text:span text:style-name="T36">ﭸ</text:span><text:span text:style-name="T48"> </text:span><text:span text:style-name="T36">ﭹ</text:span><text:span text:style-name="T48"> </text:span><text:span text:style-name="T36">ﭺ</text:span><text:span text:style-name="T48"> </text:span><text:span text:style-name="T36">ﭻ</text:span><text:span text:style-name="T48"> </text:span><text:span text:style-name="T36">ﭼ</text:span><text:span text:style-name="T48"> </text:span><text:span text:style-name="T36">ﭽ</text:span><text:span text:style-name="T48"> </text:span><text:span text:style-name="T36">ﭾ</text:span><text:span text:style-name="T48"> </text:span><text:span text:style-name="T36">ﭿﮀ</text:span><text:span text:style-name="T48"> </text:span><text:span text:style-name="T36">ﮁ</text:span><text:span text:style-name="T48"> </text:span><text:span text:style-name="T36">ﮂ</text:span><text:span text:style-name="T48"> </text:span><text:span text:style-name="T36">ﮃ</text:span><text:span text:style-name="T48"> </text:span><text:span text:style-name="T36">ﮄ</text:span><text:span text:style-name="T48"> </text:span><text:span text:style-name="T36">ﮅﮆ</text:span><text:span text:style-name="T48"> </text:span><text:span text:style-name="T36">ﮇ</text:span><text:span text:style-name="T48"> </text:span><text:span text:style-name="T36">ﮈ</text:span><text:span text:style-name="T48"> </text:span><text:span text:style-name="T36">ﮉ</text:span><text:span text:style-name="T48"> </text:span><text:span text:style-name="T36">ﮊ</text:span><text:span text:style-name="T48"> </text:span><text:span text:style-name="T36">ﮋ</text:span><text:span text:style-name="T48"> </text:span><text:span text:style-name="T36">ﮌ</text:span><text:span text:style-name="T48"> </text:span><text:span text:style-name="T36">ﮍ</text:span><text:span text:style-name="T48"> </text:span><text:span text:style-name="T36">ﮎ</text:span><text:span text:style-name="T48"> </text:span><text:span text:style-name="T36">ﮏ</text:span><text:span text:style-name="T48"> </text:span><text:span text:style-name="T36">ﮐ</text:span><text:span text:style-name="T48"> </text:span><text:span text:style-name="T36">ﮑ</text:span><text:span text:style-name="T48"> </text:span><text:span text:style-name="T36">ﮒ</text:span><text:span text:style-name="T48"> </text:span><text:span text:style-name="T36">ﮓﮔ</text:span><text:span text:style-name="T48"> </text:span><text:span text:style-name="T36">ﮕ</text:span><text:span text:style-name="T48"> </text:span><text:span text:style-name="T36">ﮖ</text:span><text:span text:style-name="T48"> </text:span><text:span text:style-name="T36">ﮗ</text:span><text:span text:style-name="T48"> </text:span><text:span text:style-name="T36">ﮘ</text:span><text:span text:style-name="T48"> </text:span><text:span text:style-name="T36">ﮙ</text:span><text:span text:style-name="T48"> </text:span><text:span text:style-name="T36">ﮚ</text:span><text:span text:style-name="T48"> </text:span><text:span text:style-name="T36">ﮛ</text:span><text:span text:style-name="T48"> </text:span><text:span text:style-name="T36">ﮜ</text:span><text:span text:style-name="T48"> </text:span><text:span text:style-name="T36">ﮝ</text:span><text:span text:style-name="T48"> </text:span><text:span text:style-name="T36">ﮞ</text:span><text:span text:style-name="T48"> </text:span><text:span text:style-name="T36">ﮟ</text:span><text:span text:style-name="T48"> </text:span><text:span text:style-name="T36">ﮠ</text:span><text:span text:style-name="T48"> </text:span><text:span text:style-name="T36">ﮡ</text:span><text:span text:style-name="T48"> </text:span><text:span text:style-name="T36">ﮢ</text:span><text:span text:style-name="T48"> </text:span><text:span text:style-name="T36">ﮣ</text:span><text:span text:style-name="T48"> </text:span><text:span text:style-name="T36">ﮤ</text:span><text:span text:style-name="T48"> </text:span><text:span text:style-name="T36">ﮥ</text:span><text:span text:style-name="T48"> </text:span><text:span text:style-name="T36">ﮦ</text:span><text:span text:style-name="T48"> </text:span><text:span text:style-name="T36">ﮧ</text:span><text:span text:style-name="T48"> </text:span><text:span text:style-name="T36">ﮨ</text:span><text:span text:style-name="T48"> </text:span><text:span text:style-name="T36">ﮩﮪ</text:span><text:span text:style-name="T48"> </text:span><text:span text:style-name="T36">ﮫ</text:span></text:p>
      <text:p text:style-name="P23"><text:span text:style-name="T35">ﮬ</text:span><text:span text:style-name="T37"> </text:span><text:span text:style-name="T35">ﮭ</text:span><text:span text:style-name="T37"> </text:span><text:span text:style-name="T35">ﮮ</text:span><text:span text:style-name="T37"> </text:span><text:span text:style-name="T35">ﮯﮰ</text:span><text:span text:style-name="T37"> </text:span><text:span text:style-name="T35">ﮱ</text:span><text:span text:style-name="T37"> </text:span><text:span text:style-name="T35">ﯓ</text:span><text:span text:style-name="T37"> </text:span><text:span text:style-name="T35">ﯔ</text:span><text:span text:style-name="T37"> </text:span><text:span text:style-name="T35">ﯕ</text:span><text:span text:style-name="T37"> </text:span><text:span text:style-name="T35">ﯖ</text:span><text:span text:style-name="T37"> </text:span><text:span text:style-name="T35">ﯗ</text:span><text:span text:style-name="T37"> </text:span><text:span text:style-name="T35">ﯘ</text:span><text:span text:style-name="T37"> </text:span><text:span text:style-name="T35">ﯙ</text:span><text:span text:style-name="T37"> </text:span><text:span text:style-name="T35">ﯚ</text:span><text:span text:style-name="T37"> </text:span><text:span text:style-name="T35">ﯛ</text:span><text:span text:style-name="T37"> </text:span><text:span text:style-name="T35">ﯜ</text:span><text:span text:style-name="T37"> </text:span><text:span text:style-name="T35">ﯝ</text:span><text:span text:style-name="T37"> </text:span><text:span text:style-name="T35">ﯞ</text:span><text:span text:style-name="T37"> </text:span><text:span text:style-name="T35">ﯟ</text:span><text:span text:style-name="T37"> </text:span><text:span text:style-name="T35">ﯠ</text:span><text:span text:style-name="T37"> </text:span><text:span text:style-name="T35">ﯡ</text:span><text:span text:style-name="T37"> </text:span><text:span text:style-name="T35">ﯢ</text:span><text:span text:style-name="T37"> </text:span><text:span text:style-name="T35">ﯣ</text:span><text:span text:style-name="T37"> </text:span><text:span text:style-name="T35">ﯤ</text:span><text:span text:style-name="T37"> </text:span><text:span text:style-name="T35">ﯥ</text:span><text:span text:style-name="T37"> </text:span><text:span text:style-name="T35">ﯦ</text:span><text:span text:style-name="T37"> </text:span><text:span text:style-name="T35">ﯧﯨ</text:span><text:span text:style-name="T37"> </text:span><text:span text:style-name="T35">ﯩ</text:span><text:span text:style-name="T37"> </text:span><text:span text:style-name="T35">ﯪ</text:span><text:span text:style-name="T37"> </text:span><text:span text:style-name="T35">ﯫ</text:span><text:span text:style-name="T37"> </text:span><text:span text:style-name="T35">ﯬ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SI_BASMALAH" svg:font-family="MSI_BASMALAH"/>
    <style:font-face style:name="MSI_Z142" svg:font-family="MSI_Z142" style:font-pitch="variable"/>
    <style:font-face style:name="MSI_Z143" svg:font-family="MSI_Z143" style:font-pitch="variable"/>
    <style:font-face style:name="MSI_Z144" svg:font-family="MSI_Z144" style:font-pitch="variable"/>
    <style:font-face style:name="MSI_Z145" svg:font-family="MSI_Z145" style:font-pitch="variable"/>
    <style:font-face style:name="MSI_Z146" svg:font-family="MSI_Z146" style:font-pitch="variable"/>
    <style:font-face style:name="MSI_Z147" svg:font-family="MSI_Z147" style:font-pitch="variable"/>
    <style:font-face style:name="MSI_Z148" svg:font-family="MSI_Z148" style:font-pitch="variable"/>
    <style:font-face style:name="MSI_Z149" svg:font-family="MSI_Z149" style:font-pitch="variable"/>
    <style:font-face style:name="MSI_Z150" svg:font-family="MSI_Z150" style:font-pitch="variable"/>
    <style:font-face style:name="MSI_Z151" svg:font-family="MSI_Z151" style:font-pitch="variable"/>
    <style:font-face style:name="MSI_Z152" svg:font-family="MSI_Z152" style:font-pitch="variable"/>
    <style:font-face style:name="MSI_Z153" svg:font-family="MSI_Z153" style:font-pitch="variable"/>
    <style:font-face style:name="MSI_Z154" svg:font-family="MSI_Z154" style:font-pitch="variable"/>
    <style:font-face style:name="MSI_Z155" svg:font-family="MSI_Z155" style:font-pitch="variable"/>
    <style:font-face style:name="MSI_Z156" svg:font-family="MSI_Z156" style:font-pitch="variable"/>
    <style:font-face style:name="MSI_Z157" svg:font-family="MSI_Z157" style:font-pitch="variable"/>
    <style:font-face style:name="MSI_Z158" svg:font-family="MSI_Z158" style:font-pitch="variable"/>
    <style:font-face style:name="MSI_Z159" svg:font-family="MSI_Z159" style:font-pitch="variable"/>
    <style:font-face style:name="MSI_Z160" svg:font-family="MSI_Z160" style:font-pitch="variable"/>
    <style:font-face style:name="MSI_Z161" svg:font-family="MSI_Z161" style:font-pitch="variable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QCF_P142" svg:font-family="QCF_P142" style:font-family-generic="roman" style:font-pitch="variable"/>
    <style:font-face style:name="QCF_P143" svg:font-family="QCF_P143" style:font-family-generic="roman" style:font-pitch="variable"/>
    <style:font-face style:name="QCF_P144" svg:font-family="QCF_P144" style:font-family-generic="roman" style:font-pitch="variable"/>
    <style:font-face style:name="QCF_P145" svg:font-family="QCF_P145" style:font-family-generic="roman" style:font-pitch="variable"/>
    <style:font-face style:name="QCF_P146" svg:font-family="QCF_P146" style:font-family-generic="roman" style:font-pitch="variable"/>
    <style:font-face style:name="QCF_P147" svg:font-family="QCF_P147" style:font-family-generic="roman" style:font-pitch="variable"/>
    <style:font-face style:name="QCF_P148" svg:font-family="QCF_P148" style:font-family-generic="roman" style:font-pitch="variable"/>
    <style:font-face style:name="QCF_P149" svg:font-family="QCF_P149" style:font-family-generic="roman" style:font-pitch="variable"/>
    <style:font-face style:name="QCF_P150" svg:font-family="QCF_P150" style:font-family-generic="roman" style:font-pitch="variable"/>
    <style:font-face style:name="QCF_P151" svg:font-family="QCF_P151" style:font-family-generic="roman" style:font-pitch="variable"/>
    <style:font-face style:name="QCF_P152" svg:font-family="QCF_P152" style:font-family-generic="roman" style:font-pitch="variable"/>
    <style:font-face style:name="QCF_P153" svg:font-family="QCF_P153" style:font-family-generic="roman" style:font-pitch="variable"/>
    <style:font-face style:name="QCF_P154" svg:font-family="QCF_P154" style:font-family-generic="roman" style:font-pitch="variable"/>
    <style:font-face style:name="QCF_P155" svg:font-family="QCF_P155" style:font-family-generic="roman" style:font-pitch="variable"/>
    <style:font-face style:name="QCF_P156" svg:font-family="QCF_P156" style:font-family-generic="roman" style:font-pitch="variable"/>
    <style:font-face style:name="QCF_P157" svg:font-family="QCF_P157" style:font-family-generic="roman" style:font-pitch="variable"/>
    <style:font-face style:name="QCF_P158" svg:font-family="QCF_P158" style:font-family-generic="roman" style:font-pitch="variable"/>
    <style:font-face style:name="QCF_P159" svg:font-family="QCF_P159" style:font-family-generic="roman" style:font-pitch="variable"/>
    <style:font-face style:name="QCF_P160" svg:font-family="QCF_P160" style:font-family-generic="roman" style:font-pitch="variable"/>
    <style:font-face style:name="QCF_P161" svg:font-family="QCF_P16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MT1" style:family="text">
      <style:text-properties officeooo:rsid="008c75b2"/>
    </style:style>
    <style:style style:name="MT2" style:family="text">
      <style:text-properties officeooo:rsid="00976b8d"/>
    </style:style>
    <style:style style:name="MT3" style:family="text">
      <style:text-properties officeooo:rsid="008a35e6"/>
    </style:style>
    <style:style style:name="MT4" style:family="text">
      <style:text-properties officeooo:rsid="00a5ecb7"/>
    </style:style>
    <style:page-layout style:name="Mpm1" style:page-usage="mirrored">
      <style:page-layout-properties fo:page-width="6in" fo:page-height="10.1598in" style:num-format="1" style:print-orientation="portrait" fo:margin-top="0.2in" fo:margin-bottom="0.2in" fo:margin-left="0.6598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  <style:page-layout style:name="Mpm2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in" fo:page-height="10.1598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0.1598in" fo:page-height="6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6in" fo:page-height="10.1598in" style:num-format="1" style:print-orientation="portrait" fo:margin-top="0.2in" fo:margin-bottom="0.2in" fo:margin-left="0.6598in" fo:margin-right="0.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Surat A<text:span text:style-name="MT1">l An’am</text:span><text:tab/><text:tab/>Juz <text:span text:style-name="MT2">8</text:span></text:p>
      </style:header>
      <style:footer>
        <text:p text:style-name="MP2"><text:page-number text:select-page="current">150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2"/>
    <style:master-page style:name="Landscape" style:page-layout-name="Mpm8"/>
    <style:master-page style:name="ganti_20_surat" style:display-name="ganti surat" style:page-layout-name="Mpm9">
      <style:header>
        <text:p text:style-name="MP1">Surat A<text:span text:style-name="MT3">l A’raf</text:span><text:tab/><text:tab/>Juz <text:span text:style-name="MT4">8</text:span></text:p>
      </style:header>
      <style:footer>
        <text:p text:style-name="MP2"><text:page-number text:select-page="current">16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08:24:30.462285225</meta:creation-date>
    <dc:date>2020-03-21T20:50:19.969695895</dc:date>
    <meta:editing-duration>PT7H29M58S</meta:editing-duration>
    <meta:editing-cycles>135</meta:editing-cycles>
    <meta:generator>LibreOffice/6.2.8.2$Linux_x86 LibreOffice_project/f82ddfca21ebc1e222a662a32b25c0c9d20169ee</meta:generator>
    <meta:document-statistic meta:table-count="0" meta:image-count="0" meta:object-count="0" meta:page-count="21" meta:paragraph-count="54" meta:word-count="2730" meta:character-count="5608" meta:non-whitespace-character-count="2930"/>
  </office:meta>
</office:document-meta>
</file>